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png" manifest:media-type="image/png"/>
  <manifest:file-entry manifest:full-path="media/image5.png" manifest:media-type="image/png"/>
  <manifest:file-entry manifest:full-path="media/image6.svg" manifest:media-type="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T_237_tulo_32_1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ADADAD"/>
    </style:style>
    <style:style style:name="ce4" style:family="table-cell" style:parent-style-name="Default" style:data-style-name="N0">
      <style:table-cell-properties fo:background-color="#9BC848"/>
    </style:style>
    <style:style style:name="ce5" style:family="table-cell" style:parent-style-name="Default" style:data-style-name="N0">
      <style:table-cell-properties fo:background-color="#22C55E"/>
    </style:style>
    <style:style style:name="ce6" style:family="table-cell" style:parent-style-name="Default" style:data-style-name="N0">
      <style:table-cell-properties fo:background-color="#2AE6B1"/>
    </style:style>
    <style:style style:name="ce7" style:family="table-cell" style:parent-style-name="Default" style:data-style-name="N0">
      <style:table-cell-properties fo:background-color="#5BF6A8"/>
    </style:style>
    <style:style style:name="ce8" style:family="table-cell" style:parent-style-name="Default" style:data-style-name="N0">
      <style:table-cell-properties fo:background-color="#E8E6E9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12" style:family="table-cell" style:parent-style-name="Moeda" style:data-style-name="N34">
      <style:table-cell-properties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/>
    </style:style>
    <style:style style:name="ce14" style:family="table-cell" style:parent-style-name="Default" style:data-style-name="N0">
      <style:table-cell-properties style:vertical-align="automatic"/>
      <style:text-properties fo:color="#000000"/>
    </style:style>
    <style:style style:name="ce15" style:family="table-cell" style:parent-style-name="Default" style:data-style-name="N34"/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ackground-color="#000000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T_237_tulo_32_1" style:data-style-name="N0">
      <style:table-cell-properties fo:border-top="none" fo:border-bottom="thick solid #107C19" fo:border-left="none" fo:border-right="none" fo:background-color="transparent"/>
      <style:text-properties fo:color="#0E2841" fo:font-size="15pt" style:font-size-asian="15pt" style:font-size-complex="15pt" fo:font-weight="bold" style:font-weight-asian="bold" style:font-weight-complex="bold"/>
    </style:style>
    <style:style style:name="ce20" style:family="table-cell" style:parent-style-name="Default" style:data-style-name="N0"/>
    <style:style style:name="ce21" style:family="table-cell" style:parent-style-name="Default" style:data-style-name="N34">
      <style:table-cell-properties style:vertical-align="automatic" fo:wrap-option="wrap"/>
    </style:style>
    <style:style style:name="ce22" style:family="table-cell" style:parent-style-name="Default" style:data-style-name="N36">
      <style:table-cell-properties style:vertical-align="middle" fo:background-color="#FFFFFF" style:repeat-content="false"/>
      <style:paragraph-properties fo:text-align="center"/>
      <style:text-properties fo:font-size="48pt" style:font-size-asian="48pt" style:font-size-complex="48pt"/>
    </style:style>
    <style:style style:name="ce23" style:family="table-cell" style:parent-style-name="Default" style:data-style-name="N36">
      <style:table-cell-properties fo:border-top="none" fo:border-bottom="none" fo:border-left="none" fo:border-right="thin solid #9BC848" style:vertical-align="middle" fo:background-color="#FFFFFF" style:repeat-content="false"/>
      <style:paragraph-properties fo:text-align="center"/>
      <style:text-properties fo:font-size="48pt" style:font-size-asian="48pt" style:font-size-complex="48pt"/>
    </style:style>
    <style:style style:name="ce24" style:family="table-cell" style:parent-style-name="Default" style:data-style-name="N36">
      <style:table-cell-properties fo:border-top="none" fo:border-bottom="thin solid #9BC848" fo:border-left="none" fo:border-right="none" style:vertical-align="middle" fo:background-color="#FFFFFF" style:repeat-content="false"/>
      <style:paragraph-properties fo:text-align="center"/>
      <style:text-properties fo:font-size="48pt" style:font-size-asian="48pt" style:font-size-complex="48pt"/>
    </style:style>
    <style:style style:name="ce25" style:family="table-cell" style:parent-style-name="Default" style:data-style-name="N36">
      <style:table-cell-properties fo:border-top="none" fo:border-bottom="thin solid #9BC848" fo:border-left="none" fo:border-right="thin solid #9BC848" style:vertical-align="middle" fo:background-color="#FFFFFF" style:repeat-content="false"/>
      <style:paragraph-properties fo:text-align="center"/>
      <style:text-properties fo:font-size="48pt" style:font-size-asian="48pt" style:font-size-complex="48pt"/>
    </style:style>
    <style:style style:name="ce26" style:family="table-cell" style:parent-style-name="Default" style:data-style-name="N0">
      <style:table-cell-properties fo:border-top="none" fo:border-bottom="none" fo:border-left="thin solid #9BC848" fo:border-right="none" style:vertical-align="middle" fo:background-color="#FFFFFF" style:repeat-content="false"/>
      <style:paragraph-properties fo:text-align="center"/>
      <style:text-properties fo:font-size="72pt" style:font-size-asian="72pt" style:font-size-complex="72pt"/>
    </style:style>
    <style:style style:name="ce2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72pt" style:font-size-asian="72pt" style:font-size-complex="72pt"/>
    </style:style>
    <style:style style:name="ce28" style:family="table-cell" style:parent-style-name="Default" style:data-style-name="N0">
      <style:table-cell-properties fo:border-top="none" fo:border-bottom="thin solid #9BC848" fo:border-left="thin solid #9BC848" fo:border-right="none" style:vertical-align="middle" fo:background-color="#FFFFFF" style:repeat-content="false"/>
      <style:paragraph-properties fo:text-align="center"/>
      <style:text-properties fo:font-size="72pt" style:font-size-asian="72pt" style:font-size-complex="72pt"/>
    </style:style>
    <style:style style:name="ce29" style:family="table-cell" style:parent-style-name="Default" style:data-style-name="N0">
      <style:table-cell-properties fo:border-top="none" fo:border-bottom="thin solid #9BC848" fo:border-left="none" fo:border-right="none" style:vertical-align="middle" fo:background-color="#FFFFFF" style:repeat-content="false"/>
      <style:paragraph-properties fo:text-align="center"/>
      <style:text-properties fo:font-size="72pt" style:font-size-asian="72pt" style:font-size-complex="72pt"/>
    </style:style>
    <style:style style:name="ce30" style:family="table-cell" style:parent-style-name="Default" style:data-style-name="N0">
      <style:table-cell-properties fo:border-top="thin solid #9BC848" fo:border-bottom="none" fo:border-left="thin solid #9BC848" fo:border-right="none" style:vertical-align="middle" fo:background-color="#000000" style:repeat-content="false"/>
      <style:paragraph-properties fo:text-align="center"/>
      <style:text-properties fo:color="#107C19" style:font-name="Segoe UI" style:font-name-asian="Segoe UI" style:font-name-complex="Segoe UI" fo:font-size="26pt" style:font-size-asian="26pt" style:font-size-complex="26pt"/>
    </style:style>
    <style:style style:name="ce31" style:family="table-cell" style:parent-style-name="Default" style:data-style-name="N0">
      <style:table-cell-properties fo:border-top="thin solid #9BC848" fo:border-bottom="none" fo:border-left="none" fo:border-right="none" style:vertical-align="middle" fo:background-color="#000000" style:repeat-content="false"/>
      <style:paragraph-properties fo:text-align="center"/>
      <style:text-properties fo:color="#107C19"/>
    </style:style>
    <style:style style:name="ce32" style:family="table-cell" style:parent-style-name="Default" style:data-style-name="N0">
      <style:table-cell-properties fo:border-top="thin solid #9BC848" fo:border-bottom="none" fo:border-left="none" fo:border-right="thin solid #9BC848" style:vertical-align="middle" fo:background-color="#000000" style:repeat-content="false"/>
      <style:paragraph-properties fo:text-align="center"/>
      <style:text-properties fo:color="#107C19"/>
    </style:style>
    <style:style style:name="ce33" style:family="table-cell" style:parent-style-name="Default" style:data-style-name="N0">
      <style:table-cell-properties fo:border-top="none" fo:border-bottom="none" fo:border-left="thin solid #9BC848" fo:border-right="none" style:vertical-align="middle" fo:background-color="#000000" style:repeat-content="false"/>
      <style:paragraph-properties fo:text-align="center"/>
      <style:text-properties fo:color="#107C19"/>
    </style:style>
    <style:style style:name="ce3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107C19"/>
    </style:style>
    <style:style style:name="ce35" style:family="table-cell" style:parent-style-name="Default" style:data-style-name="N0">
      <style:table-cell-properties fo:border-top="none" fo:border-bottom="none" fo:border-left="none" fo:border-right="thin solid #9BC848" style:vertical-align="middle" fo:background-color="#000000" style:repeat-content="false"/>
      <style:paragraph-properties fo:text-align="center"/>
      <style:text-properties fo:color="#107C19"/>
    </style:style>
    <style:style style:name="ce36" style:family="table-cell" style:parent-style-name="Default" style:data-style-name="N0">
      <style:table-cell-properties fo:border-top="none" fo:border-bottom="thin solid #000000" fo:border-left="thin solid #9BC848" fo:border-right="none" style:vertical-align="middle" fo:background-color="#000000" style:repeat-content="false"/>
      <style:paragraph-properties fo:text-align="center"/>
      <style:text-properties fo:color="#107C19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0000" style:repeat-content="false"/>
      <style:paragraph-properties fo:text-align="center"/>
      <style:text-properties fo:color="#107C19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9BC848" style:vertical-align="middle" fo:background-color="#000000" style:repeat-content="false"/>
      <style:paragraph-properties fo:text-align="center"/>
      <style:text-properties fo:color="#107C19"/>
    </style:style>
    <style:style style:name="ce39" style:family="table-cell" style:parent-style-name="Default" style:data-style-name="N0">
      <style:table-cell-properties fo:border-top="thin solid #8ED973" fo:border-bottom="none" fo:border-left="none" fo:border-right="none" style:vertical-align="middle" fo:background-color="#FFFFFF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8ED973" fo:border-bottom="none" fo:border-left="none" fo:border-right="thin solid #8ED973" style:vertical-align="middle" fo:background-color="#FFFFFF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thin solid #8ED973" fo:border-right="none" style:vertical-align="middle" fo:background-color="#FFFFFF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none" fo:border-right="thin solid #8ED973" style:vertical-align="middle" fo:background-color="#FFFFFF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8ED973" fo:border-left="thin solid #8ED973" fo:border-right="none" style:vertical-align="middle" fo:background-color="#FFFFFF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8ED973" fo:border-left="none" fo:border-right="none" style:vertical-align="middle" fo:background-color="#FFFFFF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8ED973" fo:border-left="none" fo:border-right="thin solid #8ED973" style:vertical-align="middle" fo:background-color="#FFFFFF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8ED973" fo:border-bottom="none" fo:border-left="thin solid #8ED973" fo:border-right="none" style:vertical-align="middle" fo:background-color="#FFFFFF" style:repeat-content="false"/>
      <style:paragraph-properties fo:text-align="center"/>
      <style:text-properties fo:color="#000000" style:font-name="Segoe UI" style:font-name-asian="Segoe UI" style:font-name-complex="Segoe UI" fo:font-size="26pt" style:font-size-asian="26pt" style:font-size-complex="26pt"/>
    </style:style>
    <style:style style:name="ce48" style:family="table-cell" style:parent-style-name="T_237_tulo_32_1" style:data-style-name="N0">
      <style:table-cell-properties fo:border-top="none" fo:border-bottom="thick solid #107C19" fo:border-left="none" fo:border-right="none" style:vertical-align="automatic" fo:background-color="transparent"/>
      <style:text-properties fo:color="#0E2841" fo:font-size="24pt" style:font-size-asian="24pt" style:font-size-complex="24pt" fo:font-weight="bold" style:font-weight-asian="bold" style:font-weight-complex="bold"/>
    </style:style>
    <style:style style:name="ce49" style:family="table-cell" style:parent-style-name="T_237_tulo_32_1" style:data-style-name="N0">
      <style:table-cell-properties fo:border-top="none" fo:border-bottom="thick solid #107C19" fo:border-left="none" fo:border-right="none" style:vertical-align="automatic" fo:background-color="transparent"/>
      <style:text-properties fo:color="#0E2841" style:font-name="Segoe UI" style:font-name-asian="Segoe UI" style:font-name-complex="Segoe UI" fo:font-size="24pt" style:font-size-asian="24pt" style:font-size-complex="24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#E8E6E9"/>
      <style:text-properties fo:color="#747474"/>
    </style:style>
    <style:style style:name="ce51" style:family="table-cell" style:parent-style-name="Default" style:data-style-name="N0">
      <style:table-cell-properties fo:border="thin solid #8ED973" style:vertical-align="middle" fo:background-color="#FFFFFF" style:repeat-content="false"/>
      <style:paragraph-properties fo:text-align="center"/>
      <style:text-properties fo:color="#000000" style:font-name="Segoe UI" style:font-name-asian="Segoe UI" style:font-name-complex="Segoe UI" fo:font-size="26pt" style:font-size-asian="26pt" style:font-size-complex="26pt"/>
    </style:style>
    <style:style style:name="ce52" style:family="table-cell" style:parent-style-name="Default" style:data-style-name="N36">
      <style:table-cell-properties fo:border-top="thin solid #000000" fo:border-bottom="thin solid #9BC848" fo:border-left="none" fo:border-right="thin solid #9BC848" style:vertical-align="middle" fo:background-color="#FFFFFF" style:repeat-content="false"/>
      <style:paragraph-properties fo:text-align="center"/>
      <style:text-properties fo:font-size="48pt" style:font-size-asian="48pt" style:font-size-complex="48pt"/>
    </style:style>
    <style:style style:name="ce53" style:family="table-cell" style:parent-style-name="Default" style:data-style-name="N0">
      <style:table-cell-properties fo:border-top="thin solid #000000" fo:border-bottom="thin solid #9BC848" fo:border-left="thin solid #9BC848" fo:border-right="none" style:vertical-align="middle" fo:background-color="#FFFFFF" style:repeat-content="false"/>
      <style:paragraph-properties fo:text-align="center"/>
      <style:text-properties fo:font-size="72pt" style:font-size-asian="72pt" style:font-size-complex="72pt"/>
    </style:style>
    <style:style style:name="ce54" style:family="table-cell" style:parent-style-name="Default" style:data-style-name="N0">
      <style:table-cell-properties fo:border-top="thin solid #9BC848" fo:border-bottom="thin solid #000000" fo:border-left="thin solid #9BC848" fo:border-right="thin solid #9BC848" style:vertical-align="middle" fo:background-color="#000000" style:repeat-content="false"/>
      <style:paragraph-properties fo:text-align="center"/>
      <style:text-properties fo:color="#107C19" style:font-name="Segoe UI" style:font-name-asian="Segoe UI" style:font-name-complex="Segoe UI" fo:font-size="26pt" style:font-size-asian="26pt" style:font-size-complex="26pt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E2841" style:text-line-through-style="none" style:font-name="Segoe UI" style:font-name-asian="Segoe UI" style:font-name-complex="Segoe UI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107C19" style:text-line-through-style="none" style:font-name="Segoe UI" style:font-name-asian="Segoe UI" style:font-name-complex="Segoe UI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661458333333333cm"/>
    </style:style>
    <style:style style:name="co3" style:family="table-column">
      <style:table-column-properties fo:break-before="auto" style:column-width="3.30729166666667cm" style:use-optimal-column-width="true"/>
    </style:style>
    <style:style style:name="co4" style:family="table-column">
      <style:table-column-properties fo:break-before="auto" style:column-width="3.4925cm" style:use-optimal-column-width="true"/>
    </style:style>
    <style:style style:name="co5" style:family="table-column">
      <style:table-column-properties fo:break-before="auto" style:column-width="1.74625cm" style:use-optimal-column-width="true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3.33375cm" style:use-optimal-column-width="true"/>
    </style:style>
    <style:style style:name="co8" style:family="table-column">
      <style:table-column-properties fo:break-before="auto" style:column-width="2.72520833333333cm" style:use-optimal-column-width="true"/>
    </style:style>
    <style:style style:name="co9" style:family="table-column">
      <style:table-column-properties fo:break-before="auto" style:column-width="4.07458333333333cm" style:use-optimal-column-width="true"/>
    </style:style>
    <style:style style:name="co10" style:family="table-column">
      <style:table-column-properties fo:break-before="auto" style:column-width="3.81cm" style:use-optimal-column-width="true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3.095625cm" style:use-optimal-column-width="true"/>
    </style:style>
    <style:style style:name="co13" style:family="table-column">
      <style:table-column-properties fo:break-before="auto" style:column-width="3.94229166666667cm" style:use-optimal-column-width="true"/>
    </style:style>
    <style:style style:name="co14" style:family="table-column">
      <style:table-column-properties fo:break-before="auto" style:column-width="2.35479166666667cm" style:use-optimal-column-width="true"/>
    </style:style>
    <style:style style:name="co15" style:family="table-column">
      <style:table-column-properties fo:break-before="auto" style:column-width="1.95791666666667cm" style:use-optimal-column-width="true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6.270625cm" style:use-optimal-column-width="true"/>
    </style:style>
    <style:style style:name="co18" style:family="table-column">
      <style:table-column-properties fo:break-before="auto" style:column-width="6.56166666666667cm" style:use-optimal-column-width="true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1.905cm" style:use-optimal-column-width="true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1.71979166666667cm" style:use-optimal-column-width="true"/>
    </style:style>
    <style:style style:name="co23" style:family="table-column">
      <style:table-column-properties fo:break-before="auto" style:column-width="2.2225cm" style:use-optimal-column-width="true"/>
    </style:style>
    <style:style style:name="co24" style:family="table-column">
      <style:table-column-properties fo:break-before="auto" style:column-width="8.59895833333333cm"/>
    </style:style>
    <style:style style:name="co25" style:family="table-column">
      <style:table-column-properties fo:break-before="auto" style:column-width="1.29645833333333cm"/>
    </style:style>
    <style:style style:name="co26" style:family="table-column">
      <style:table-column-properties fo:break-before="auto" style:column-width="1.21708333333333cm"/>
    </style:style>
    <style:style style:name="co27" style:family="table-column">
      <style:table-column-properties fo:break-before="auto" style:column-width="2.16958333333333cm"/>
    </style:style>
    <style:style style:name="co28" style:family="table-column">
      <style:table-column-properties fo:break-before="auto" style:column-width="4.47145833333333cm"/>
    </style:style>
    <style:style style:name="co29" style:family="table-column">
      <style:table-column-properties fo:break-before="auto" style:column-width="0.343958333333333cm"/>
    </style:style>
    <style:style style:name="co30" style:family="table-column">
      <style:table-column-properties fo:break-before="auto" style:column-width="2.98979166666667cm" style:use-optimal-column-width="true"/>
    </style:style>
    <style:style style:name="co31" style:family="table-column">
      <style:table-column-properties fo:break-before="auto" style:column-width="3.466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29.25pt" style:use-optimal-row-height="tru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32.25pt" style:use-optimal-row-height="false" fo:break-before="auto"/>
    </style:style>
    <style:style style:name="ro7" style:family="table-row">
      <style:table-row-properties style:row-height="53.25pt" style:use-optimal-row-height="false" fo:break-before="auto"/>
    </style:style>
    <style:style style:name="ro8" style:family="table-row">
      <style:table-row-properties style:row-height="8.25pt" style:use-optimal-row-height="false" fo:break-before="auto"/>
    </style:style>
    <style:style style:name="ro9" style:family="table-row">
      <style:table-row-properties style:row-height="7.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ro12" style:family="table-row">
      <style:table-row-properties style:row-height="33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false" table:tab-color="#A6C9EC" style:writing-mode="lr-tb"/>
    </style:style>
    <style:style style:name="ta2" style:family="table" style:master-page-name="mp1">
      <style:table-properties table:display="true" table:tab-color="#107C19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̳ssets" table:style-name="ta1">
        <table:shapes>
          <draw:g draw:z-index="9" draw:name="Agrupar 16" draw:id="id10">
            <svg:title/>
            <svg:desc/>
            <draw:frame draw:id="id8" draw:style-name="a14" draw:name="Imagem 15" svg:x="1.09168in" svg:y="6.04167in" svg:width="0.6075in" svg:height="0.66667in" style:rel-width="scale" style:rel-height="scale">
              <draw:image xlink:href="" xlink:type="simple" xlink:show="embed" xlink:actuate="onLoad"/>
              <svg:title/>
              <svg:desc/>
            </draw:frame>
            <draw:frame draw:id="id9" draw:style-name="a15" draw:name="Gráfico 13" svg:x="0.54167in" svg:y="6.58329in" svg:width="1.69453in" svg:height="0.28129in" style:rel-width="scale" style:rel-height="scale">
              <draw:image xlink:href="" xlink:type="simple" xlink:show="embed" xlink:actuate="onLoad"/>
              <svg:title/>
              <svg:desc/>
            </draw:frame>
          </draw:g>
        </table:shapes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Paleta de Cores</text:p>
          </table:table-cell>
          <table:table-cell table:number-columns-repeated="6" table:style-name="ce2"/>
          <table:table-cell table:number-columns-repeated="16376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4">
            <text:p># 9BC848</text:p>
          </table:table-cell>
          <table:table-cell office:value-type="string" table:style-name="ce1">
            <text:p>Xbox Color</text:p>
          </table:table-cell>
          <table:table-cell table:style-name="ce1"/>
          <table:table-cell office:value-type="string" table:style-name="ce8">
            <text:p># E8E6E9</text:p>
          </table:table-cell>
          <table:table-cell office:value-type="string" table:style-name="ce1">
            <text:p>negative zone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5">
            <text:p># 22C55E</text:p>
          </table:table-cell>
          <table:table-cell office:value-type="string" table:style-name="ce1">
            <text:p>Xbox Color</text:p>
          </table:table-cell>
          <table:table-cell table:number-columns-repeated="8" table:style-name="ce1"/>
          <table:table-cell table:style-name="ce1">
            <draw:custom-shape svg:x="0in" svg:y="0in" svg:width="0.33333in" svg:height="0.33333in" draw:z-index="1" draw:id="id0" draw:style-name="a0" draw:name="AutoShape 1">
              <svg:title/>
              <svg:desc>Nintendo Switch Online bate marca de 36 milhões de assinantes - Nintendo  Blast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style-name="ce1">
            <draw:custom-shape svg:x="0in" svg:y="0in" svg:width="0.33333in" svg:height="0.33333in" draw:z-index="2" draw:id="id1" draw:style-name="a1" draw:name="AutoShape 2">
              <svg:title/>
              <svg:desc>Nintendo Switch Online bate marca de 36 milhões de assinantes - Nintendo  Blast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6">
            <text:p># 2AE6B1</text:p>
          </table:table-cell>
          <table:table-cell office:value-type="string" table:style-name="ce1">
            <text:p>Menus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7">
            <text:p># 5BF6A8</text:p>
          </table:table-cell>
          <table:table-cell office:value-type="string" table:style-name="ce1">
            <text:p>Menus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Logos</text:p>
          </table:table-cell>
          <table:table-cell table:number-columns-repeated="6" table:style-name="ce2"/>
          <table:table-cell table:style-name="ce1"/>
          <table:table-cell office:value-type="string" table:style-name="ce2">
            <text:p>ícones</text:p>
          </table:table-cell>
          <table:table-cell table:number-columns-repeated="6" table:style-name="ce2"/>
          <table:table-cell table:number-columns-repeated="16368"/>
        </table:table-row>
        <table:table-row table:style-name="ro3">
          <table:table-cell/>
          <table:table-cell table:style-name="ce3">
            <draw:frame draw:z-index="3" draw:id="id2" draw:style-name="a2" draw:name="Imagem 2" svg:x="0.23958in" svg:y="0.15125in" svg:width="1.64107in" svg:height="0.50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6" table:style-name="ce3"/>
          <table:table-cell table:style-name="ce1"/>
          <table:table-cell table:style-name="ce1">
            <draw:custom-shape svg:x="0.08333in" svg:y="0.14583in" svg:width="0.76042in" svg:height="0.76042in" draw:z-index="6" draw:id="id5" draw:style-name="a8" draw:name="Elipse 8">
              <svg:title/>
              <svg:desc/>
              <text:p text:style-name="a6" text:class-names="" text:cond-style-name=""><text:span text:style-name="a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style-name="ce1">
            <draw:custom-shape svg:x="0.3125in" svg:y="0.15625in" svg:width="0.76042in" svg:height="0.76042in" draw:z-index="7" draw:id="id6" draw:style-name="a12" draw:name="Elipse 9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7" table:style-name="ce3"/>
          <table:table-cell table:number-columns-repeated="3" table:style-name="ce1"/>
          <table:table-cell table:style-name="ce1">
            <draw:frame draw:z-index="5" draw:id="id4" draw:style-name="a4" draw:name="Gráfico 6" svg:x="0.63542in" svg:y="0.02083in" svg:width="0.26042in" svg:height="0.26042in" style:rel-width="scale" style:rel-height="scale">
              <draw:image xlink:href="" xlink:type="simple" xlink:show="embed" xlink:actuate="onLoad"/>
              <svg:title/>
              <svg:desc>Lupa com preenchimento sólido</svg:desc>
            </draw:frame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7" table:style-name="ce3"/>
          <table:table-cell table:number-columns-repeated="16376" table:style-name="ce1"/>
        </table:table-row>
        <table:table-row table:style-name="ro1">
          <table:table-cell table:style-name="ce1">
            <draw:frame draw:z-index="4" draw:id="id3" draw:style-name="a3" draw:name="Imagem 4" svg:x="0.61458in" svg:y="0.05208in" svg:width="3.15625in" svg:height="1.117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7" table:style-name="ce3"/>
          <table:table-cell table:number-columns-repeated="16376" table:style-name="ce1"/>
        </table:table-row>
        <table:table-row table:number-rows-repeated="5" table:style-name="ro1">
          <table:table-cell/>
          <table:table-cell table:number-columns-repeated="7" table:style-name="ce3"/>
          <table:table-cell table:number-columns-repeated="16376"/>
        </table:table-row>
        <table:table-row table:style-name="ro1">
          <table:table-cell/>
          <table:table-cell table:style-name="ce1">
            <draw:frame draw:z-index="8" draw:id="id7" draw:style-name="a13" draw:name="Imagem 11" svg:x="0.0625in" svg:y="0.19792in" svg:width="1.33333in" svg:height="1.333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  <table:table table:name="B̳as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71" table:default-cell-style-name="ce1"/>
        <table:table-row table:style-name="ro4">
          <table:table-cell office:value-type="string" table:style-name="ce10">
            <text:p>Subscriber ID</text:p>
          </table:table-cell>
          <table:table-cell office:value-type="string" table:style-name="ce10">
            <text:p>Name</text:p>
          </table:table-cell>
          <table:table-cell office:value-type="string" table:style-name="ce10">
            <text:p>Plan</text:p>
          </table:table-cell>
          <table:table-cell office:value-type="string" table:style-name="ce10">
            <text:p>Start Date</text:p>
          </table:table-cell>
          <table:table-cell office:value-type="string" table:style-name="ce10">
            <text:p>Auto Renewal</text:p>
          </table:table-cell>
          <table:table-cell office:value-type="string" table:style-name="ce10">
            <text:p>Subscription Price</text:p>
          </table:table-cell>
          <table:table-cell office:value-type="string" table:style-name="ce10">
            <text:p>Subscription Type</text:p>
          </table:table-cell>
          <table:table-cell office:value-type="string" table:style-name="ce10">
            <text:p>EA Play Season Pass</text:p>
          </table:table-cell>
          <table:table-cell office:value-type="string" table:style-name="ce10">
            <text:p>EA Play Season Pass</text:p>
            <text:p>Price</text:p>
          </table:table-cell>
          <table:table-cell office:value-type="string" table:style-name="ce10">
            <text:p>Minecraft Season Pass</text:p>
          </table:table-cell>
          <table:table-cell office:value-type="string" table:style-name="ce10">
            <text:p>Minecraft Season Pass Price</text:p>
          </table:table-cell>
          <table:table-cell office:value-type="string" table:style-name="ce10">
            <text:p>Coupon Value</text:p>
          </table:table-cell>
          <table:table-cell office:value-type="string" table:style-name="ce10">
            <text:p>Total Value</text:p>
          </table:table-cell>
          <table:table-cell table:number-columns-repeated="16371"/>
        </table:table-row>
        <table:table-row table:style-name="ro5">
          <table:table-cell office:value-type="float" office:value="3231" table:style-name="ce9">
            <text:p>3231</text:p>
          </table:table-cell>
          <table:table-cell office:value-type="string" table:style-name="ce9">
            <text:p>João Silva</text:p>
          </table:table-cell>
          <table:table-cell office:value-type="string" table:style-name="ce9">
            <text:p>Ultimate</text:p>
          </table:table-cell>
          <table:table-cell office:value-type="date" office:date-value="2024-01-01T00:00:00" table:style-name="ce11">
            <text:p>01/01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60" table:style-name="ce12">
            <text:p><text:s/>R$ 6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32" table:style-name="ce9">
            <text:p>3232</text:p>
          </table:table-cell>
          <table:table-cell office:value-type="string" table:style-name="ce9">
            <text:p>Maria Oliveira</text:p>
          </table:table-cell>
          <table:table-cell office:value-type="string" table:style-name="ce9">
            <text:p>Core</text:p>
          </table:table-cell>
          <table:table-cell office:value-type="date" office:date-value="2024-01-15T00:00:00" table:style-name="ce11">
            <text:p>15/01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33" table:style-name="ce9">
            <text:p>3233</text:p>
          </table:table-cell>
          <table:table-cell office:value-type="string" table:style-name="ce9">
            <text:p>Lucas Fernandes</text:p>
          </table:table-cell>
          <table:table-cell office:value-type="string" table:style-name="ce9">
            <text:p>Standard</text:p>
          </table:table-cell>
          <table:table-cell office:value-type="date" office:date-value="2024-02-10T00:00:00" table:style-name="ce11">
            <text:p>10/02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>
          <table:table-cell office:value-type="float" office:value="3234" table:style-name="ce9">
            <text:p>3234</text:p>
          </table:table-cell>
          <table:table-cell office:value-type="string" table:style-name="ce9">
            <text:p>Ana Souza</text:p>
          </table:table-cell>
          <table:table-cell office:value-type="string" table:style-name="ce9">
            <text:p>Ultimate</text:p>
          </table:table-cell>
          <table:table-cell office:value-type="date" office:date-value="2024-02-20T00:00:00" table:style-name="ce11">
            <text:p>20/02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35" table:style-name="ce9">
            <text:p>3235</text:p>
          </table:table-cell>
          <table:table-cell office:value-type="string" table:style-name="ce9">
            <text:p>Pedro Gonçalves</text:p>
          </table:table-cell>
          <table:table-cell office:value-type="string" table:style-name="ce9">
            <text:p>Core</text:p>
          </table:table-cell>
          <table:table-cell office:value-type="date" office:date-value="2024-03-05T00:00:00" table:style-name="ce11">
            <text:p>05/03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  <draw:custom-shape svg:x="0in" svg:y="0in" svg:width="0.33333in" svg:height="0.33333in" draw:z-index="1" draw:id="id11" draw:style-name="a16" draw:name="AutoShape 1">
              <svg:title/>
              <svg:desc>Nintendo Switch Online bate marca de 36 milhões de assinantes - Nintendo  Blast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/>
          <table:table-cell table:style-name="ce1">
            <draw:custom-shape svg:x="0in" svg:y="0in" svg:width="0.33333in" svg:height="0.33333in" draw:z-index="2" draw:id="id12" draw:style-name="a17" draw:name="AutoShape 2">
              <svg:title/>
              <svg:desc>Nintendo Switch Online bate marca de 36 milhões de assinantes - Nintendo  Blast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69"/>
        </table:table-row>
        <table:table-row table:style-name="ro5" table:visibility="filter">
          <table:table-cell office:value-type="float" office:value="3236" table:style-name="ce9">
            <text:p>3236</text:p>
          </table:table-cell>
          <table:table-cell office:value-type="string" table:style-name="ce9">
            <text:p>Felipe Costa</text:p>
          </table:table-cell>
          <table:table-cell office:value-type="string" table:style-name="ce9">
            <text:p>Standard</text:p>
          </table:table-cell>
          <table:table-cell office:value-type="date" office:date-value="2024-03-02T00:00:00" table:style-name="ce11">
            <text:p>02/03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" table:style-name="ce12">
            <text:p><text:s/>R$ 2,00<text:s/></text:p>
          </table:table-cell>
          <table:table-cell office:value-type="currency" office:value="28" table:style-name="ce12">
            <text:p><text:s/>R$ 28,00<text:s/></text:p>
          </table:table-cell>
          <table:table-cell table:number-columns-repeated="16371"/>
        </table:table-row>
        <table:table-row table:style-name="ro5">
          <table:table-cell office:value-type="float" office:value="3237" table:style-name="ce9">
            <text:p>3237</text:p>
          </table:table-cell>
          <table:table-cell office:value-type="string" table:style-name="ce9">
            <text:p>Camila Ribeiro</text:p>
          </table:table-cell>
          <table:table-cell office:value-type="string" table:style-name="ce9">
            <text:p>Ultimate</text:p>
          </table:table-cell>
          <table:table-cell office:value-type="date" office:date-value="2024-03-03T00:00:00" table:style-name="ce11">
            <text:p>03/03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55" table:style-name="ce12">
            <text:p><text:s/>R$ 5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38" table:style-name="ce9">
            <text:p>3238</text:p>
          </table:table-cell>
          <table:table-cell office:value-type="string" table:style-name="ce9">
            <text:p>André Mendes</text:p>
          </table:table-cell>
          <table:table-cell office:value-type="string" table:style-name="ce9">
            <text:p>Core</text:p>
          </table:table-cell>
          <table:table-cell office:value-type="date" office:date-value="2024-03-04T00:00:00" table:style-name="ce11">
            <text:p>04/03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239" table:style-name="ce9">
            <text:p>3239</text:p>
          </table:table-cell>
          <table:table-cell office:value-type="string" table:style-name="ce9">
            <text:p>Sofia Almeida</text:p>
          </table:table-cell>
          <table:table-cell office:value-type="string" table:style-name="ce9">
            <text:p>Ultimate</text:p>
          </table:table-cell>
          <table:table-cell office:value-type="date" office:date-value="2024-03-05T00:00:00" table:style-name="ce11">
            <text:p>05/03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60" table:style-name="ce12">
            <text:p><text:s/>R$ 6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40" table:style-name="ce9">
            <text:p>3240</text:p>
          </table:table-cell>
          <table:table-cell office:value-type="string" table:style-name="ce9">
            <text:p>Bruno Martins</text:p>
          </table:table-cell>
          <table:table-cell office:value-type="string" table:style-name="ce9">
            <text:p>Standard</text:p>
          </table:table-cell>
          <table:table-cell office:value-type="date" office:date-value="2024-03-06T00:00:00" table:style-name="ce11">
            <text:p>06/03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41" table:style-name="ce9">
            <text:p>3241</text:p>
          </table:table-cell>
          <table:table-cell office:value-type="string" table:style-name="ce9">
            <text:p>Rita Castro</text:p>
          </table:table-cell>
          <table:table-cell office:value-type="string" table:style-name="ce9">
            <text:p>Core</text:p>
          </table:table-cell>
          <table:table-cell office:value-type="date" office:date-value="2024-03-07T00:00:00" table:style-name="ce11">
            <text:p>07/03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242" table:style-name="ce9">
            <text:p>3242</text:p>
          </table:table-cell>
          <table:table-cell office:value-type="string" table:style-name="ce9">
            <text:p>Marco Túlio</text:p>
          </table:table-cell>
          <table:table-cell office:value-type="string" table:style-name="ce9">
            <text:p>Ultimate</text:p>
          </table:table-cell>
          <table:table-cell office:value-type="date" office:date-value="2024-03-08T00:00:00" table:style-name="ce11">
            <text:p>08/03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43" table:style-name="ce9">
            <text:p>3243</text:p>
          </table:table-cell>
          <table:table-cell office:value-type="string" table:style-name="ce9">
            <text:p>Lívia Silveira</text:p>
          </table:table-cell>
          <table:table-cell office:value-type="string" table:style-name="ce9">
            <text:p>Standard</text:p>
          </table:table-cell>
          <table:table-cell office:value-type="date" office:date-value="2024-03-09T00:00:00" table:style-name="ce11">
            <text:p>09/03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44" table:style-name="ce9">
            <text:p>3244</text:p>
          </table:table-cell>
          <table:table-cell office:value-type="string" table:style-name="ce9">
            <text:p>Diogo Sousa</text:p>
          </table:table-cell>
          <table:table-cell office:value-type="string" table:style-name="ce9">
            <text:p>Core</text:p>
          </table:table-cell>
          <table:table-cell office:value-type="date" office:date-value="2024-03-10T00:00:00" table:style-name="ce11">
            <text:p>10/03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245" table:style-name="ce9">
            <text:p>3245</text:p>
          </table:table-cell>
          <table:table-cell office:value-type="string" table:style-name="ce9">
            <text:p>Fernanda Lima</text:p>
          </table:table-cell>
          <table:table-cell office:value-type="string" table:style-name="ce9">
            <text:p>Ultimate</text:p>
          </table:table-cell>
          <table:table-cell office:value-type="date" office:date-value="2024-03-11T00:00:00" table:style-name="ce11">
            <text:p>11/03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8" table:style-name="ce12">
            <text:p><text:s/>R$ 8,00<text:s/></text:p>
          </table:table-cell>
          <table:table-cell office:value-type="currency" office:value="57" table:style-name="ce12">
            <text:p><text:s/>R$ 57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46" table:style-name="ce9">
            <text:p>3246</text:p>
          </table:table-cell>
          <table:table-cell office:value-type="string" table:style-name="ce9">
            <text:p>Caio Pereira</text:p>
          </table:table-cell>
          <table:table-cell office:value-type="string" table:style-name="ce9">
            <text:p>Standard</text:p>
          </table:table-cell>
          <table:table-cell office:value-type="date" office:date-value="2024-03-12T00:00:00" table:style-name="ce11">
            <text:p>12/03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2" table:style-name="ce12">
            <text:p><text:s/>R$ 12,00<text:s/></text:p>
          </table:table-cell>
          <table:table-cell office:value-type="currency" office:value="18" table:style-name="ce12">
            <text:p><text:s/>R$ 1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47" table:style-name="ce9">
            <text:p>3247</text:p>
          </table:table-cell>
          <table:table-cell office:value-type="string" table:style-name="ce9">
            <text:p>Beatriz Gomes</text:p>
          </table:table-cell>
          <table:table-cell office:value-type="string" table:style-name="ce9">
            <text:p>Core</text:p>
          </table:table-cell>
          <table:table-cell office:value-type="date" office:date-value="2024-03-13T00:00:00" table:style-name="ce11">
            <text:p>13/03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2" table:style-name="ce12">
            <text:p><text:s/>R$ 2,00<text:s/></text:p>
          </table:table-cell>
          <table:table-cell office:value-type="currency" office:value="3" table:style-name="ce12">
            <text:p><text:s/>R$ 3,00<text:s/></text:p>
          </table:table-cell>
          <table:table-cell table:number-columns-repeated="16371"/>
        </table:table-row>
        <table:table-row table:style-name="ro5">
          <table:table-cell office:value-type="float" office:value="3248" table:style-name="ce9">
            <text:p>3248</text:p>
          </table:table-cell>
          <table:table-cell office:value-type="string" table:style-name="ce9">
            <text:p>Cesar Oliveira</text:p>
          </table:table-cell>
          <table:table-cell office:value-type="string" table:style-name="ce9">
            <text:p>Ultimate</text:p>
          </table:table-cell>
          <table:table-cell office:value-type="date" office:date-value="2024-03-14T00:00:00" table:style-name="ce11">
            <text:p>14/03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49" table:style-name="ce9">
            <text:p>3249</text:p>
          </table:table-cell>
          <table:table-cell office:value-type="string" table:style-name="ce9">
            <text:p>Débora Machado</text:p>
          </table:table-cell>
          <table:table-cell office:value-type="string" table:style-name="ce9">
            <text:p>Standard</text:p>
          </table:table-cell>
          <table:table-cell office:value-type="date" office:date-value="2024-03-15T00:00:00" table:style-name="ce11">
            <text:p>15/03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25" table:style-name="ce12">
            <text:p><text:s/>R$ 2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50" table:style-name="ce9">
            <text:p>3250</text:p>
          </table:table-cell>
          <table:table-cell office:value-type="string" table:style-name="ce9">
            <text:p>Eduardo Vargas</text:p>
          </table:table-cell>
          <table:table-cell office:value-type="string" table:style-name="ce9">
            <text:p>Core</text:p>
          </table:table-cell>
          <table:table-cell office:value-type="date" office:date-value="2024-03-16T00:00:00" table:style-name="ce11">
            <text:p>16/03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251" table:style-name="ce9">
            <text:p>3251</text:p>
          </table:table-cell>
          <table:table-cell office:value-type="string" table:style-name="ce9">
            <text:p>Gabriela Santos</text:p>
          </table:table-cell>
          <table:table-cell office:value-type="string" table:style-name="ce9">
            <text:p>Ultimate</text:p>
          </table:table-cell>
          <table:table-cell office:value-type="date" office:date-value="2024-03-17T00:00:00" table:style-name="ce11">
            <text:p>17/03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52" table:style-name="ce9">
            <text:p>3252</text:p>
          </table:table-cell>
          <table:table-cell office:value-type="string" table:style-name="ce9">
            <text:p>Henrique Dias</text:p>
          </table:table-cell>
          <table:table-cell office:value-type="string" table:style-name="ce9">
            <text:p>Standard</text:p>
          </table:table-cell>
          <table:table-cell office:value-type="date" office:date-value="2024-03-18T00:00:00" table:style-name="ce11">
            <text:p>18/03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53" table:style-name="ce9">
            <text:p>3253</text:p>
          </table:table-cell>
          <table:table-cell office:value-type="string" table:style-name="ce9">
            <text:p>Isabela Moreira</text:p>
          </table:table-cell>
          <table:table-cell office:value-type="string" table:style-name="ce9">
            <text:p>Core</text:p>
          </table:table-cell>
          <table:table-cell office:value-type="date" office:date-value="2024-03-19T00:00:00" table:style-name="ce11">
            <text:p>19/03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254" table:style-name="ce9">
            <text:p>3254</text:p>
          </table:table-cell>
          <table:table-cell office:value-type="string" table:style-name="ce9">
            <text:p>Joaquim Barbosa</text:p>
          </table:table-cell>
          <table:table-cell office:value-type="string" table:style-name="ce9">
            <text:p>Ultimate</text:p>
          </table:table-cell>
          <table:table-cell office:value-type="date" office:date-value="2024-03-20T00:00:00" table:style-name="ce11">
            <text:p>20/03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55" table:style-name="ce9">
            <text:p>3255</text:p>
          </table:table-cell>
          <table:table-cell office:value-type="string" table:style-name="ce9">
            <text:p>Lara Rocha</text:p>
          </table:table-cell>
          <table:table-cell office:value-type="string" table:style-name="ce9">
            <text:p>Standard</text:p>
          </table:table-cell>
          <table:table-cell office:value-type="date" office:date-value="2024-03-21T00:00:00" table:style-name="ce11">
            <text:p>21/03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56" table:style-name="ce9">
            <text:p>3256</text:p>
          </table:table-cell>
          <table:table-cell office:value-type="string" table:style-name="ce9">
            <text:p>Matheus Silva</text:p>
          </table:table-cell>
          <table:table-cell office:value-type="string" table:style-name="ce9">
            <text:p>Core</text:p>
          </table:table-cell>
          <table:table-cell office:value-type="date" office:date-value="2024-03-22T00:00:00" table:style-name="ce11">
            <text:p>22/03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257" table:style-name="ce9">
            <text:p>3257</text:p>
          </table:table-cell>
          <table:table-cell office:value-type="string" table:style-name="ce9">
            <text:p>Nicole Costa</text:p>
          </table:table-cell>
          <table:table-cell office:value-type="string" table:style-name="ce9">
            <text:p>Ultimate</text:p>
          </table:table-cell>
          <table:table-cell office:value-type="date" office:date-value="2024-03-23T00:00:00" table:style-name="ce11">
            <text:p>23/03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60" table:style-name="ce12">
            <text:p><text:s/>R$ 6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58" table:style-name="ce9">
            <text:p>3258</text:p>
          </table:table-cell>
          <table:table-cell office:value-type="string" table:style-name="ce9">
            <text:p>Otávio Mendonça</text:p>
          </table:table-cell>
          <table:table-cell office:value-type="string" table:style-name="ce9">
            <text:p>Standard</text:p>
          </table:table-cell>
          <table:table-cell office:value-type="date" office:date-value="2024-03-24T00:00:00" table:style-name="ce11">
            <text:p>24/03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59" table:style-name="ce9">
            <text:p>3259</text:p>
          </table:table-cell>
          <table:table-cell office:value-type="string" table:style-name="ce9">
            <text:p>Paula Ferreira</text:p>
          </table:table-cell>
          <table:table-cell office:value-type="string" table:style-name="ce9">
            <text:p>Core</text:p>
          </table:table-cell>
          <table:table-cell office:value-type="date" office:date-value="2024-03-25T00:00:00" table:style-name="ce11">
            <text:p>25/03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260" table:style-name="ce9">
            <text:p>3260</text:p>
          </table:table-cell>
          <table:table-cell office:value-type="string" table:style-name="ce9">
            <text:p>Raquel Alves</text:p>
          </table:table-cell>
          <table:table-cell office:value-type="string" table:style-name="ce9">
            <text:p>Ultimate</text:p>
          </table:table-cell>
          <table:table-cell office:value-type="date" office:date-value="2024-03-26T00:00:00" table:style-name="ce11">
            <text:p>26/03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61" table:style-name="ce9">
            <text:p>3261</text:p>
          </table:table-cell>
          <table:table-cell office:value-type="string" table:style-name="ce9">
            <text:p>Samuel Pires</text:p>
          </table:table-cell>
          <table:table-cell office:value-type="string" table:style-name="ce9">
            <text:p>Standard</text:p>
          </table:table-cell>
          <table:table-cell office:value-type="date" office:date-value="2024-03-27T00:00:00" table:style-name="ce11">
            <text:p>27/03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62" table:style-name="ce9">
            <text:p>3262</text:p>
          </table:table-cell>
          <table:table-cell office:value-type="string" table:style-name="ce9">
            <text:p>Tânia Barros</text:p>
          </table:table-cell>
          <table:table-cell office:value-type="string" table:style-name="ce9">
            <text:p>Core</text:p>
          </table:table-cell>
          <table:table-cell office:value-type="date" office:date-value="2024-03-28T00:00:00" table:style-name="ce11">
            <text:p>28/03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263" table:style-name="ce9">
            <text:p>3263</text:p>
          </table:table-cell>
          <table:table-cell office:value-type="string" table:style-name="ce9">
            <text:p>Vinicius Lima</text:p>
          </table:table-cell>
          <table:table-cell office:value-type="string" table:style-name="ce9">
            <text:p>Ultimate</text:p>
          </table:table-cell>
          <table:table-cell office:value-type="date" office:date-value="2024-03-29T00:00:00" table:style-name="ce11">
            <text:p>29/03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64" table:style-name="ce9">
            <text:p>3264</text:p>
          </table:table-cell>
          <table:table-cell office:value-type="string" table:style-name="ce9">
            <text:p>Yasmin Teixeira</text:p>
          </table:table-cell>
          <table:table-cell office:value-type="string" table:style-name="ce9">
            <text:p>Standard</text:p>
          </table:table-cell>
          <table:table-cell office:value-type="date" office:date-value="2024-03-30T00:00:00" table:style-name="ce11">
            <text:p>30/03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65" table:style-name="ce9">
            <text:p>3265</text:p>
          </table:table-cell>
          <table:table-cell office:value-type="string" table:style-name="ce9">
            <text:p>Zé Carlos</text:p>
          </table:table-cell>
          <table:table-cell office:value-type="string" table:style-name="ce9">
            <text:p>Core</text:p>
          </table:table-cell>
          <table:table-cell office:value-type="date" office:date-value="2024-03-31T00:00:00" table:style-name="ce11">
            <text:p>31/03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66" table:style-name="ce9">
            <text:p>3266</text:p>
          </table:table-cell>
          <table:table-cell office:value-type="string" table:style-name="ce9">
            <text:p>Amanda Nogueira</text:p>
          </table:table-cell>
          <table:table-cell office:value-type="string" table:style-name="ce9">
            <text:p>Core</text:p>
          </table:table-cell>
          <table:table-cell office:value-type="date" office:date-value="2024-04-01T00:00:00" table:style-name="ce11">
            <text:p>01/04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267" table:style-name="ce9">
            <text:p>3267</text:p>
          </table:table-cell>
          <table:table-cell office:value-type="string" table:style-name="ce9">
            <text:p>Bruno Cavalheiro</text:p>
          </table:table-cell>
          <table:table-cell office:value-type="string" table:style-name="ce9">
            <text:p>Ultimate</text:p>
          </table:table-cell>
          <table:table-cell office:value-type="date" office:date-value="2024-04-02T00:00:00" table:style-name="ce11">
            <text:p>02/04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68" table:style-name="ce9">
            <text:p>3268</text:p>
          </table:table-cell>
          <table:table-cell office:value-type="string" table:style-name="ce9">
            <text:p>Carla Dias</text:p>
          </table:table-cell>
          <table:table-cell office:value-type="string" table:style-name="ce9">
            <text:p>Standard</text:p>
          </table:table-cell>
          <table:table-cell office:value-type="date" office:date-value="2024-04-03T00:00:00" table:style-name="ce11">
            <text:p>03/04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69" table:style-name="ce9">
            <text:p>3269</text:p>
          </table:table-cell>
          <table:table-cell office:value-type="string" table:style-name="ce9">
            <text:p>Diego Fontes</text:p>
          </table:table-cell>
          <table:table-cell office:value-type="string" table:style-name="ce9">
            <text:p>Core</text:p>
          </table:table-cell>
          <table:table-cell office:value-type="date" office:date-value="2024-04-04T00:00:00" table:style-name="ce11">
            <text:p>04/04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270" table:style-name="ce9">
            <text:p>3270</text:p>
          </table:table-cell>
          <table:table-cell office:value-type="string" table:style-name="ce9">
            <text:p>Eunice Lima</text:p>
          </table:table-cell>
          <table:table-cell office:value-type="string" table:style-name="ce9">
            <text:p>Ultimate</text:p>
          </table:table-cell>
          <table:table-cell office:value-type="date" office:date-value="2024-04-05T00:00:00" table:style-name="ce11">
            <text:p>05/04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50" table:style-name="ce12">
            <text:p><text:s/>R$ 5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71" table:style-name="ce9">
            <text:p>3271</text:p>
          </table:table-cell>
          <table:table-cell office:value-type="string" table:style-name="ce9">
            <text:p>Fábio Martins</text:p>
          </table:table-cell>
          <table:table-cell office:value-type="string" table:style-name="ce9">
            <text:p>Standard</text:p>
          </table:table-cell>
          <table:table-cell office:value-type="date" office:date-value="2024-04-06T00:00:00" table:style-name="ce11">
            <text:p>06/04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25" table:style-name="ce12">
            <text:p><text:s/>R$ 2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72" table:style-name="ce9">
            <text:p>3272</text:p>
          </table:table-cell>
          <table:table-cell office:value-type="string" table:style-name="ce9">
            <text:p>Gisele Araújo</text:p>
          </table:table-cell>
          <table:table-cell office:value-type="string" table:style-name="ce9">
            <text:p>Core</text:p>
          </table:table-cell>
          <table:table-cell office:value-type="date" office:date-value="2024-04-07T00:00:00" table:style-name="ce11">
            <text:p>07/04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273" table:style-name="ce9">
            <text:p>3273</text:p>
          </table:table-cell>
          <table:table-cell office:value-type="string" table:style-name="ce9">
            <text:p>Hélio Castro</text:p>
          </table:table-cell>
          <table:table-cell office:value-type="string" table:style-name="ce9">
            <text:p>Ultimate</text:p>
          </table:table-cell>
          <table:table-cell office:value-type="date" office:date-value="2024-04-08T00:00:00" table:style-name="ce11">
            <text:p>08/04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74" table:style-name="ce9">
            <text:p>3274</text:p>
          </table:table-cell>
          <table:table-cell office:value-type="string" table:style-name="ce9">
            <text:p>Ingrid Menezes</text:p>
          </table:table-cell>
          <table:table-cell office:value-type="string" table:style-name="ce9">
            <text:p>Standard</text:p>
          </table:table-cell>
          <table:table-cell office:value-type="date" office:date-value="2024-04-09T00:00:00" table:style-name="ce11">
            <text:p>09/04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2" table:style-name="ce12">
            <text:p><text:s/>R$ 12,00<text:s/></text:p>
          </table:table-cell>
          <table:table-cell office:value-type="currency" office:value="18" table:style-name="ce12">
            <text:p><text:s/>R$ 1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75" table:style-name="ce9">
            <text:p>3275</text:p>
          </table:table-cell>
          <table:table-cell office:value-type="string" table:style-name="ce9">
            <text:p>Jorge Baptista</text:p>
          </table:table-cell>
          <table:table-cell office:value-type="string" table:style-name="ce9">
            <text:p>Core</text:p>
          </table:table-cell>
          <table:table-cell office:value-type="date" office:date-value="2024-04-10T00:00:00" table:style-name="ce11">
            <text:p>10/04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2" table:style-name="ce12">
            <text:p><text:s/>R$ 2,00<text:s/></text:p>
          </table:table-cell>
          <table:table-cell office:value-type="currency" office:value="3" table:style-name="ce12">
            <text:p><text:s/>R$ 3,00<text:s/></text:p>
          </table:table-cell>
          <table:table-cell table:number-columns-repeated="16371"/>
        </table:table-row>
        <table:table-row table:style-name="ro5">
          <table:table-cell office:value-type="float" office:value="3276" table:style-name="ce9">
            <text:p>3276</text:p>
          </table:table-cell>
          <table:table-cell office:value-type="string" table:style-name="ce9">
            <text:p>Kléber Oliveira</text:p>
          </table:table-cell>
          <table:table-cell office:value-type="string" table:style-name="ce9">
            <text:p>Ultimate</text:p>
          </table:table-cell>
          <table:table-cell office:value-type="date" office:date-value="2024-04-11T00:00:00" table:style-name="ce11">
            <text:p>11/04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60" table:style-name="ce12">
            <text:p><text:s/>R$ 6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77" table:style-name="ce9">
            <text:p>3277</text:p>
          </table:table-cell>
          <table:table-cell office:value-type="string" table:style-name="ce9">
            <text:p>Luciana Freitas</text:p>
          </table:table-cell>
          <table:table-cell office:value-type="string" table:style-name="ce9">
            <text:p>Standard</text:p>
          </table:table-cell>
          <table:table-cell office:value-type="date" office:date-value="2024-04-12T00:00:00" table:style-name="ce11">
            <text:p>12/04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78" table:style-name="ce9">
            <text:p>3278</text:p>
          </table:table-cell>
          <table:table-cell office:value-type="string" table:style-name="ce9">
            <text:p>Márcia Eller</text:p>
          </table:table-cell>
          <table:table-cell office:value-type="string" table:style-name="ce9">
            <text:p>Core</text:p>
          </table:table-cell>
          <table:table-cell office:value-type="date" office:date-value="2024-04-13T00:00:00" table:style-name="ce11">
            <text:p>13/04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279" table:style-name="ce9">
            <text:p>3279</text:p>
          </table:table-cell>
          <table:table-cell office:value-type="string" table:style-name="ce9">
            <text:p>Nilo Peçanha</text:p>
          </table:table-cell>
          <table:table-cell office:value-type="string" table:style-name="ce9">
            <text:p>Ultimate</text:p>
          </table:table-cell>
          <table:table-cell office:value-type="date" office:date-value="2024-04-14T00:00:00" table:style-name="ce11">
            <text:p>14/04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80" table:style-name="ce9">
            <text:p>3280</text:p>
          </table:table-cell>
          <table:table-cell office:value-type="string" table:style-name="ce9">
            <text:p>Oscar Neves</text:p>
          </table:table-cell>
          <table:table-cell office:value-type="string" table:style-name="ce9">
            <text:p>Standard</text:p>
          </table:table-cell>
          <table:table-cell office:value-type="date" office:date-value="2024-04-15T00:00:00" table:style-name="ce11">
            <text:p>15/04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81" table:style-name="ce9">
            <text:p>3281</text:p>
          </table:table-cell>
          <table:table-cell office:value-type="string" table:style-name="ce9">
            <text:p>Patrícia Soares</text:p>
          </table:table-cell>
          <table:table-cell office:value-type="string" table:style-name="ce9">
            <text:p>Core</text:p>
          </table:table-cell>
          <table:table-cell office:value-type="date" office:date-value="2024-04-16T00:00:00" table:style-name="ce11">
            <text:p>16/04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282" table:style-name="ce9">
            <text:p>3282</text:p>
          </table:table-cell>
          <table:table-cell office:value-type="string" table:style-name="ce9">
            <text:p>Quirino Gonçalves</text:p>
          </table:table-cell>
          <table:table-cell office:value-type="string" table:style-name="ce9">
            <text:p>Ultimate</text:p>
          </table:table-cell>
          <table:table-cell office:value-type="date" office:date-value="2024-04-17T00:00:00" table:style-name="ce11">
            <text:p>17/04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83" table:style-name="ce9">
            <text:p>3283</text:p>
          </table:table-cell>
          <table:table-cell office:value-type="string" table:style-name="ce9">
            <text:p>Raul Machado</text:p>
          </table:table-cell>
          <table:table-cell office:value-type="string" table:style-name="ce9">
            <text:p>Standard</text:p>
          </table:table-cell>
          <table:table-cell office:value-type="date" office:date-value="2024-04-18T00:00:00" table:style-name="ce11">
            <text:p>18/04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84" table:style-name="ce9">
            <text:p>3284</text:p>
          </table:table-cell>
          <table:table-cell office:value-type="string" table:style-name="ce9">
            <text:p>Sônia Lobo</text:p>
          </table:table-cell>
          <table:table-cell office:value-type="string" table:style-name="ce9">
            <text:p>Core</text:p>
          </table:table-cell>
          <table:table-cell office:value-type="date" office:date-value="2024-04-19T00:00:00" table:style-name="ce11">
            <text:p>19/04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285" table:style-name="ce9">
            <text:p>3285</text:p>
          </table:table-cell>
          <table:table-cell office:value-type="string" table:style-name="ce9">
            <text:p>Tiago Ramos</text:p>
          </table:table-cell>
          <table:table-cell office:value-type="string" table:style-name="ce9">
            <text:p>Ultimate</text:p>
          </table:table-cell>
          <table:table-cell office:value-type="date" office:date-value="2024-04-20T00:00:00" table:style-name="ce11">
            <text:p>20/04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86" table:style-name="ce9">
            <text:p>3286</text:p>
          </table:table-cell>
          <table:table-cell office:value-type="string" table:style-name="ce9">
            <text:p>Ugo Pires</text:p>
          </table:table-cell>
          <table:table-cell office:value-type="string" table:style-name="ce9">
            <text:p>Standard</text:p>
          </table:table-cell>
          <table:table-cell office:value-type="date" office:date-value="2024-04-21T00:00:00" table:style-name="ce11">
            <text:p>21/04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87" table:style-name="ce9">
            <text:p>3287</text:p>
          </table:table-cell>
          <table:table-cell office:value-type="string" table:style-name="ce9">
            <text:p>Valéria Nobre</text:p>
          </table:table-cell>
          <table:table-cell office:value-type="string" table:style-name="ce9">
            <text:p>Core</text:p>
          </table:table-cell>
          <table:table-cell office:value-type="date" office:date-value="2024-04-22T00:00:00" table:style-name="ce11">
            <text:p>22/04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288" table:style-name="ce9">
            <text:p>3288</text:p>
          </table:table-cell>
          <table:table-cell office:value-type="string" table:style-name="ce9">
            <text:p>William Siqueira</text:p>
          </table:table-cell>
          <table:table-cell office:value-type="string" table:style-name="ce9">
            <text:p>Ultimate</text:p>
          </table:table-cell>
          <table:table-cell office:value-type="date" office:date-value="2024-04-23T00:00:00" table:style-name="ce11">
            <text:p>23/04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89" table:style-name="ce9">
            <text:p>3289</text:p>
          </table:table-cell>
          <table:table-cell office:value-type="string" table:style-name="ce9">
            <text:p>Xuxa Meneghel</text:p>
          </table:table-cell>
          <table:table-cell office:value-type="string" table:style-name="ce9">
            <text:p>Standard</text:p>
          </table:table-cell>
          <table:table-cell office:value-type="date" office:date-value="2024-04-24T00:00:00" table:style-name="ce11">
            <text:p>24/04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90" table:style-name="ce9">
            <text:p>3290</text:p>
          </table:table-cell>
          <table:table-cell office:value-type="string" table:style-name="ce9">
            <text:p>Yara Figueiredo</text:p>
          </table:table-cell>
          <table:table-cell office:value-type="string" table:style-name="ce9">
            <text:p>Core</text:p>
          </table:table-cell>
          <table:table-cell office:value-type="date" office:date-value="2024-04-25T00:00:00" table:style-name="ce11">
            <text:p>25/04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291" table:style-name="ce9">
            <text:p>3291</text:p>
          </table:table-cell>
          <table:table-cell office:value-type="string" table:style-name="ce9">
            <text:p>Zacarias Alves</text:p>
          </table:table-cell>
          <table:table-cell office:value-type="string" table:style-name="ce9">
            <text:p>Ultimate</text:p>
          </table:table-cell>
          <table:table-cell office:value-type="date" office:date-value="2024-04-26T00:00:00" table:style-name="ce11">
            <text:p>26/04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60" table:style-name="ce12">
            <text:p><text:s/>R$ 6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92" table:style-name="ce9">
            <text:p>3292</text:p>
          </table:table-cell>
          <table:table-cell office:value-type="string" table:style-name="ce9">
            <text:p>Amanda Bynes</text:p>
          </table:table-cell>
          <table:table-cell office:value-type="string" table:style-name="ce9">
            <text:p>Standard</text:p>
          </table:table-cell>
          <table:table-cell office:value-type="date" office:date-value="2024-04-27T00:00:00" table:style-name="ce11">
            <text:p>27/04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93" table:style-name="ce9">
            <text:p>3293</text:p>
          </table:table-cell>
          <table:table-cell office:value-type="string" table:style-name="ce9">
            <text:p>Bruno Mars</text:p>
          </table:table-cell>
          <table:table-cell office:value-type="string" table:style-name="ce9">
            <text:p>Core</text:p>
          </table:table-cell>
          <table:table-cell office:value-type="date" office:date-value="2024-04-28T00:00:00" table:style-name="ce11">
            <text:p>28/04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294" table:style-name="ce9">
            <text:p>3294</text:p>
          </table:table-cell>
          <table:table-cell office:value-type="string" table:style-name="ce9">
            <text:p>Carla Bruni</text:p>
          </table:table-cell>
          <table:table-cell office:value-type="string" table:style-name="ce9">
            <text:p>Ultimate</text:p>
          </table:table-cell>
          <table:table-cell office:value-type="date" office:date-value="2024-04-29T00:00:00" table:style-name="ce11">
            <text:p>29/04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95" table:style-name="ce9">
            <text:p>3295</text:p>
          </table:table-cell>
          <table:table-cell office:value-type="string" table:style-name="ce9">
            <text:p>Diego Maradona</text:p>
          </table:table-cell>
          <table:table-cell office:value-type="string" table:style-name="ce9">
            <text:p>Standard</text:p>
          </table:table-cell>
          <table:table-cell office:value-type="date" office:date-value="2024-04-30T00:00:00" table:style-name="ce11">
            <text:p>30/04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25" table:style-name="ce12">
            <text:p><text:s/>R$ 2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96" table:style-name="ce9">
            <text:p>3296</text:p>
          </table:table-cell>
          <table:table-cell office:value-type="string" table:style-name="ce9">
            <text:p>Estela Marques</text:p>
          </table:table-cell>
          <table:table-cell office:value-type="string" table:style-name="ce9">
            <text:p>Core</text:p>
          </table:table-cell>
          <table:table-cell office:value-type="date" office:date-value="2024-05-01T00:00:00" table:style-name="ce11">
            <text:p>01/05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297" table:style-name="ce9">
            <text:p>3297</text:p>
          </table:table-cell>
          <table:table-cell office:value-type="string" table:style-name="ce9">
            <text:p>Fábio Nobre</text:p>
          </table:table-cell>
          <table:table-cell office:value-type="string" table:style-name="ce9">
            <text:p>Ultimate</text:p>
          </table:table-cell>
          <table:table-cell office:value-type="date" office:date-value="2024-05-02T00:00:00" table:style-name="ce11">
            <text:p>02/05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98" table:style-name="ce9">
            <text:p>3298</text:p>
          </table:table-cell>
          <table:table-cell office:value-type="string" table:style-name="ce9">
            <text:p>Gabriel Oliveira</text:p>
          </table:table-cell>
          <table:table-cell office:value-type="string" table:style-name="ce9">
            <text:p>Standard</text:p>
          </table:table-cell>
          <table:table-cell office:value-type="date" office:date-value="2024-05-03T00:00:00" table:style-name="ce11">
            <text:p>03/05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299" table:style-name="ce9">
            <text:p>3299</text:p>
          </table:table-cell>
          <table:table-cell office:value-type="string" table:style-name="ce9">
            <text:p>Helena Santos</text:p>
          </table:table-cell>
          <table:table-cell office:value-type="string" table:style-name="ce9">
            <text:p>Core</text:p>
          </table:table-cell>
          <table:table-cell office:value-type="date" office:date-value="2024-05-04T00:00:00" table:style-name="ce11">
            <text:p>04/05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300" table:style-name="ce9">
            <text:p>3300</text:p>
          </table:table-cell>
          <table:table-cell office:value-type="string" table:style-name="ce9">
            <text:p>Ivan Carvalho</text:p>
          </table:table-cell>
          <table:table-cell office:value-type="string" table:style-name="ce9">
            <text:p>Ultimate</text:p>
          </table:table-cell>
          <table:table-cell office:value-type="date" office:date-value="2024-05-05T00:00:00" table:style-name="ce11">
            <text:p>05/05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50" table:style-name="ce12">
            <text:p><text:s/>R$ 5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01" table:style-name="ce9">
            <text:p>3301</text:p>
          </table:table-cell>
          <table:table-cell office:value-type="string" table:style-name="ce9">
            <text:p>Júlia Ferreira</text:p>
          </table:table-cell>
          <table:table-cell office:value-type="string" table:style-name="ce9">
            <text:p>Standard</text:p>
          </table:table-cell>
          <table:table-cell office:value-type="date" office:date-value="2024-05-06T00:00:00" table:style-name="ce11">
            <text:p>06/05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25" table:style-name="ce12">
            <text:p><text:s/>R$ 2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02" table:style-name="ce9">
            <text:p>3302</text:p>
          </table:table-cell>
          <table:table-cell office:value-type="string" table:style-name="ce9">
            <text:p>Karla Alves</text:p>
          </table:table-cell>
          <table:table-cell office:value-type="string" table:style-name="ce9">
            <text:p>Core</text:p>
          </table:table-cell>
          <table:table-cell office:value-type="date" office:date-value="2024-05-07T00:00:00" table:style-name="ce11">
            <text:p>07/05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303" table:style-name="ce9">
            <text:p>3303</text:p>
          </table:table-cell>
          <table:table-cell office:value-type="string" table:style-name="ce9">
            <text:p>Lucas Mendes</text:p>
          </table:table-cell>
          <table:table-cell office:value-type="string" table:style-name="ce9">
            <text:p>Ultimate</text:p>
          </table:table-cell>
          <table:table-cell office:value-type="date" office:date-value="2024-05-08T00:00:00" table:style-name="ce11">
            <text:p>08/05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04" table:style-name="ce9">
            <text:p>3304</text:p>
          </table:table-cell>
          <table:table-cell office:value-type="string" table:style-name="ce9">
            <text:p>Mônica Gomes</text:p>
          </table:table-cell>
          <table:table-cell office:value-type="string" table:style-name="ce9">
            <text:p>Standard</text:p>
          </table:table-cell>
          <table:table-cell office:value-type="date" office:date-value="2024-05-09T00:00:00" table:style-name="ce11">
            <text:p>09/05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2" table:style-name="ce12">
            <text:p><text:s/>R$ 12,00<text:s/></text:p>
          </table:table-cell>
          <table:table-cell office:value-type="currency" office:value="18" table:style-name="ce12">
            <text:p><text:s/>R$ 1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05" table:style-name="ce9">
            <text:p>3305</text:p>
          </table:table-cell>
          <table:table-cell office:value-type="string" table:style-name="ce9">
            <text:p>Norberto Queiroz</text:p>
          </table:table-cell>
          <table:table-cell office:value-type="string" table:style-name="ce9">
            <text:p>Core</text:p>
          </table:table-cell>
          <table:table-cell office:value-type="date" office:date-value="2024-05-10T00:00:00" table:style-name="ce11">
            <text:p>10/05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2" table:style-name="ce12">
            <text:p><text:s/>R$ 2,00<text:s/></text:p>
          </table:table-cell>
          <table:table-cell office:value-type="currency" office:value="3" table:style-name="ce12">
            <text:p><text:s/>R$ 3,00<text:s/></text:p>
          </table:table-cell>
          <table:table-cell table:number-columns-repeated="16371"/>
        </table:table-row>
        <table:table-row table:style-name="ro5">
          <table:table-cell office:value-type="float" office:value="3306" table:style-name="ce9">
            <text:p>3306</text:p>
          </table:table-cell>
          <table:table-cell office:value-type="string" table:style-name="ce9">
            <text:p>Otávio Barros</text:p>
          </table:table-cell>
          <table:table-cell office:value-type="string" table:style-name="ce9">
            <text:p>Ultimate</text:p>
          </table:table-cell>
          <table:table-cell office:value-type="date" office:date-value="2024-05-11T00:00:00" table:style-name="ce11">
            <text:p>11/05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60" table:style-name="ce12">
            <text:p><text:s/>R$ 6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07" table:style-name="ce9">
            <text:p>3307</text:p>
          </table:table-cell>
          <table:table-cell office:value-type="string" table:style-name="ce9">
            <text:p>Paula Vieira</text:p>
          </table:table-cell>
          <table:table-cell office:value-type="string" table:style-name="ce9">
            <text:p>Standard</text:p>
          </table:table-cell>
          <table:table-cell office:value-type="date" office:date-value="2024-05-12T00:00:00" table:style-name="ce11">
            <text:p>12/05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08" table:style-name="ce9">
            <text:p>3308</text:p>
          </table:table-cell>
          <table:table-cell office:value-type="string" table:style-name="ce9">
            <text:p>Quentin Ramos</text:p>
          </table:table-cell>
          <table:table-cell office:value-type="string" table:style-name="ce9">
            <text:p>Core</text:p>
          </table:table-cell>
          <table:table-cell office:value-type="date" office:date-value="2024-05-13T00:00:00" table:style-name="ce11">
            <text:p>13/05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309" table:style-name="ce9">
            <text:p>3309</text:p>
          </table:table-cell>
          <table:table-cell office:value-type="string" table:style-name="ce9">
            <text:p>Raquel Novaes</text:p>
          </table:table-cell>
          <table:table-cell office:value-type="string" table:style-name="ce9">
            <text:p>Ultimate</text:p>
          </table:table-cell>
          <table:table-cell office:value-type="date" office:date-value="2024-05-14T00:00:00" table:style-name="ce11">
            <text:p>14/05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10" table:style-name="ce9">
            <text:p>3310</text:p>
          </table:table-cell>
          <table:table-cell office:value-type="string" table:style-name="ce9">
            <text:p>Samantha Lopes</text:p>
          </table:table-cell>
          <table:table-cell office:value-type="string" table:style-name="ce9">
            <text:p>Standard</text:p>
          </table:table-cell>
          <table:table-cell office:value-type="date" office:date-value="2024-05-15T00:00:00" table:style-name="ce11">
            <text:p>15/05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11" table:style-name="ce9">
            <text:p>3311</text:p>
          </table:table-cell>
          <table:table-cell office:value-type="string" table:style-name="ce9">
            <text:p>Tiago Martins</text:p>
          </table:table-cell>
          <table:table-cell office:value-type="string" table:style-name="ce9">
            <text:p>Core</text:p>
          </table:table-cell>
          <table:table-cell office:value-type="date" office:date-value="2024-05-16T00:00:00" table:style-name="ce11">
            <text:p>16/05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312" table:style-name="ce9">
            <text:p>3312</text:p>
          </table:table-cell>
          <table:table-cell office:value-type="string" table:style-name="ce9">
            <text:p>Ulysses Guimarães</text:p>
          </table:table-cell>
          <table:table-cell office:value-type="string" table:style-name="ce9">
            <text:p>Ultimate</text:p>
          </table:table-cell>
          <table:table-cell office:value-type="date" office:date-value="2024-05-17T00:00:00" table:style-name="ce11">
            <text:p>17/05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13" table:style-name="ce9">
            <text:p>3313</text:p>
          </table:table-cell>
          <table:table-cell office:value-type="string" table:style-name="ce9">
            <text:p>Vanessa Silva</text:p>
          </table:table-cell>
          <table:table-cell office:value-type="string" table:style-name="ce9">
            <text:p>Standard</text:p>
          </table:table-cell>
          <table:table-cell office:value-type="date" office:date-value="2024-05-18T00:00:00" table:style-name="ce11">
            <text:p>18/05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14" table:style-name="ce9">
            <text:p>3314</text:p>
          </table:table-cell>
          <table:table-cell office:value-type="string" table:style-name="ce9">
            <text:p>William Carneiro</text:p>
          </table:table-cell>
          <table:table-cell office:value-type="string" table:style-name="ce9">
            <text:p>Core</text:p>
          </table:table-cell>
          <table:table-cell office:value-type="date" office:date-value="2024-05-19T00:00:00" table:style-name="ce11">
            <text:p>19/05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315" table:style-name="ce9">
            <text:p>3315</text:p>
          </table:table-cell>
          <table:table-cell office:value-type="string" table:style-name="ce9">
            <text:p>Ximena Rocha</text:p>
          </table:table-cell>
          <table:table-cell office:value-type="string" table:style-name="ce9">
            <text:p>Ultimate</text:p>
          </table:table-cell>
          <table:table-cell office:value-type="date" office:date-value="2024-05-20T00:00:00" table:style-name="ce11">
            <text:p>20/05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16" table:style-name="ce9">
            <text:p>3316</text:p>
          </table:table-cell>
          <table:table-cell office:value-type="string" table:style-name="ce9">
            <text:p>Yasmin Figueiredo</text:p>
          </table:table-cell>
          <table:table-cell office:value-type="string" table:style-name="ce9">
            <text:p>Standard</text:p>
          </table:table-cell>
          <table:table-cell office:value-type="date" office:date-value="2024-05-21T00:00:00" table:style-name="ce11">
            <text:p>21/05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17" table:style-name="ce9">
            <text:p>3317</text:p>
          </table:table-cell>
          <table:table-cell office:value-type="string" table:style-name="ce9">
            <text:p>Zara Cunha</text:p>
          </table:table-cell>
          <table:table-cell office:value-type="string" table:style-name="ce9">
            <text:p>Core</text:p>
          </table:table-cell>
          <table:table-cell office:value-type="date" office:date-value="2024-05-22T00:00:00" table:style-name="ce11">
            <text:p>22/05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318" table:style-name="ce9">
            <text:p>3318</text:p>
          </table:table-cell>
          <table:table-cell office:value-type="string" table:style-name="ce9">
            <text:p>Alan Teixeira</text:p>
          </table:table-cell>
          <table:table-cell office:value-type="string" table:style-name="ce9">
            <text:p>Ultimate</text:p>
          </table:table-cell>
          <table:table-cell office:value-type="date" office:date-value="2024-05-23T00:00:00" table:style-name="ce11">
            <text:p>23/05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19" table:style-name="ce9">
            <text:p>3319</text:p>
          </table:table-cell>
          <table:table-cell office:value-type="string" table:style-name="ce9">
            <text:p>Bárbara Oliveira</text:p>
          </table:table-cell>
          <table:table-cell office:value-type="string" table:style-name="ce9">
            <text:p>Standard</text:p>
          </table:table-cell>
          <table:table-cell office:value-type="date" office:date-value="2024-05-24T00:00:00" table:style-name="ce11">
            <text:p>24/05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20" table:style-name="ce9">
            <text:p>3320</text:p>
          </table:table-cell>
          <table:table-cell office:value-type="string" table:style-name="ce9">
            <text:p>Carlos Junqueira</text:p>
          </table:table-cell>
          <table:table-cell office:value-type="string" table:style-name="ce9">
            <text:p>Core</text:p>
          </table:table-cell>
          <table:table-cell office:value-type="date" office:date-value="2024-05-25T00:00:00" table:style-name="ce11">
            <text:p>25/05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321" table:style-name="ce9">
            <text:p>3321</text:p>
          </table:table-cell>
          <table:table-cell office:value-type="string" table:style-name="ce9">
            <text:p>Daniela Moura</text:p>
          </table:table-cell>
          <table:table-cell office:value-type="string" table:style-name="ce9">
            <text:p>Ultimate</text:p>
          </table:table-cell>
          <table:table-cell office:value-type="date" office:date-value="2024-05-26T00:00:00" table:style-name="ce11">
            <text:p>26/05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60" table:style-name="ce12">
            <text:p><text:s/>R$ 6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22" table:style-name="ce9">
            <text:p>3322</text:p>
          </table:table-cell>
          <table:table-cell office:value-type="string" table:style-name="ce9">
            <text:p>Eduardo Lima</text:p>
          </table:table-cell>
          <table:table-cell office:value-type="string" table:style-name="ce9">
            <text:p>Standard</text:p>
          </table:table-cell>
          <table:table-cell office:value-type="date" office:date-value="2024-05-27T00:00:00" table:style-name="ce11">
            <text:p>27/05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23" table:style-name="ce9">
            <text:p>3323</text:p>
          </table:table-cell>
          <table:table-cell office:value-type="string" table:style-name="ce9">
            <text:p>Fabiana Araújo</text:p>
          </table:table-cell>
          <table:table-cell office:value-type="string" table:style-name="ce9">
            <text:p>Core</text:p>
          </table:table-cell>
          <table:table-cell office:value-type="date" office:date-value="2024-05-28T00:00:00" table:style-name="ce11">
            <text:p>28/05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324" table:style-name="ce9">
            <text:p>3324</text:p>
          </table:table-cell>
          <table:table-cell office:value-type="string" table:style-name="ce9">
            <text:p>Geraldo Ribeiro</text:p>
          </table:table-cell>
          <table:table-cell office:value-type="string" table:style-name="ce9">
            <text:p>Ultimate</text:p>
          </table:table-cell>
          <table:table-cell office:value-type="date" office:date-value="2024-05-29T00:00:00" table:style-name="ce11">
            <text:p>29/05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25" table:style-name="ce9">
            <text:p>3325</text:p>
          </table:table-cell>
          <table:table-cell office:value-type="string" table:style-name="ce9">
            <text:p>Héctor Vargas</text:p>
          </table:table-cell>
          <table:table-cell office:value-type="string" table:style-name="ce9">
            <text:p>Standard</text:p>
          </table:table-cell>
          <table:table-cell office:value-type="date" office:date-value="2024-05-30T00:00:00" table:style-name="ce11">
            <text:p>30/05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26" table:style-name="ce9">
            <text:p>3326</text:p>
          </table:table-cell>
          <table:table-cell office:value-type="string" table:style-name="ce9">
            <text:p>Isabela Fonseca</text:p>
          </table:table-cell>
          <table:table-cell office:value-type="string" table:style-name="ce9">
            <text:p>Core</text:p>
          </table:table-cell>
          <table:table-cell office:value-type="date" office:date-value="2024-05-31T00:00:00" table:style-name="ce11">
            <text:p>31/05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327" table:style-name="ce9">
            <text:p>3327</text:p>
          </table:table-cell>
          <table:table-cell office:value-type="string" table:style-name="ce9">
            <text:p>João Pedro Almeida</text:p>
          </table:table-cell>
          <table:table-cell office:value-type="string" table:style-name="ce9">
            <text:p>Ultimate</text:p>
          </table:table-cell>
          <table:table-cell office:value-type="date" office:date-value="2024-06-01T00:00:00" table:style-name="ce11">
            <text:p>01/06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28" table:style-name="ce9">
            <text:p>3328</text:p>
          </table:table-cell>
          <table:table-cell office:value-type="string" table:style-name="ce9">
            <text:p>Klara Costa</text:p>
          </table:table-cell>
          <table:table-cell office:value-type="string" table:style-name="ce9">
            <text:p>Standard</text:p>
          </table:table-cell>
          <table:table-cell office:value-type="date" office:date-value="2024-06-02T00:00:00" table:style-name="ce11">
            <text:p>02/06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29" table:style-name="ce9">
            <text:p>3329</text:p>
          </table:table-cell>
          <table:table-cell office:value-type="string" table:style-name="ce9">
            <text:p>Luciana Mendes</text:p>
          </table:table-cell>
          <table:table-cell office:value-type="string" table:style-name="ce9">
            <text:p>Core</text:p>
          </table:table-cell>
          <table:table-cell office:value-type="date" office:date-value="2024-06-03T00:00:00" table:style-name="ce11">
            <text:p>03/06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330" table:style-name="ce9">
            <text:p>3330</text:p>
          </table:table-cell>
          <table:table-cell office:value-type="string" table:style-name="ce9">
            <text:p>Marcelo Gouveia</text:p>
          </table:table-cell>
          <table:table-cell office:value-type="string" table:style-name="ce9">
            <text:p>Ultimate</text:p>
          </table:table-cell>
          <table:table-cell office:value-type="date" office:date-value="2024-06-04T00:00:00" table:style-name="ce11">
            <text:p>04/06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50" table:style-name="ce12">
            <text:p><text:s/>R$ 5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31" table:style-name="ce9">
            <text:p>3331</text:p>
          </table:table-cell>
          <table:table-cell office:value-type="string" table:style-name="ce9">
            <text:p>Nívea Borges</text:p>
          </table:table-cell>
          <table:table-cell office:value-type="string" table:style-name="ce9">
            <text:p>Standard</text:p>
          </table:table-cell>
          <table:table-cell office:value-type="date" office:date-value="2024-06-05T00:00:00" table:style-name="ce11">
            <text:p>05/06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25" table:style-name="ce12">
            <text:p><text:s/>R$ 2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32" table:style-name="ce9">
            <text:p>3332</text:p>
          </table:table-cell>
          <table:table-cell office:value-type="string" table:style-name="ce9">
            <text:p>Oscar Nogueira</text:p>
          </table:table-cell>
          <table:table-cell office:value-type="string" table:style-name="ce9">
            <text:p>Core</text:p>
          </table:table-cell>
          <table:table-cell office:value-type="date" office:date-value="2024-06-06T00:00:00" table:style-name="ce11">
            <text:p>06/06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333" table:style-name="ce9">
            <text:p>3333</text:p>
          </table:table-cell>
          <table:table-cell office:value-type="string" table:style-name="ce9">
            <text:p>Patrícia Alves</text:p>
          </table:table-cell>
          <table:table-cell office:value-type="string" table:style-name="ce9">
            <text:p>Ultimate</text:p>
          </table:table-cell>
          <table:table-cell office:value-type="date" office:date-value="2024-06-07T00:00:00" table:style-name="ce11">
            <text:p>07/06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34" table:style-name="ce9">
            <text:p>3334</text:p>
          </table:table-cell>
          <table:table-cell office:value-type="string" table:style-name="ce9">
            <text:p>Rafaela Silva</text:p>
          </table:table-cell>
          <table:table-cell office:value-type="string" table:style-name="ce9">
            <text:p>Standard</text:p>
          </table:table-cell>
          <table:table-cell office:value-type="date" office:date-value="2024-06-08T00:00:00" table:style-name="ce11">
            <text:p>08/06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2" table:style-name="ce12">
            <text:p><text:s/>R$ 12,00<text:s/></text:p>
          </table:table-cell>
          <table:table-cell office:value-type="currency" office:value="18" table:style-name="ce12">
            <text:p><text:s/>R$ 1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35" table:style-name="ce9">
            <text:p>3335</text:p>
          </table:table-cell>
          <table:table-cell office:value-type="string" table:style-name="ce9">
            <text:p>Samantha Moraes</text:p>
          </table:table-cell>
          <table:table-cell office:value-type="string" table:style-name="ce9">
            <text:p>Core</text:p>
          </table:table-cell>
          <table:table-cell office:value-type="date" office:date-value="2024-06-09T00:00:00" table:style-name="ce11">
            <text:p>09/06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2" table:style-name="ce12">
            <text:p><text:s/>R$ 2,00<text:s/></text:p>
          </table:table-cell>
          <table:table-cell office:value-type="currency" office:value="3" table:style-name="ce12">
            <text:p><text:s/>R$ 3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36" table:style-name="ce9">
            <text:p>3336</text:p>
          </table:table-cell>
          <table:table-cell office:value-type="string" table:style-name="ce9">
            <text:p>Tatiana Rocha</text:p>
          </table:table-cell>
          <table:table-cell office:value-type="string" table:style-name="ce9">
            <text:p>Core</text:p>
          </table:table-cell>
          <table:table-cell office:value-type="date" office:date-value="2024-06-10T00:00:00" table:style-name="ce11">
            <text:p>10/06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337" table:style-name="ce9">
            <text:p>3337</text:p>
          </table:table-cell>
          <table:table-cell office:value-type="string" table:style-name="ce9">
            <text:p>Ulisses Tavares</text:p>
          </table:table-cell>
          <table:table-cell office:value-type="string" table:style-name="ce9">
            <text:p>Ultimate</text:p>
          </table:table-cell>
          <table:table-cell office:value-type="date" office:date-value="2024-06-11T00:00:00" table:style-name="ce11">
            <text:p>11/06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38" table:style-name="ce9">
            <text:p>3338</text:p>
          </table:table-cell>
          <table:table-cell office:value-type="string" table:style-name="ce9">
            <text:p>Víctor Lemos</text:p>
          </table:table-cell>
          <table:table-cell office:value-type="string" table:style-name="ce9">
            <text:p>Standard</text:p>
          </table:table-cell>
          <table:table-cell office:value-type="date" office:date-value="2024-06-12T00:00:00" table:style-name="ce11">
            <text:p>12/06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39" table:style-name="ce9">
            <text:p>3339</text:p>
          </table:table-cell>
          <table:table-cell office:value-type="string" table:style-name="ce9">
            <text:p>Wilma Barros</text:p>
          </table:table-cell>
          <table:table-cell office:value-type="string" table:style-name="ce9">
            <text:p>Core</text:p>
          </table:table-cell>
          <table:table-cell office:value-type="date" office:date-value="2024-06-13T00:00:00" table:style-name="ce11">
            <text:p>13/06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340" table:style-name="ce9">
            <text:p>3340</text:p>
          </table:table-cell>
          <table:table-cell office:value-type="string" table:style-name="ce9">
            <text:p>Xavier Nascimento</text:p>
          </table:table-cell>
          <table:table-cell office:value-type="string" table:style-name="ce9">
            <text:p>Ultimate</text:p>
          </table:table-cell>
          <table:table-cell office:value-type="date" office:date-value="2024-06-14T00:00:00" table:style-name="ce11">
            <text:p>14/06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50" table:style-name="ce12">
            <text:p><text:s/>R$ 5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41" table:style-name="ce9">
            <text:p>3341</text:p>
          </table:table-cell>
          <table:table-cell office:value-type="string" table:style-name="ce9">
            <text:p>Yago Pereira</text:p>
          </table:table-cell>
          <table:table-cell office:value-type="string" table:style-name="ce9">
            <text:p>Standard</text:p>
          </table:table-cell>
          <table:table-cell office:value-type="date" office:date-value="2024-06-15T00:00:00" table:style-name="ce11">
            <text:p>15/06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25" table:style-name="ce12">
            <text:p><text:s/>R$ 2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42" table:style-name="ce9">
            <text:p>3342</text:p>
          </table:table-cell>
          <table:table-cell office:value-type="string" table:style-name="ce9">
            <text:p>Zilda Ferreira</text:p>
          </table:table-cell>
          <table:table-cell office:value-type="string" table:style-name="ce9">
            <text:p>Core</text:p>
          </table:table-cell>
          <table:table-cell office:value-type="date" office:date-value="2024-06-16T00:00:00" table:style-name="ce11">
            <text:p>16/06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343" table:style-name="ce9">
            <text:p>3343</text:p>
          </table:table-cell>
          <table:table-cell office:value-type="string" table:style-name="ce9">
            <text:p>Amanda Lopes</text:p>
          </table:table-cell>
          <table:table-cell office:value-type="string" table:style-name="ce9">
            <text:p>Ultimate</text:p>
          </table:table-cell>
          <table:table-cell office:value-type="date" office:date-value="2024-06-17T00:00:00" table:style-name="ce11">
            <text:p>17/06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44" table:style-name="ce9">
            <text:p>3344</text:p>
          </table:table-cell>
          <table:table-cell office:value-type="string" table:style-name="ce9">
            <text:p>Bruno Miranda</text:p>
          </table:table-cell>
          <table:table-cell office:value-type="string" table:style-name="ce9">
            <text:p>Standard</text:p>
          </table:table-cell>
          <table:table-cell office:value-type="date" office:date-value="2024-06-18T00:00:00" table:style-name="ce11">
            <text:p>18/06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2" table:style-name="ce12">
            <text:p><text:s/>R$ 12,00<text:s/></text:p>
          </table:table-cell>
          <table:table-cell office:value-type="currency" office:value="18" table:style-name="ce12">
            <text:p><text:s/>R$ 1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45" table:style-name="ce9">
            <text:p>3345</text:p>
          </table:table-cell>
          <table:table-cell office:value-type="string" table:style-name="ce9">
            <text:p>Célia Torres</text:p>
          </table:table-cell>
          <table:table-cell office:value-type="string" table:style-name="ce9">
            <text:p>Core</text:p>
          </table:table-cell>
          <table:table-cell office:value-type="date" office:date-value="2024-06-19T00:00:00" table:style-name="ce11">
            <text:p>19/06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2" table:style-name="ce12">
            <text:p><text:s/>R$ 2,00<text:s/></text:p>
          </table:table-cell>
          <table:table-cell office:value-type="currency" office:value="3" table:style-name="ce12">
            <text:p><text:s/>R$ 3,00<text:s/></text:p>
          </table:table-cell>
          <table:table-cell table:number-columns-repeated="16371"/>
        </table:table-row>
        <table:table-row table:style-name="ro5">
          <table:table-cell office:value-type="float" office:value="3346" table:style-name="ce9">
            <text:p>3346</text:p>
          </table:table-cell>
          <table:table-cell office:value-type="string" table:style-name="ce9">
            <text:p>Diogo Souza</text:p>
          </table:table-cell>
          <table:table-cell office:value-type="string" table:style-name="ce9">
            <text:p>Ultimate</text:p>
          </table:table-cell>
          <table:table-cell office:value-type="date" office:date-value="2024-06-20T00:00:00" table:style-name="ce11">
            <text:p>20/06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60" table:style-name="ce12">
            <text:p><text:s/>R$ 6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47" table:style-name="ce9">
            <text:p>3347</text:p>
          </table:table-cell>
          <table:table-cell office:value-type="string" table:style-name="ce9">
            <text:p>Elisa Castro</text:p>
          </table:table-cell>
          <table:table-cell office:value-type="string" table:style-name="ce9">
            <text:p>Standard</text:p>
          </table:table-cell>
          <table:table-cell office:value-type="date" office:date-value="2024-06-21T00:00:00" table:style-name="ce11">
            <text:p>21/06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48" table:style-name="ce9">
            <text:p>3348</text:p>
          </table:table-cell>
          <table:table-cell office:value-type="string" table:style-name="ce9">
            <text:p>Fátima Lima</text:p>
          </table:table-cell>
          <table:table-cell office:value-type="string" table:style-name="ce9">
            <text:p>Core</text:p>
          </table:table-cell>
          <table:table-cell office:value-type="date" office:date-value="2024-06-22T00:00:00" table:style-name="ce11">
            <text:p>22/06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349" table:style-name="ce9">
            <text:p>3349</text:p>
          </table:table-cell>
          <table:table-cell office:value-type="string" table:style-name="ce9">
            <text:p>Geraldo Ribeiro</text:p>
          </table:table-cell>
          <table:table-cell office:value-type="string" table:style-name="ce9">
            <text:p>Ultimate</text:p>
          </table:table-cell>
          <table:table-cell office:value-type="date" office:date-value="2024-06-23T00:00:00" table:style-name="ce11">
            <text:p>23/06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50" table:style-name="ce9">
            <text:p>3350</text:p>
          </table:table-cell>
          <table:table-cell office:value-type="string" table:style-name="ce9">
            <text:p>Hélio Martins</text:p>
          </table:table-cell>
          <table:table-cell office:value-type="string" table:style-name="ce9">
            <text:p>Standard</text:p>
          </table:table-cell>
          <table:table-cell office:value-type="date" office:date-value="2024-06-24T00:00:00" table:style-name="ce11">
            <text:p>24/06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51" table:style-name="ce9">
            <text:p>3351</text:p>
          </table:table-cell>
          <table:table-cell office:value-type="string" table:style-name="ce9">
            <text:p>Íris Santos</text:p>
          </table:table-cell>
          <table:table-cell office:value-type="string" table:style-name="ce9">
            <text:p>Core</text:p>
          </table:table-cell>
          <table:table-cell office:value-type="date" office:date-value="2024-06-25T00:00:00" table:style-name="ce11">
            <text:p>25/06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352" table:style-name="ce9">
            <text:p>3352</text:p>
          </table:table-cell>
          <table:table-cell office:value-type="string" table:style-name="ce9">
            <text:p>João Marcelo</text:p>
          </table:table-cell>
          <table:table-cell office:value-type="string" table:style-name="ce9">
            <text:p>Ultimate</text:p>
          </table:table-cell>
          <table:table-cell office:value-type="date" office:date-value="2024-06-26T00:00:00" table:style-name="ce11">
            <text:p>26/06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53" table:style-name="ce9">
            <text:p>3353</text:p>
          </table:table-cell>
          <table:table-cell office:value-type="string" table:style-name="ce9">
            <text:p>Larissa Gomes</text:p>
          </table:table-cell>
          <table:table-cell office:value-type="string" table:style-name="ce9">
            <text:p>Standard</text:p>
          </table:table-cell>
          <table:table-cell office:value-type="date" office:date-value="2024-06-27T00:00:00" table:style-name="ce11">
            <text:p>27/06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54" table:style-name="ce9">
            <text:p>3354</text:p>
          </table:table-cell>
          <table:table-cell office:value-type="string" table:style-name="ce9">
            <text:p>Márcio Silva</text:p>
          </table:table-cell>
          <table:table-cell office:value-type="string" table:style-name="ce9">
            <text:p>Core</text:p>
          </table:table-cell>
          <table:table-cell office:value-type="date" office:date-value="2024-06-28T00:00:00" table:style-name="ce11">
            <text:p>28/06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355" table:style-name="ce9">
            <text:p>3355</text:p>
          </table:table-cell>
          <table:table-cell office:value-type="string" table:style-name="ce9">
            <text:p>Nadia Costa</text:p>
          </table:table-cell>
          <table:table-cell office:value-type="string" table:style-name="ce9">
            <text:p>Ultimate</text:p>
          </table:table-cell>
          <table:table-cell office:value-type="date" office:date-value="2024-06-29T00:00:00" table:style-name="ce11">
            <text:p>29/06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56" table:style-name="ce9">
            <text:p>3356</text:p>
          </table:table-cell>
          <table:table-cell office:value-type="string" table:style-name="ce9">
            <text:p>Oscar Almeida</text:p>
          </table:table-cell>
          <table:table-cell office:value-type="string" table:style-name="ce9">
            <text:p>Standard</text:p>
          </table:table-cell>
          <table:table-cell office:value-type="date" office:date-value="2024-06-30T00:00:00" table:style-name="ce11">
            <text:p>30/06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57" table:style-name="ce9">
            <text:p>3357</text:p>
          </table:table-cell>
          <table:table-cell office:value-type="string" table:style-name="ce9">
            <text:p>Patricia Soares</text:p>
          </table:table-cell>
          <table:table-cell office:value-type="string" table:style-name="ce9">
            <text:p>Core</text:p>
          </table:table-cell>
          <table:table-cell office:value-type="date" office:date-value="2024-07-01T00:00:00" table:style-name="ce11">
            <text:p>01/07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358" table:style-name="ce9">
            <text:p>3358</text:p>
          </table:table-cell>
          <table:table-cell office:value-type="string" table:style-name="ce9">
            <text:p>Quênia Barros</text:p>
          </table:table-cell>
          <table:table-cell office:value-type="string" table:style-name="ce9">
            <text:p>Ultimate</text:p>
          </table:table-cell>
          <table:table-cell office:value-type="date" office:date-value="2024-07-02T00:00:00" table:style-name="ce11">
            <text:p>02/07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59" table:style-name="ce9">
            <text:p>3359</text:p>
          </table:table-cell>
          <table:table-cell office:value-type="string" table:style-name="ce9">
            <text:p>Rafael Torres</text:p>
          </table:table-cell>
          <table:table-cell office:value-type="string" table:style-name="ce9">
            <text:p>Standard</text:p>
          </table:table-cell>
          <table:table-cell office:value-type="date" office:date-value="2024-07-03T00:00:00" table:style-name="ce11">
            <text:p>03/07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60" table:style-name="ce9">
            <text:p>3360</text:p>
          </table:table-cell>
          <table:table-cell office:value-type="string" table:style-name="ce9">
            <text:p>Silvia Nascimento</text:p>
          </table:table-cell>
          <table:table-cell office:value-type="string" table:style-name="ce9">
            <text:p>Core</text:p>
          </table:table-cell>
          <table:table-cell office:value-type="date" office:date-value="2024-07-04T00:00:00" table:style-name="ce11">
            <text:p>04/07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361" table:style-name="ce9">
            <text:p>3361</text:p>
          </table:table-cell>
          <table:table-cell office:value-type="string" table:style-name="ce9">
            <text:p>Tiago Mendes</text:p>
          </table:table-cell>
          <table:table-cell office:value-type="string" table:style-name="ce9">
            <text:p>Ultimate</text:p>
          </table:table-cell>
          <table:table-cell office:value-type="date" office:date-value="2024-07-05T00:00:00" table:style-name="ce11">
            <text:p>05/07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50" table:style-name="ce12">
            <text:p><text:s/>R$ 5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62" table:style-name="ce9">
            <text:p>3362</text:p>
          </table:table-cell>
          <table:table-cell office:value-type="string" table:style-name="ce9">
            <text:p>Ursula Silva</text:p>
          </table:table-cell>
          <table:table-cell office:value-type="string" table:style-name="ce9">
            <text:p>Standard</text:p>
          </table:table-cell>
          <table:table-cell office:value-type="date" office:date-value="2024-07-06T00:00:00" table:style-name="ce11">
            <text:p>06/07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63" table:style-name="ce9">
            <text:p>3363</text:p>
          </table:table-cell>
          <table:table-cell office:value-type="string" table:style-name="ce9">
            <text:p>Vanessa Moraes</text:p>
          </table:table-cell>
          <table:table-cell office:value-type="string" table:style-name="ce9">
            <text:p>Core</text:p>
          </table:table-cell>
          <table:table-cell office:value-type="date" office:date-value="2024-07-07T00:00:00" table:style-name="ce11">
            <text:p>07/07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364" table:style-name="ce9">
            <text:p>3364</text:p>
          </table:table-cell>
          <table:table-cell office:value-type="string" table:style-name="ce9">
            <text:p>Waldir Junior</text:p>
          </table:table-cell>
          <table:table-cell office:value-type="string" table:style-name="ce9">
            <text:p>Ultimate</text:p>
          </table:table-cell>
          <table:table-cell office:value-type="date" office:date-value="2024-07-08T00:00:00" table:style-name="ce11">
            <text:p>08/07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65" table:style-name="ce9">
            <text:p>3365</text:p>
          </table:table-cell>
          <table:table-cell office:value-type="string" table:style-name="ce9">
            <text:p>Xavier Lopes</text:p>
          </table:table-cell>
          <table:table-cell office:value-type="string" table:style-name="ce9">
            <text:p>Standard</text:p>
          </table:table-cell>
          <table:table-cell office:value-type="date" office:date-value="2024-07-09T00:00:00" table:style-name="ce11">
            <text:p>09/07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66" table:style-name="ce9">
            <text:p>3366</text:p>
          </table:table-cell>
          <table:table-cell office:value-type="string" table:style-name="ce9">
            <text:p>Yolanda Freitas</text:p>
          </table:table-cell>
          <table:table-cell office:value-type="string" table:style-name="ce9">
            <text:p>Core</text:p>
          </table:table-cell>
          <table:table-cell office:value-type="date" office:date-value="2024-07-10T00:00:00" table:style-name="ce11">
            <text:p>10/07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367" table:style-name="ce9">
            <text:p>3367</text:p>
          </table:table-cell>
          <table:table-cell office:value-type="string" table:style-name="ce9">
            <text:p>Zacarias Nunes</text:p>
          </table:table-cell>
          <table:table-cell office:value-type="string" table:style-name="ce9">
            <text:p>Ultimate</text:p>
          </table:table-cell>
          <table:table-cell office:value-type="date" office:date-value="2024-07-11T00:00:00" table:style-name="ce11">
            <text:p>11/07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68" table:style-name="ce9">
            <text:p>3368</text:p>
          </table:table-cell>
          <table:table-cell office:value-type="string" table:style-name="ce9">
            <text:p>Ana Clara Barreto</text:p>
          </table:table-cell>
          <table:table-cell office:value-type="string" table:style-name="ce9">
            <text:p>Standard</text:p>
          </table:table-cell>
          <table:table-cell office:value-type="date" office:date-value="2024-07-12T00:00:00" table:style-name="ce11">
            <text:p>12/07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69" table:style-name="ce9">
            <text:p>3369</text:p>
          </table:table-cell>
          <table:table-cell office:value-type="string" table:style-name="ce9">
            <text:p>Bruno Henrique</text:p>
          </table:table-cell>
          <table:table-cell office:value-type="string" table:style-name="ce9">
            <text:p>Core</text:p>
          </table:table-cell>
          <table:table-cell office:value-type="date" office:date-value="2024-07-13T00:00:00" table:style-name="ce11">
            <text:p>13/07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370" table:style-name="ce9">
            <text:p>3370</text:p>
          </table:table-cell>
          <table:table-cell office:value-type="string" table:style-name="ce9">
            <text:p>Carlos Eduardo</text:p>
          </table:table-cell>
          <table:table-cell office:value-type="string" table:style-name="ce9">
            <text:p>Ultimate</text:p>
          </table:table-cell>
          <table:table-cell office:value-type="date" office:date-value="2024-07-14T00:00:00" table:style-name="ce11">
            <text:p>14/07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50" table:style-name="ce12">
            <text:p><text:s/>R$ 5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71" table:style-name="ce9">
            <text:p>3371</text:p>
          </table:table-cell>
          <table:table-cell office:value-type="string" table:style-name="ce9">
            <text:p>Débora Lima</text:p>
          </table:table-cell>
          <table:table-cell office:value-type="string" table:style-name="ce9">
            <text:p>Standard</text:p>
          </table:table-cell>
          <table:table-cell office:value-type="date" office:date-value="2024-07-15T00:00:00" table:style-name="ce11">
            <text:p>15/07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25" table:style-name="ce12">
            <text:p><text:s/>R$ 2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72" table:style-name="ce9">
            <text:p>3372</text:p>
          </table:table-cell>
          <table:table-cell office:value-type="string" table:style-name="ce9">
            <text:p>Elisa Neves</text:p>
          </table:table-cell>
          <table:table-cell office:value-type="string" table:style-name="ce9">
            <text:p>Core</text:p>
          </table:table-cell>
          <table:table-cell office:value-type="date" office:date-value="2024-07-16T00:00:00" table:style-name="ce11">
            <text:p>16/07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373" table:style-name="ce9">
            <text:p>3373</text:p>
          </table:table-cell>
          <table:table-cell office:value-type="string" table:style-name="ce9">
            <text:p>Fabiano Gomes</text:p>
          </table:table-cell>
          <table:table-cell office:value-type="string" table:style-name="ce9">
            <text:p>Ultimate</text:p>
          </table:table-cell>
          <table:table-cell office:value-type="date" office:date-value="2024-07-17T00:00:00" table:style-name="ce11">
            <text:p>17/07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74" table:style-name="ce9">
            <text:p>3374</text:p>
          </table:table-cell>
          <table:table-cell office:value-type="string" table:style-name="ce9">
            <text:p>Gisele Oliveira</text:p>
          </table:table-cell>
          <table:table-cell office:value-type="string" table:style-name="ce9">
            <text:p>Standard</text:p>
          </table:table-cell>
          <table:table-cell office:value-type="date" office:date-value="2024-07-18T00:00:00" table:style-name="ce11">
            <text:p>18/07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2" table:style-name="ce12">
            <text:p><text:s/>R$ 12,00<text:s/></text:p>
          </table:table-cell>
          <table:table-cell office:value-type="currency" office:value="18" table:style-name="ce12">
            <text:p><text:s/>R$ 1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75" table:style-name="ce9">
            <text:p>3375</text:p>
          </table:table-cell>
          <table:table-cell office:value-type="string" table:style-name="ce9">
            <text:p>Héctor Silva</text:p>
          </table:table-cell>
          <table:table-cell office:value-type="string" table:style-name="ce9">
            <text:p>Core</text:p>
          </table:table-cell>
          <table:table-cell office:value-type="date" office:date-value="2024-07-19T00:00:00" table:style-name="ce11">
            <text:p>19/07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2" table:style-name="ce12">
            <text:p><text:s/>R$ 2,00<text:s/></text:p>
          </table:table-cell>
          <table:table-cell office:value-type="currency" office:value="3" table:style-name="ce12">
            <text:p><text:s/>R$ 3,00<text:s/></text:p>
          </table:table-cell>
          <table:table-cell table:number-columns-repeated="16371"/>
        </table:table-row>
        <table:table-row table:style-name="ro5">
          <table:table-cell office:value-type="float" office:value="3376" table:style-name="ce9">
            <text:p>3376</text:p>
          </table:table-cell>
          <table:table-cell office:value-type="string" table:style-name="ce9">
            <text:p>Igor Martins</text:p>
          </table:table-cell>
          <table:table-cell office:value-type="string" table:style-name="ce9">
            <text:p>Ultimate</text:p>
          </table:table-cell>
          <table:table-cell office:value-type="date" office:date-value="2024-07-20T00:00:00" table:style-name="ce11">
            <text:p>20/07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60" table:style-name="ce12">
            <text:p><text:s/>R$ 6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77" table:style-name="ce9">
            <text:p>3377</text:p>
          </table:table-cell>
          <table:table-cell office:value-type="string" table:style-name="ce9">
            <text:p>Joana Figueiredo</text:p>
          </table:table-cell>
          <table:table-cell office:value-type="string" table:style-name="ce9">
            <text:p>Standard</text:p>
          </table:table-cell>
          <table:table-cell office:value-type="date" office:date-value="2024-07-21T00:00:00" table:style-name="ce11">
            <text:p>21/07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78" table:style-name="ce9">
            <text:p>3378</text:p>
          </table:table-cell>
          <table:table-cell office:value-type="string" table:style-name="ce9">
            <text:p>Kleber Machado</text:p>
          </table:table-cell>
          <table:table-cell office:value-type="string" table:style-name="ce9">
            <text:p>Core</text:p>
          </table:table-cell>
          <table:table-cell office:value-type="date" office:date-value="2024-07-22T00:00:00" table:style-name="ce11">
            <text:p>22/07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379" table:style-name="ce9">
            <text:p>3379</text:p>
          </table:table-cell>
          <table:table-cell office:value-type="string" table:style-name="ce9">
            <text:p>Luciana Santos</text:p>
          </table:table-cell>
          <table:table-cell office:value-type="string" table:style-name="ce9">
            <text:p>Ultimate</text:p>
          </table:table-cell>
          <table:table-cell office:value-type="date" office:date-value="2024-07-23T00:00:00" table:style-name="ce11">
            <text:p>23/07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80" table:style-name="ce9">
            <text:p>3380</text:p>
          </table:table-cell>
          <table:table-cell office:value-type="string" table:style-name="ce9">
            <text:p>Marcos Teixeira</text:p>
          </table:table-cell>
          <table:table-cell office:value-type="string" table:style-name="ce9">
            <text:p>Standard</text:p>
          </table:table-cell>
          <table:table-cell office:value-type="date" office:date-value="2024-07-24T00:00:00" table:style-name="ce11">
            <text:p>24/07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81" table:style-name="ce9">
            <text:p>3381</text:p>
          </table:table-cell>
          <table:table-cell office:value-type="string" table:style-name="ce9">
            <text:p>Natalia Costa</text:p>
          </table:table-cell>
          <table:table-cell office:value-type="string" table:style-name="ce9">
            <text:p>Core</text:p>
          </table:table-cell>
          <table:table-cell office:value-type="date" office:date-value="2024-07-25T00:00:00" table:style-name="ce11">
            <text:p>25/07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382" table:style-name="ce9">
            <text:p>3382</text:p>
          </table:table-cell>
          <table:table-cell office:value-type="string" table:style-name="ce9">
            <text:p>Oscar Ribeiro</text:p>
          </table:table-cell>
          <table:table-cell office:value-type="string" table:style-name="ce9">
            <text:p>Ultimate</text:p>
          </table:table-cell>
          <table:table-cell office:value-type="date" office:date-value="2024-07-26T00:00:00" table:style-name="ce11">
            <text:p>26/07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83" table:style-name="ce9">
            <text:p>3383</text:p>
          </table:table-cell>
          <table:table-cell office:value-type="string" table:style-name="ce9">
            <text:p>Patricia Almeida</text:p>
          </table:table-cell>
          <table:table-cell office:value-type="string" table:style-name="ce9">
            <text:p>Standard</text:p>
          </table:table-cell>
          <table:table-cell office:value-type="date" office:date-value="2024-07-27T00:00:00" table:style-name="ce11">
            <text:p>27/07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84" table:style-name="ce9">
            <text:p>3384</text:p>
          </table:table-cell>
          <table:table-cell office:value-type="string" table:style-name="ce9">
            <text:p>Quirino Junior</text:p>
          </table:table-cell>
          <table:table-cell office:value-type="string" table:style-name="ce9">
            <text:p>Core</text:p>
          </table:table-cell>
          <table:table-cell office:value-type="date" office:date-value="2024-07-28T00:00:00" table:style-name="ce11">
            <text:p>28/07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385" table:style-name="ce9">
            <text:p>3385</text:p>
          </table:table-cell>
          <table:table-cell office:value-type="string" table:style-name="ce9">
            <text:p>Renata Machado</text:p>
          </table:table-cell>
          <table:table-cell office:value-type="string" table:style-name="ce9">
            <text:p>Ultimate</text:p>
          </table:table-cell>
          <table:table-cell office:value-type="date" office:date-value="2024-07-29T00:00:00" table:style-name="ce11">
            <text:p>29/07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86" table:style-name="ce9">
            <text:p>3386</text:p>
          </table:table-cell>
          <table:table-cell office:value-type="string" table:style-name="ce9">
            <text:p>Sônia Alves</text:p>
          </table:table-cell>
          <table:table-cell office:value-type="string" table:style-name="ce9">
            <text:p>Standard</text:p>
          </table:table-cell>
          <table:table-cell office:value-type="date" office:date-value="2024-07-30T00:00:00" table:style-name="ce11">
            <text:p>30/07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87" table:style-name="ce9">
            <text:p>3387</text:p>
          </table:table-cell>
          <table:table-cell office:value-type="string" table:style-name="ce9">
            <text:p>Tiago Nunes</text:p>
          </table:table-cell>
          <table:table-cell office:value-type="string" table:style-name="ce9">
            <text:p>Core</text:p>
          </table:table-cell>
          <table:table-cell office:value-type="date" office:date-value="2024-07-31T00:00:00" table:style-name="ce11">
            <text:p>31/07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388" table:style-name="ce9">
            <text:p>3388</text:p>
          </table:table-cell>
          <table:table-cell office:value-type="string" table:style-name="ce9">
            <text:p>Ulysses Pereira</text:p>
          </table:table-cell>
          <table:table-cell office:value-type="string" table:style-name="ce9">
            <text:p>Ultimate</text:p>
          </table:table-cell>
          <table:table-cell office:value-type="date" office:date-value="2024-08-01T00:00:00" table:style-name="ce11">
            <text:p>01/08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89" table:style-name="ce9">
            <text:p>3389</text:p>
          </table:table-cell>
          <table:table-cell office:value-type="string" table:style-name="ce9">
            <text:p>Vanessa Lima</text:p>
          </table:table-cell>
          <table:table-cell office:value-type="string" table:style-name="ce9">
            <text:p>Standard</text:p>
          </table:table-cell>
          <table:table-cell office:value-type="date" office:date-value="2024-08-02T00:00:00" table:style-name="ce11">
            <text:p>02/08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90" table:style-name="ce9">
            <text:p>3390</text:p>
          </table:table-cell>
          <table:table-cell office:value-type="string" table:style-name="ce9">
            <text:p>Wagner Santos</text:p>
          </table:table-cell>
          <table:table-cell office:value-type="string" table:style-name="ce9">
            <text:p>Core</text:p>
          </table:table-cell>
          <table:table-cell office:value-type="date" office:date-value="2024-08-03T00:00:00" table:style-name="ce11">
            <text:p>03/08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391" table:style-name="ce9">
            <text:p>3391</text:p>
          </table:table-cell>
          <table:table-cell office:value-type="string" table:style-name="ce9">
            <text:p>Xuxa Meneghel</text:p>
          </table:table-cell>
          <table:table-cell office:value-type="string" table:style-name="ce9">
            <text:p>Ultimate</text:p>
          </table:table-cell>
          <table:table-cell office:value-type="date" office:date-value="2024-08-04T00:00:00" table:style-name="ce11">
            <text:p>04/08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50" table:style-name="ce12">
            <text:p><text:s/>R$ 5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92" table:style-name="ce9">
            <text:p>3392</text:p>
          </table:table-cell>
          <table:table-cell office:value-type="string" table:style-name="ce9">
            <text:p>Yasmin Silva</text:p>
          </table:table-cell>
          <table:table-cell office:value-type="string" table:style-name="ce9">
            <text:p>Standard</text:p>
          </table:table-cell>
          <table:table-cell office:value-type="date" office:date-value="2024-08-05T00:00:00" table:style-name="ce11">
            <text:p>05/08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93" table:style-name="ce9">
            <text:p>3393</text:p>
          </table:table-cell>
          <table:table-cell office:value-type="string" table:style-name="ce9">
            <text:p>Zacarias de Souza</text:p>
          </table:table-cell>
          <table:table-cell office:value-type="string" table:style-name="ce9">
            <text:p>Core</text:p>
          </table:table-cell>
          <table:table-cell office:value-type="date" office:date-value="2024-08-06T00:00:00" table:style-name="ce11">
            <text:p>06/08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394" table:style-name="ce9">
            <text:p>3394</text:p>
          </table:table-cell>
          <table:table-cell office:value-type="string" table:style-name="ce9">
            <text:p>André Lima</text:p>
          </table:table-cell>
          <table:table-cell office:value-type="string" table:style-name="ce9">
            <text:p>Ultimate</text:p>
          </table:table-cell>
          <table:table-cell office:value-type="date" office:date-value="2024-08-07T00:00:00" table:style-name="ce11">
            <text:p>07/08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95" table:style-name="ce9">
            <text:p>3395</text:p>
          </table:table-cell>
          <table:table-cell office:value-type="string" table:style-name="ce9">
            <text:p>Bianca Freitas</text:p>
          </table:table-cell>
          <table:table-cell office:value-type="string" table:style-name="ce9">
            <text:p>Standard</text:p>
          </table:table-cell>
          <table:table-cell office:value-type="date" office:date-value="2024-08-08T00:00:00" table:style-name="ce11">
            <text:p>08/08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96" table:style-name="ce9">
            <text:p>3396</text:p>
          </table:table-cell>
          <table:table-cell office:value-type="string" table:style-name="ce9">
            <text:p>Caio Mendes</text:p>
          </table:table-cell>
          <table:table-cell office:value-type="string" table:style-name="ce9">
            <text:p>Core</text:p>
          </table:table-cell>
          <table:table-cell office:value-type="date" office:date-value="2024-08-09T00:00:00" table:style-name="ce11">
            <text:p>09/08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397" table:style-name="ce9">
            <text:p>3397</text:p>
          </table:table-cell>
          <table:table-cell office:value-type="string" table:style-name="ce9">
            <text:p>Daniela Moura</text:p>
          </table:table-cell>
          <table:table-cell office:value-type="string" table:style-name="ce9">
            <text:p>Ultimate</text:p>
          </table:table-cell>
          <table:table-cell office:value-type="date" office:date-value="2024-08-10T00:00:00" table:style-name="ce11">
            <text:p>10/08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98" table:style-name="ce9">
            <text:p>3398</text:p>
          </table:table-cell>
          <table:table-cell office:value-type="string" table:style-name="ce9">
            <text:p>Eduardo Costa</text:p>
          </table:table-cell>
          <table:table-cell office:value-type="string" table:style-name="ce9">
            <text:p>Standard</text:p>
          </table:table-cell>
          <table:table-cell office:value-type="date" office:date-value="2024-08-11T00:00:00" table:style-name="ce11">
            <text:p>11/08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399" table:style-name="ce9">
            <text:p>3399</text:p>
          </table:table-cell>
          <table:table-cell office:value-type="string" table:style-name="ce9">
            <text:p>Fernanda Gomes</text:p>
          </table:table-cell>
          <table:table-cell office:value-type="string" table:style-name="ce9">
            <text:p>Core</text:p>
          </table:table-cell>
          <table:table-cell office:value-type="date" office:date-value="2024-08-12T00:00:00" table:style-name="ce11">
            <text:p>12/08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400" table:style-name="ce9">
            <text:p>3400</text:p>
          </table:table-cell>
          <table:table-cell office:value-type="string" table:style-name="ce9">
            <text:p>Guilherme Souza</text:p>
          </table:table-cell>
          <table:table-cell office:value-type="string" table:style-name="ce9">
            <text:p>Ultimate</text:p>
          </table:table-cell>
          <table:table-cell office:value-type="date" office:date-value="2024-08-13T00:00:00" table:style-name="ce11">
            <text:p>13/08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60" table:style-name="ce12">
            <text:p><text:s/>R$ 6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01" table:style-name="ce9">
            <text:p>3401</text:p>
          </table:table-cell>
          <table:table-cell office:value-type="string" table:style-name="ce9">
            <text:p>Helena Ribeiro</text:p>
          </table:table-cell>
          <table:table-cell office:value-type="string" table:style-name="ce9">
            <text:p>Standard</text:p>
          </table:table-cell>
          <table:table-cell office:value-type="date" office:date-value="2024-08-14T00:00:00" table:style-name="ce11">
            <text:p>14/08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02" table:style-name="ce9">
            <text:p>3402</text:p>
          </table:table-cell>
          <table:table-cell office:value-type="string" table:style-name="ce9">
            <text:p>Igor Santos</text:p>
          </table:table-cell>
          <table:table-cell office:value-type="string" table:style-name="ce9">
            <text:p>Core</text:p>
          </table:table-cell>
          <table:table-cell office:value-type="date" office:date-value="2024-08-15T00:00:00" table:style-name="ce11">
            <text:p>15/08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403" table:style-name="ce9">
            <text:p>3403</text:p>
          </table:table-cell>
          <table:table-cell office:value-type="string" table:style-name="ce9">
            <text:p>João Carvalho</text:p>
          </table:table-cell>
          <table:table-cell office:value-type="string" table:style-name="ce9">
            <text:p>Ultimate</text:p>
          </table:table-cell>
          <table:table-cell office:value-type="date" office:date-value="2024-08-16T00:00:00" table:style-name="ce11">
            <text:p>16/08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04" table:style-name="ce9">
            <text:p>3404</text:p>
          </table:table-cell>
          <table:table-cell office:value-type="string" table:style-name="ce9">
            <text:p>Klara Fagundes</text:p>
          </table:table-cell>
          <table:table-cell office:value-type="string" table:style-name="ce9">
            <text:p>Standard</text:p>
          </table:table-cell>
          <table:table-cell office:value-type="date" office:date-value="2024-08-17T00:00:00" table:style-name="ce11">
            <text:p>17/08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05" table:style-name="ce9">
            <text:p>3405</text:p>
          </table:table-cell>
          <table:table-cell office:value-type="string" table:style-name="ce9">
            <text:p>Lúcia Mendonça</text:p>
          </table:table-cell>
          <table:table-cell office:value-type="string" table:style-name="ce9">
            <text:p>Core</text:p>
          </table:table-cell>
          <table:table-cell office:value-type="date" office:date-value="2024-08-18T00:00:00" table:style-name="ce11">
            <text:p>18/08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06" table:style-name="ce9">
            <text:p>3406</text:p>
          </table:table-cell>
          <table:table-cell office:value-type="string" table:style-name="ce9">
            <text:p>Marcelo Novaes</text:p>
          </table:table-cell>
          <table:table-cell office:value-type="string" table:style-name="ce9">
            <text:p>Core</text:p>
          </table:table-cell>
          <table:table-cell office:value-type="date" office:date-value="2024-08-19T00:00:00" table:style-name="ce11">
            <text:p>19/08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407" table:style-name="ce9">
            <text:p>3407</text:p>
          </table:table-cell>
          <table:table-cell office:value-type="string" table:style-name="ce9">
            <text:p>Nina Pacheco</text:p>
          </table:table-cell>
          <table:table-cell office:value-type="string" table:style-name="ce9">
            <text:p>Ultimate</text:p>
          </table:table-cell>
          <table:table-cell office:value-type="date" office:date-value="2024-08-20T00:00:00" table:style-name="ce11">
            <text:p>20/08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08" table:style-name="ce9">
            <text:p>3408</text:p>
          </table:table-cell>
          <table:table-cell office:value-type="string" table:style-name="ce9">
            <text:p>Olívia Rios</text:p>
          </table:table-cell>
          <table:table-cell office:value-type="string" table:style-name="ce9">
            <text:p>Standard</text:p>
          </table:table-cell>
          <table:table-cell office:value-type="date" office:date-value="2024-08-21T00:00:00" table:style-name="ce11">
            <text:p>21/08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09" table:style-name="ce9">
            <text:p>3409</text:p>
          </table:table-cell>
          <table:table-cell office:value-type="string" table:style-name="ce9">
            <text:p>Paulo Quintana</text:p>
          </table:table-cell>
          <table:table-cell office:value-type="string" table:style-name="ce9">
            <text:p>Core</text:p>
          </table:table-cell>
          <table:table-cell office:value-type="date" office:date-value="2024-08-22T00:00:00" table:style-name="ce11">
            <text:p>22/08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410" table:style-name="ce9">
            <text:p>3410</text:p>
          </table:table-cell>
          <table:table-cell office:value-type="string" table:style-name="ce9">
            <text:p>Raquel Domingos</text:p>
          </table:table-cell>
          <table:table-cell office:value-type="string" table:style-name="ce9">
            <text:p>Ultimate</text:p>
          </table:table-cell>
          <table:table-cell office:value-type="date" office:date-value="2024-08-23T00:00:00" table:style-name="ce11">
            <text:p>23/08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50" table:style-name="ce12">
            <text:p><text:s/>R$ 5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11" table:style-name="ce9">
            <text:p>3411</text:p>
          </table:table-cell>
          <table:table-cell office:value-type="string" table:style-name="ce9">
            <text:p>Samuel Viana</text:p>
          </table:table-cell>
          <table:table-cell office:value-type="string" table:style-name="ce9">
            <text:p>Standard</text:p>
          </table:table-cell>
          <table:table-cell office:value-type="date" office:date-value="2024-08-24T00:00:00" table:style-name="ce11">
            <text:p>24/08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25" table:style-name="ce12">
            <text:p><text:s/>R$ 2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12" table:style-name="ce9">
            <text:p>3412</text:p>
          </table:table-cell>
          <table:table-cell office:value-type="string" table:style-name="ce9">
            <text:p>Tatiane Rocha</text:p>
          </table:table-cell>
          <table:table-cell office:value-type="string" table:style-name="ce9">
            <text:p>Core</text:p>
          </table:table-cell>
          <table:table-cell office:value-type="date" office:date-value="2024-08-25T00:00:00" table:style-name="ce11">
            <text:p>25/08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413" table:style-name="ce9">
            <text:p>3413</text:p>
          </table:table-cell>
          <table:table-cell office:value-type="string" table:style-name="ce9">
            <text:p>Ulysses Farias</text:p>
          </table:table-cell>
          <table:table-cell office:value-type="string" table:style-name="ce9">
            <text:p>Ultimate</text:p>
          </table:table-cell>
          <table:table-cell office:value-type="date" office:date-value="2024-08-26T00:00:00" table:style-name="ce11">
            <text:p>26/08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14" table:style-name="ce9">
            <text:p>3414</text:p>
          </table:table-cell>
          <table:table-cell office:value-type="string" table:style-name="ce9">
            <text:p>Vanessa Moreira</text:p>
          </table:table-cell>
          <table:table-cell office:value-type="string" table:style-name="ce9">
            <text:p>Standard</text:p>
          </table:table-cell>
          <table:table-cell office:value-type="date" office:date-value="2024-08-27T00:00:00" table:style-name="ce11">
            <text:p>27/08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2" table:style-name="ce12">
            <text:p><text:s/>R$ 12,00<text:s/></text:p>
          </table:table-cell>
          <table:table-cell office:value-type="currency" office:value="18" table:style-name="ce12">
            <text:p><text:s/>R$ 1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15" table:style-name="ce9">
            <text:p>3415</text:p>
          </table:table-cell>
          <table:table-cell office:value-type="string" table:style-name="ce9">
            <text:p>William Carvalho</text:p>
          </table:table-cell>
          <table:table-cell office:value-type="string" table:style-name="ce9">
            <text:p>Core</text:p>
          </table:table-cell>
          <table:table-cell office:value-type="date" office:date-value="2024-08-28T00:00:00" table:style-name="ce11">
            <text:p>28/08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2" table:style-name="ce12">
            <text:p><text:s/>R$ 2,00<text:s/></text:p>
          </table:table-cell>
          <table:table-cell office:value-type="currency" office:value="3" table:style-name="ce12">
            <text:p><text:s/>R$ 3,00<text:s/></text:p>
          </table:table-cell>
          <table:table-cell table:number-columns-repeated="16371"/>
        </table:table-row>
        <table:table-row table:style-name="ro5">
          <table:table-cell office:value-type="float" office:value="3416" table:style-name="ce9">
            <text:p>3416</text:p>
          </table:table-cell>
          <table:table-cell office:value-type="string" table:style-name="ce9">
            <text:p>Ximena Barros</text:p>
          </table:table-cell>
          <table:table-cell office:value-type="string" table:style-name="ce9">
            <text:p>Ultimate</text:p>
          </table:table-cell>
          <table:table-cell office:value-type="date" office:date-value="2024-08-29T00:00:00" table:style-name="ce11">
            <text:p>29/08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60" table:style-name="ce12">
            <text:p><text:s/>R$ 6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17" table:style-name="ce9">
            <text:p>3417</text:p>
          </table:table-cell>
          <table:table-cell office:value-type="string" table:style-name="ce9">
            <text:p>Yara Machado</text:p>
          </table:table-cell>
          <table:table-cell office:value-type="string" table:style-name="ce9">
            <text:p>Standard</text:p>
          </table:table-cell>
          <table:table-cell office:value-type="date" office:date-value="2024-08-30T00:00:00" table:style-name="ce11">
            <text:p>30/08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18" table:style-name="ce9">
            <text:p>3418</text:p>
          </table:table-cell>
          <table:table-cell office:value-type="string" table:style-name="ce9">
            <text:p>Zacarias Costa</text:p>
          </table:table-cell>
          <table:table-cell office:value-type="string" table:style-name="ce9">
            <text:p>Core</text:p>
          </table:table-cell>
          <table:table-cell office:value-type="date" office:date-value="2024-08-31T00:00:00" table:style-name="ce11">
            <text:p>31/08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419" table:style-name="ce9">
            <text:p>3419</text:p>
          </table:table-cell>
          <table:table-cell office:value-type="string" table:style-name="ce9">
            <text:p>André Lopes</text:p>
          </table:table-cell>
          <table:table-cell office:value-type="string" table:style-name="ce9">
            <text:p>Ultimate</text:p>
          </table:table-cell>
          <table:table-cell office:value-type="date" office:date-value="2024-09-01T00:00:00" table:style-name="ce11">
            <text:p>01/09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20" table:style-name="ce9">
            <text:p>3420</text:p>
          </table:table-cell>
          <table:table-cell office:value-type="string" table:style-name="ce9">
            <text:p>Beatriz Souza</text:p>
          </table:table-cell>
          <table:table-cell office:value-type="string" table:style-name="ce9">
            <text:p>Standard</text:p>
          </table:table-cell>
          <table:table-cell office:value-type="date" office:date-value="2024-09-02T00:00:00" table:style-name="ce11">
            <text:p>02/09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21" table:style-name="ce9">
            <text:p>3421</text:p>
          </table:table-cell>
          <table:table-cell office:value-type="string" table:style-name="ce9">
            <text:p>Caio Pereira</text:p>
          </table:table-cell>
          <table:table-cell office:value-type="string" table:style-name="ce9">
            <text:p>Core</text:p>
          </table:table-cell>
          <table:table-cell office:value-type="date" office:date-value="2024-09-03T00:00:00" table:style-name="ce11">
            <text:p>03/09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422" table:style-name="ce9">
            <text:p>3422</text:p>
          </table:table-cell>
          <table:table-cell office:value-type="string" table:style-name="ce9">
            <text:p>Daniela Araújo</text:p>
          </table:table-cell>
          <table:table-cell office:value-type="string" table:style-name="ce9">
            <text:p>Ultimate</text:p>
          </table:table-cell>
          <table:table-cell office:value-type="date" office:date-value="2024-09-04T00:00:00" table:style-name="ce11">
            <text:p>04/09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23" table:style-name="ce9">
            <text:p>3423</text:p>
          </table:table-cell>
          <table:table-cell office:value-type="string" table:style-name="ce9">
            <text:p>Eduardo Santos</text:p>
          </table:table-cell>
          <table:table-cell office:value-type="string" table:style-name="ce9">
            <text:p>Standard</text:p>
          </table:table-cell>
          <table:table-cell office:value-type="date" office:date-value="2024-09-05T00:00:00" table:style-name="ce11">
            <text:p>05/09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24" table:style-name="ce9">
            <text:p>3424</text:p>
          </table:table-cell>
          <table:table-cell office:value-type="string" table:style-name="ce9">
            <text:p>Fernanda Lima</text:p>
          </table:table-cell>
          <table:table-cell office:value-type="string" table:style-name="ce9">
            <text:p>Core</text:p>
          </table:table-cell>
          <table:table-cell office:value-type="date" office:date-value="2024-09-06T00:00:00" table:style-name="ce11">
            <text:p>06/09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425" table:style-name="ce9">
            <text:p>3425</text:p>
          </table:table-cell>
          <table:table-cell office:value-type="string" table:style-name="ce9">
            <text:p>Gabriel Teixeira</text:p>
          </table:table-cell>
          <table:table-cell office:value-type="string" table:style-name="ce9">
            <text:p>Ultimate</text:p>
          </table:table-cell>
          <table:table-cell office:value-type="date" office:date-value="2024-09-07T00:00:00" table:style-name="ce11">
            <text:p>07/09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26" table:style-name="ce9">
            <text:p>3426</text:p>
          </table:table-cell>
          <table:table-cell office:value-type="string" table:style-name="ce9">
            <text:p>Helena Ribeiro</text:p>
          </table:table-cell>
          <table:table-cell office:value-type="string" table:style-name="ce9">
            <text:p>Standard</text:p>
          </table:table-cell>
          <table:table-cell office:value-type="date" office:date-value="2024-09-08T00:00:00" table:style-name="ce11">
            <text:p>08/09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27" table:style-name="ce9">
            <text:p>3427</text:p>
          </table:table-cell>
          <table:table-cell office:value-type="string" table:style-name="ce9">
            <text:p>Igor Mendes</text:p>
          </table:table-cell>
          <table:table-cell office:value-type="string" table:style-name="ce9">
            <text:p>Core</text:p>
          </table:table-cell>
          <table:table-cell office:value-type="date" office:date-value="2024-09-09T00:00:00" table:style-name="ce11">
            <text:p>09/09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428" table:style-name="ce9">
            <text:p>3428</text:p>
          </table:table-cell>
          <table:table-cell office:value-type="string" table:style-name="ce9">
            <text:p>Joana Silveira</text:p>
          </table:table-cell>
          <table:table-cell office:value-type="string" table:style-name="ce9">
            <text:p>Ultimate</text:p>
          </table:table-cell>
          <table:table-cell office:value-type="date" office:date-value="2024-09-10T00:00:00" table:style-name="ce11">
            <text:p>10/09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29" table:style-name="ce9">
            <text:p>3429</text:p>
          </table:table-cell>
          <table:table-cell office:value-type="string" table:style-name="ce9">
            <text:p>Lucas Martins</text:p>
          </table:table-cell>
          <table:table-cell office:value-type="string" table:style-name="ce9">
            <text:p>Standard</text:p>
          </table:table-cell>
          <table:table-cell office:value-type="date" office:date-value="2024-09-11T00:00:00" table:style-name="ce11">
            <text:p>11/09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30" table:style-name="ce9">
            <text:p>3430</text:p>
          </table:table-cell>
          <table:table-cell office:value-type="string" table:style-name="ce9">
            <text:p>Marcela Gouveia</text:p>
          </table:table-cell>
          <table:table-cell office:value-type="string" table:style-name="ce9">
            <text:p>Core</text:p>
          </table:table-cell>
          <table:table-cell office:value-type="date" office:date-value="2024-09-12T00:00:00" table:style-name="ce11">
            <text:p>12/09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431" table:style-name="ce9">
            <text:p>3431</text:p>
          </table:table-cell>
          <table:table-cell office:value-type="string" table:style-name="ce9">
            <text:p>Nicolas Borges</text:p>
          </table:table-cell>
          <table:table-cell office:value-type="string" table:style-name="ce9">
            <text:p>Ultimate</text:p>
          </table:table-cell>
          <table:table-cell office:value-type="date" office:date-value="2024-09-13T00:00:00" table:style-name="ce11">
            <text:p>13/09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50" table:style-name="ce12">
            <text:p><text:s/>R$ 5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32" table:style-name="ce9">
            <text:p>3432</text:p>
          </table:table-cell>
          <table:table-cell office:value-type="string" table:style-name="ce9">
            <text:p>Olivia Freitas</text:p>
          </table:table-cell>
          <table:table-cell office:value-type="string" table:style-name="ce9">
            <text:p>Standard</text:p>
          </table:table-cell>
          <table:table-cell office:value-type="date" office:date-value="2024-09-14T00:00:00" table:style-name="ce11">
            <text:p>14/09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33" table:style-name="ce9">
            <text:p>3433</text:p>
          </table:table-cell>
          <table:table-cell office:value-type="string" table:style-name="ce9">
            <text:p>Paulo Nogueira</text:p>
          </table:table-cell>
          <table:table-cell office:value-type="string" table:style-name="ce9">
            <text:p>Core</text:p>
          </table:table-cell>
          <table:table-cell office:value-type="date" office:date-value="2024-09-15T00:00:00" table:style-name="ce11">
            <text:p>15/09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434" table:style-name="ce9">
            <text:p>3434</text:p>
          </table:table-cell>
          <table:table-cell office:value-type="string" table:style-name="ce9">
            <text:p>Raquel Andrade</text:p>
          </table:table-cell>
          <table:table-cell office:value-type="string" table:style-name="ce9">
            <text:p>Ultimate</text:p>
          </table:table-cell>
          <table:table-cell office:value-type="date" office:date-value="2024-09-16T00:00:00" table:style-name="ce11">
            <text:p>16/09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35" table:style-name="ce9">
            <text:p>3435</text:p>
          </table:table-cell>
          <table:table-cell office:value-type="string" table:style-name="ce9">
            <text:p>Sônia Carvalho</text:p>
          </table:table-cell>
          <table:table-cell office:value-type="string" table:style-name="ce9">
            <text:p>Standard</text:p>
          </table:table-cell>
          <table:table-cell office:value-type="date" office:date-value="2024-09-17T00:00:00" table:style-name="ce11">
            <text:p>17/09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36" table:style-name="ce9">
            <text:p>3436</text:p>
          </table:table-cell>
          <table:table-cell office:value-type="string" table:style-name="ce9">
            <text:p>Tiago Rodrigues</text:p>
          </table:table-cell>
          <table:table-cell office:value-type="string" table:style-name="ce9">
            <text:p>Core</text:p>
          </table:table-cell>
          <table:table-cell office:value-type="date" office:date-value="2024-09-18T00:00:00" table:style-name="ce11">
            <text:p>18/09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437" table:style-name="ce9">
            <text:p>3437</text:p>
          </table:table-cell>
          <table:table-cell office:value-type="string" table:style-name="ce9">
            <text:p>Ursula Monteiro</text:p>
          </table:table-cell>
          <table:table-cell office:value-type="string" table:style-name="ce9">
            <text:p>Ultimate</text:p>
          </table:table-cell>
          <table:table-cell office:value-type="date" office:date-value="2024-09-19T00:00:00" table:style-name="ce11">
            <text:p>19/09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38" table:style-name="ce9">
            <text:p>3438</text:p>
          </table:table-cell>
          <table:table-cell office:value-type="string" table:style-name="ce9">
            <text:p>Vanessa Pereira</text:p>
          </table:table-cell>
          <table:table-cell office:value-type="string" table:style-name="ce9">
            <text:p>Standard</text:p>
          </table:table-cell>
          <table:table-cell office:value-type="date" office:date-value="2024-09-20T00:00:00" table:style-name="ce11">
            <text:p>20/09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39" table:style-name="ce9">
            <text:p>3439</text:p>
          </table:table-cell>
          <table:table-cell office:value-type="string" table:style-name="ce9">
            <text:p>Walter Silva</text:p>
          </table:table-cell>
          <table:table-cell office:value-type="string" table:style-name="ce9">
            <text:p>Core</text:p>
          </table:table-cell>
          <table:table-cell office:value-type="date" office:date-value="2024-09-21T00:00:00" table:style-name="ce11">
            <text:p>21/09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440" table:style-name="ce9">
            <text:p>3440</text:p>
          </table:table-cell>
          <table:table-cell office:value-type="string" table:style-name="ce9">
            <text:p>Xavier Almeida</text:p>
          </table:table-cell>
          <table:table-cell office:value-type="string" table:style-name="ce9">
            <text:p>Ultimate</text:p>
          </table:table-cell>
          <table:table-cell office:value-type="date" office:date-value="2024-09-22T00:00:00" table:style-name="ce11">
            <text:p>22/09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50" table:style-name="ce12">
            <text:p><text:s/>R$ 5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41" table:style-name="ce9">
            <text:p>3441</text:p>
          </table:table-cell>
          <table:table-cell office:value-type="string" table:style-name="ce9">
            <text:p>Yasmine Correia</text:p>
          </table:table-cell>
          <table:table-cell office:value-type="string" table:style-name="ce9">
            <text:p>Standard</text:p>
          </table:table-cell>
          <table:table-cell office:value-type="date" office:date-value="2024-09-23T00:00:00" table:style-name="ce11">
            <text:p>23/09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25" table:style-name="ce12">
            <text:p><text:s/>R$ 2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42" table:style-name="ce9">
            <text:p>3442</text:p>
          </table:table-cell>
          <table:table-cell office:value-type="string" table:style-name="ce9">
            <text:p>Zacarias Almeida</text:p>
          </table:table-cell>
          <table:table-cell office:value-type="string" table:style-name="ce9">
            <text:p>Core</text:p>
          </table:table-cell>
          <table:table-cell office:value-type="date" office:date-value="2024-09-24T00:00:00" table:style-name="ce11">
            <text:p>24/09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443" table:style-name="ce9">
            <text:p>3443</text:p>
          </table:table-cell>
          <table:table-cell office:value-type="string" table:style-name="ce9">
            <text:p>Amanda Costa</text:p>
          </table:table-cell>
          <table:table-cell office:value-type="string" table:style-name="ce9">
            <text:p>Ultimate</text:p>
          </table:table-cell>
          <table:table-cell office:value-type="date" office:date-value="2024-09-25T00:00:00" table:style-name="ce11">
            <text:p>25/09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44" table:style-name="ce9">
            <text:p>3444</text:p>
          </table:table-cell>
          <table:table-cell office:value-type="string" table:style-name="ce9">
            <text:p>Bruno Ferreira</text:p>
          </table:table-cell>
          <table:table-cell office:value-type="string" table:style-name="ce9">
            <text:p>Standard</text:p>
          </table:table-cell>
          <table:table-cell office:value-type="date" office:date-value="2024-09-26T00:00:00" table:style-name="ce11">
            <text:p>26/09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2" table:style-name="ce12">
            <text:p><text:s/>R$ 12,00<text:s/></text:p>
          </table:table-cell>
          <table:table-cell office:value-type="currency" office:value="18" table:style-name="ce12">
            <text:p><text:s/>R$ 1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45" table:style-name="ce9">
            <text:p>3445</text:p>
          </table:table-cell>
          <table:table-cell office:value-type="string" table:style-name="ce9">
            <text:p>Carla Dias</text:p>
          </table:table-cell>
          <table:table-cell office:value-type="string" table:style-name="ce9">
            <text:p>Core</text:p>
          </table:table-cell>
          <table:table-cell office:value-type="date" office:date-value="2024-09-27T00:00:00" table:style-name="ce11">
            <text:p>27/09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2" table:style-name="ce12">
            <text:p><text:s/>R$ 2,00<text:s/></text:p>
          </table:table-cell>
          <table:table-cell office:value-type="currency" office:value="3" table:style-name="ce12">
            <text:p><text:s/>R$ 3,00<text:s/></text:p>
          </table:table-cell>
          <table:table-cell table:number-columns-repeated="16371"/>
        </table:table-row>
        <table:table-row table:style-name="ro5">
          <table:table-cell office:value-type="float" office:value="3446" table:style-name="ce9">
            <text:p>3446</text:p>
          </table:table-cell>
          <table:table-cell office:value-type="string" table:style-name="ce9">
            <text:p>Diogo Martins</text:p>
          </table:table-cell>
          <table:table-cell office:value-type="string" table:style-name="ce9">
            <text:p>Ultimate</text:p>
          </table:table-cell>
          <table:table-cell office:value-type="date" office:date-value="2024-09-28T00:00:00" table:style-name="ce11">
            <text:p>28/09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60" table:style-name="ce12">
            <text:p><text:s/>R$ 6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47" table:style-name="ce9">
            <text:p>3447</text:p>
          </table:table-cell>
          <table:table-cell office:value-type="string" table:style-name="ce9">
            <text:p>Elisa Campos</text:p>
          </table:table-cell>
          <table:table-cell office:value-type="string" table:style-name="ce9">
            <text:p>Standard</text:p>
          </table:table-cell>
          <table:table-cell office:value-type="date" office:date-value="2024-09-29T00:00:00" table:style-name="ce11">
            <text:p>29/09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48" table:style-name="ce9">
            <text:p>3448</text:p>
          </table:table-cell>
          <table:table-cell office:value-type="string" table:style-name="ce9">
            <text:p>Fabiana Lima</text:p>
          </table:table-cell>
          <table:table-cell office:value-type="string" table:style-name="ce9">
            <text:p>Core</text:p>
          </table:table-cell>
          <table:table-cell office:value-type="date" office:date-value="2024-09-30T00:00:00" table:style-name="ce11">
            <text:p>30/09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449" table:style-name="ce9">
            <text:p>3449</text:p>
          </table:table-cell>
          <table:table-cell office:value-type="string" table:style-name="ce9">
            <text:p>Gabriel Santos</text:p>
          </table:table-cell>
          <table:table-cell office:value-type="string" table:style-name="ce9">
            <text:p>Ultimate</text:p>
          </table:table-cell>
          <table:table-cell office:value-type="date" office:date-value="2024-10-01T00:00:00" table:style-name="ce11">
            <text:p>01/10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50" table:style-name="ce9">
            <text:p>3450</text:p>
          </table:table-cell>
          <table:table-cell office:value-type="string" table:style-name="ce9">
            <text:p>Helena Ferreira</text:p>
          </table:table-cell>
          <table:table-cell office:value-type="string" table:style-name="ce9">
            <text:p>Standard</text:p>
          </table:table-cell>
          <table:table-cell office:value-type="date" office:date-value="2024-10-02T00:00:00" table:style-name="ce11">
            <text:p>02/10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51" table:style-name="ce9">
            <text:p>3451</text:p>
          </table:table-cell>
          <table:table-cell office:value-type="string" table:style-name="ce9">
            <text:p>Ígor Nunes</text:p>
          </table:table-cell>
          <table:table-cell office:value-type="string" table:style-name="ce9">
            <text:p>Core</text:p>
          </table:table-cell>
          <table:table-cell office:value-type="date" office:date-value="2024-10-03T00:00:00" table:style-name="ce11">
            <text:p>03/10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452" table:style-name="ce9">
            <text:p>3452</text:p>
          </table:table-cell>
          <table:table-cell office:value-type="string" table:style-name="ce9">
            <text:p>Joana Silveira</text:p>
          </table:table-cell>
          <table:table-cell office:value-type="string" table:style-name="ce9">
            <text:p>Ultimate</text:p>
          </table:table-cell>
          <table:table-cell office:value-type="date" office:date-value="2024-10-04T00:00:00" table:style-name="ce11">
            <text:p>04/10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53" table:style-name="ce9">
            <text:p>3453</text:p>
          </table:table-cell>
          <table:table-cell office:value-type="string" table:style-name="ce9">
            <text:p>Kléber Oliveira</text:p>
          </table:table-cell>
          <table:table-cell office:value-type="string" table:style-name="ce9">
            <text:p>Standard</text:p>
          </table:table-cell>
          <table:table-cell office:value-type="date" office:date-value="2024-10-05T00:00:00" table:style-name="ce11">
            <text:p>05/10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54" table:style-name="ce9">
            <text:p>3454</text:p>
          </table:table-cell>
          <table:table-cell office:value-type="string" table:style-name="ce9">
            <text:p>Luciana Morais</text:p>
          </table:table-cell>
          <table:table-cell office:value-type="string" table:style-name="ce9">
            <text:p>Core</text:p>
          </table:table-cell>
          <table:table-cell office:value-type="date" office:date-value="2024-10-06T00:00:00" table:style-name="ce11">
            <text:p>06/10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455" table:style-name="ce9">
            <text:p>3455</text:p>
          </table:table-cell>
          <table:table-cell office:value-type="string" table:style-name="ce9">
            <text:p>Marcos Vinícius</text:p>
          </table:table-cell>
          <table:table-cell office:value-type="string" table:style-name="ce9">
            <text:p>Ultimate</text:p>
          </table:table-cell>
          <table:table-cell office:value-type="date" office:date-value="2024-10-07T00:00:00" table:style-name="ce11">
            <text:p>07/10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56" table:style-name="ce9">
            <text:p>3456</text:p>
          </table:table-cell>
          <table:table-cell office:value-type="string" table:style-name="ce9">
            <text:p>Natália Barros</text:p>
          </table:table-cell>
          <table:table-cell office:value-type="string" table:style-name="ce9">
            <text:p>Standard</text:p>
          </table:table-cell>
          <table:table-cell office:value-type="date" office:date-value="2024-10-08T00:00:00" table:style-name="ce11">
            <text:p>08/10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57" table:style-name="ce9">
            <text:p>3457</text:p>
          </table:table-cell>
          <table:table-cell office:value-type="string" table:style-name="ce9">
            <text:p>Oscar Sampaio</text:p>
          </table:table-cell>
          <table:table-cell office:value-type="string" table:style-name="ce9">
            <text:p>Core</text:p>
          </table:table-cell>
          <table:table-cell office:value-type="date" office:date-value="2024-10-09T00:00:00" table:style-name="ce11">
            <text:p>09/10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458" table:style-name="ce9">
            <text:p>3458</text:p>
          </table:table-cell>
          <table:table-cell office:value-type="string" table:style-name="ce9">
            <text:p>Patrícia Leite</text:p>
          </table:table-cell>
          <table:table-cell office:value-type="string" table:style-name="ce9">
            <text:p>Ultimate</text:p>
          </table:table-cell>
          <table:table-cell office:value-type="date" office:date-value="2024-10-10T00:00:00" table:style-name="ce11">
            <text:p>10/10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59" table:style-name="ce9">
            <text:p>3459</text:p>
          </table:table-cell>
          <table:table-cell office:value-type="string" table:style-name="ce9">
            <text:p>Quênia Rocha</text:p>
          </table:table-cell>
          <table:table-cell office:value-type="string" table:style-name="ce9">
            <text:p>Standard</text:p>
          </table:table-cell>
          <table:table-cell office:value-type="date" office:date-value="2024-10-11T00:00:00" table:style-name="ce11">
            <text:p>11/10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60" table:style-name="ce9">
            <text:p>3460</text:p>
          </table:table-cell>
          <table:table-cell office:value-type="string" table:style-name="ce9">
            <text:p>Rafael Torres</text:p>
          </table:table-cell>
          <table:table-cell office:value-type="string" table:style-name="ce9">
            <text:p>Core</text:p>
          </table:table-cell>
          <table:table-cell office:value-type="date" office:date-value="2024-10-12T00:00:00" table:style-name="ce11">
            <text:p>12/10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461" table:style-name="ce9">
            <text:p>3461</text:p>
          </table:table-cell>
          <table:table-cell office:value-type="string" table:style-name="ce9">
            <text:p>Sandra Gouveia</text:p>
          </table:table-cell>
          <table:table-cell office:value-type="string" table:style-name="ce9">
            <text:p>Ultimate</text:p>
          </table:table-cell>
          <table:table-cell office:value-type="date" office:date-value="2024-10-13T00:00:00" table:style-name="ce11">
            <text:p>13/10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50" table:style-name="ce12">
            <text:p><text:s/>R$ 5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62" table:style-name="ce9">
            <text:p>3462</text:p>
          </table:table-cell>
          <table:table-cell office:value-type="string" table:style-name="ce9">
            <text:p>Tiago Lacerda</text:p>
          </table:table-cell>
          <table:table-cell office:value-type="string" table:style-name="ce9">
            <text:p>Standard</text:p>
          </table:table-cell>
          <table:table-cell office:value-type="date" office:date-value="2024-10-14T00:00:00" table:style-name="ce11">
            <text:p>14/10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63" table:style-name="ce9">
            <text:p>3463</text:p>
          </table:table-cell>
          <table:table-cell office:value-type="string" table:style-name="ce9">
            <text:p>Ursula Fonseca</text:p>
          </table:table-cell>
          <table:table-cell office:value-type="string" table:style-name="ce9">
            <text:p>Core</text:p>
          </table:table-cell>
          <table:table-cell office:value-type="date" office:date-value="2024-10-15T00:00:00" table:style-name="ce11">
            <text:p>15/10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464" table:style-name="ce9">
            <text:p>3464</text:p>
          </table:table-cell>
          <table:table-cell office:value-type="string" table:style-name="ce9">
            <text:p>Vanessa Andrade</text:p>
          </table:table-cell>
          <table:table-cell office:value-type="string" table:style-name="ce9">
            <text:p>Ultimate</text:p>
          </table:table-cell>
          <table:table-cell office:value-type="date" office:date-value="2024-10-16T00:00:00" table:style-name="ce11">
            <text:p>16/10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65" table:style-name="ce9">
            <text:p>3465</text:p>
          </table:table-cell>
          <table:table-cell office:value-type="string" table:style-name="ce9">
            <text:p>William Castro</text:p>
          </table:table-cell>
          <table:table-cell office:value-type="string" table:style-name="ce9">
            <text:p>Standard</text:p>
          </table:table-cell>
          <table:table-cell office:value-type="date" office:date-value="2024-10-17T00:00:00" table:style-name="ce11">
            <text:p>17/10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66" table:style-name="ce9">
            <text:p>3466</text:p>
          </table:table-cell>
          <table:table-cell office:value-type="string" table:style-name="ce9">
            <text:p>Xavier Monteiro</text:p>
          </table:table-cell>
          <table:table-cell office:value-type="string" table:style-name="ce9">
            <text:p>Core</text:p>
          </table:table-cell>
          <table:table-cell office:value-type="date" office:date-value="2024-10-18T00:00:00" table:style-name="ce11">
            <text:p>18/10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467" table:style-name="ce9">
            <text:p>3467</text:p>
          </table:table-cell>
          <table:table-cell office:value-type="string" table:style-name="ce9">
            <text:p>Yasmin Figueira</text:p>
          </table:table-cell>
          <table:table-cell office:value-type="string" table:style-name="ce9">
            <text:p>Ultimate</text:p>
          </table:table-cell>
          <table:table-cell office:value-type="date" office:date-value="2024-10-19T00:00:00" table:style-name="ce11">
            <text:p>19/10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50" table:style-name="ce12">
            <text:p><text:s/>R$ 5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68" table:style-name="ce9">
            <text:p>3468</text:p>
          </table:table-cell>
          <table:table-cell office:value-type="string" table:style-name="ce9">
            <text:p>Zacarias Mendonça</text:p>
          </table:table-cell>
          <table:table-cell office:value-type="string" table:style-name="ce9">
            <text:p>Standard</text:p>
          </table:table-cell>
          <table:table-cell office:value-type="date" office:date-value="2024-10-20T00:00:00" table:style-name="ce11">
            <text:p>20/10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2" table:style-name="ce12">
            <text:p><text:s/>R$ 12,00<text:s/></text:p>
          </table:table-cell>
          <table:table-cell office:value-type="currency" office:value="18" table:style-name="ce12">
            <text:p><text:s/>R$ 1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69" table:style-name="ce9">
            <text:p>3469</text:p>
          </table:table-cell>
          <table:table-cell office:value-type="string" table:style-name="ce9">
            <text:p>Amanda Menezes</text:p>
          </table:table-cell>
          <table:table-cell office:value-type="string" table:style-name="ce9">
            <text:p>Core</text:p>
          </table:table-cell>
          <table:table-cell office:value-type="date" office:date-value="2024-10-21T00:00:00" table:style-name="ce11">
            <text:p>21/10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2" table:style-name="ce12">
            <text:p><text:s/>R$ 2,00<text:s/></text:p>
          </table:table-cell>
          <table:table-cell office:value-type="currency" office:value="3" table:style-name="ce12">
            <text:p><text:s/>R$ 3,00<text:s/></text:p>
          </table:table-cell>
          <table:table-cell table:number-columns-repeated="16371"/>
        </table:table-row>
        <table:table-row table:style-name="ro5">
          <table:table-cell office:value-type="float" office:value="3470" table:style-name="ce9">
            <text:p>3470</text:p>
          </table:table-cell>
          <table:table-cell office:value-type="string" table:style-name="ce9">
            <text:p>Bruno Santos</text:p>
          </table:table-cell>
          <table:table-cell office:value-type="string" table:style-name="ce9">
            <text:p>Ultimate</text:p>
          </table:table-cell>
          <table:table-cell office:value-type="date" office:date-value="2024-10-22T00:00:00" table:style-name="ce11">
            <text:p>22/10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60" table:style-name="ce12">
            <text:p><text:s/>R$ 6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71" table:style-name="ce9">
            <text:p>3471</text:p>
          </table:table-cell>
          <table:table-cell office:value-type="string" table:style-name="ce9">
            <text:p>Carla Ferreira</text:p>
          </table:table-cell>
          <table:table-cell office:value-type="string" table:style-name="ce9">
            <text:p>Standard</text:p>
          </table:table-cell>
          <table:table-cell office:value-type="date" office:date-value="2024-10-23T00:00:00" table:style-name="ce11">
            <text:p>23/10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72" table:style-name="ce9">
            <text:p>3472</text:p>
          </table:table-cell>
          <table:table-cell office:value-type="string" table:style-name="ce9">
            <text:p>Diogo Alves</text:p>
          </table:table-cell>
          <table:table-cell office:value-type="string" table:style-name="ce9">
            <text:p>Core</text:p>
          </table:table-cell>
          <table:table-cell office:value-type="date" office:date-value="2024-10-24T00:00:00" table:style-name="ce11">
            <text:p>24/10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473" table:style-name="ce9">
            <text:p>3473</text:p>
          </table:table-cell>
          <table:table-cell office:value-type="string" table:style-name="ce9">
            <text:p>Elisa Neves</text:p>
          </table:table-cell>
          <table:table-cell office:value-type="string" table:style-name="ce9">
            <text:p>Ultimate</text:p>
          </table:table-cell>
          <table:table-cell office:value-type="date" office:date-value="2024-10-25T00:00:00" table:style-name="ce11">
            <text:p>25/10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74" table:style-name="ce9">
            <text:p>3474</text:p>
          </table:table-cell>
          <table:table-cell office:value-type="string" table:style-name="ce9">
            <text:p>Fabiano Pires</text:p>
          </table:table-cell>
          <table:table-cell office:value-type="string" table:style-name="ce9">
            <text:p>Standard</text:p>
          </table:table-cell>
          <table:table-cell office:value-type="date" office:date-value="2024-10-26T00:00:00" table:style-name="ce11">
            <text:p>26/10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75" table:style-name="ce9">
            <text:p>3475</text:p>
          </table:table-cell>
          <table:table-cell office:value-type="string" table:style-name="ce9">
            <text:p>Giovana Ribeiro</text:p>
          </table:table-cell>
          <table:table-cell office:value-type="string" table:style-name="ce9">
            <text:p>Core</text:p>
          </table:table-cell>
          <table:table-cell office:value-type="date" office:date-value="2024-10-27T00:00:00" table:style-name="ce11">
            <text:p>27/10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476" table:style-name="ce9">
            <text:p>3476</text:p>
          </table:table-cell>
          <table:table-cell office:value-type="string" table:style-name="ce9">
            <text:p>Hélio Costa</text:p>
          </table:table-cell>
          <table:table-cell office:value-type="string" table:style-name="ce9">
            <text:p>Ultimate</text:p>
          </table:table-cell>
          <table:table-cell office:value-type="date" office:date-value="2024-10-28T00:00:00" table:style-name="ce11">
            <text:p>28/10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77" table:style-name="ce9">
            <text:p>3477</text:p>
          </table:table-cell>
          <table:table-cell office:value-type="string" table:style-name="ce9">
            <text:p>Íris Loureiro</text:p>
          </table:table-cell>
          <table:table-cell office:value-type="string" table:style-name="ce9">
            <text:p>Standard</text:p>
          </table:table-cell>
          <table:table-cell office:value-type="date" office:date-value="2024-10-29T00:00:00" table:style-name="ce11">
            <text:p>29/10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78" table:style-name="ce9">
            <text:p>3478</text:p>
          </table:table-cell>
          <table:table-cell office:value-type="string" table:style-name="ce9">
            <text:p>João Pereira</text:p>
          </table:table-cell>
          <table:table-cell office:value-type="string" table:style-name="ce9">
            <text:p>Core</text:p>
          </table:table-cell>
          <table:table-cell office:value-type="date" office:date-value="2024-10-30T00:00:00" table:style-name="ce11">
            <text:p>30/10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479" table:style-name="ce9">
            <text:p>3479</text:p>
          </table:table-cell>
          <table:table-cell office:value-type="string" table:style-name="ce9">
            <text:p>Klara Silva</text:p>
          </table:table-cell>
          <table:table-cell office:value-type="string" table:style-name="ce9">
            <text:p>Ultimate</text:p>
          </table:table-cell>
          <table:table-cell office:value-type="date" office:date-value="2024-10-31T00:00:00" table:style-name="ce11">
            <text:p>31/10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80" table:style-name="ce9">
            <text:p>3480</text:p>
          </table:table-cell>
          <table:table-cell office:value-type="string" table:style-name="ce9">
            <text:p>Luciana Barros</text:p>
          </table:table-cell>
          <table:table-cell office:value-type="string" table:style-name="ce9">
            <text:p>Standard</text:p>
          </table:table-cell>
          <table:table-cell office:value-type="date" office:date-value="2024-11-01T00:00:00" table:style-name="ce11">
            <text:p>01/11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81" table:style-name="ce9">
            <text:p>3481</text:p>
          </table:table-cell>
          <table:table-cell office:value-type="string" table:style-name="ce9">
            <text:p>Marcos Gomes</text:p>
          </table:table-cell>
          <table:table-cell office:value-type="string" table:style-name="ce9">
            <text:p>Core</text:p>
          </table:table-cell>
          <table:table-cell office:value-type="date" office:date-value="2024-11-02T00:00:00" table:style-name="ce11">
            <text:p>02/11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482" table:style-name="ce9">
            <text:p>3482</text:p>
          </table:table-cell>
          <table:table-cell office:value-type="string" table:style-name="ce9">
            <text:p>Natália Soares</text:p>
          </table:table-cell>
          <table:table-cell office:value-type="string" table:style-name="ce9">
            <text:p>Ultimate</text:p>
          </table:table-cell>
          <table:table-cell office:value-type="date" office:date-value="2024-11-03T00:00:00" table:style-name="ce11">
            <text:p>03/11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83" table:style-name="ce9">
            <text:p>3483</text:p>
          </table:table-cell>
          <table:table-cell office:value-type="string" table:style-name="ce9">
            <text:p>Oscar Machado</text:p>
          </table:table-cell>
          <table:table-cell office:value-type="string" table:style-name="ce9">
            <text:p>Standard</text:p>
          </table:table-cell>
          <table:table-cell office:value-type="date" office:date-value="2024-11-04T00:00:00" table:style-name="ce11">
            <text:p>04/11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84" table:style-name="ce9">
            <text:p>3484</text:p>
          </table:table-cell>
          <table:table-cell office:value-type="string" table:style-name="ce9">
            <text:p>Patrícia Lima</text:p>
          </table:table-cell>
          <table:table-cell office:value-type="string" table:style-name="ce9">
            <text:p>Core</text:p>
          </table:table-cell>
          <table:table-cell office:value-type="date" office:date-value="2024-11-05T00:00:00" table:style-name="ce11">
            <text:p>05/11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485" table:style-name="ce9">
            <text:p>3485</text:p>
          </table:table-cell>
          <table:table-cell office:value-type="string" table:style-name="ce9">
            <text:p>Quirino Neto</text:p>
          </table:table-cell>
          <table:table-cell office:value-type="string" table:style-name="ce9">
            <text:p>Ultimate</text:p>
          </table:table-cell>
          <table:table-cell office:value-type="date" office:date-value="2024-11-06T00:00:00" table:style-name="ce11">
            <text:p>06/11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50" table:style-name="ce12">
            <text:p><text:s/>R$ 5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86" table:style-name="ce9">
            <text:p>3486</text:p>
          </table:table-cell>
          <table:table-cell office:value-type="string" table:style-name="ce9">
            <text:p>Rafaela Souza</text:p>
          </table:table-cell>
          <table:table-cell office:value-type="string" table:style-name="ce9">
            <text:p>Core</text:p>
          </table:table-cell>
          <table:table-cell office:value-type="date" office:date-value="2024-11-07T00:00:00" table:style-name="ce11">
            <text:p>07/11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487" table:style-name="ce9">
            <text:p>3487</text:p>
          </table:table-cell>
          <table:table-cell office:value-type="string" table:style-name="ce9">
            <text:p>Sandro Almeida</text:p>
          </table:table-cell>
          <table:table-cell office:value-type="string" table:style-name="ce9">
            <text:p>Ultimate</text:p>
          </table:table-cell>
          <table:table-cell office:value-type="date" office:date-value="2024-11-08T00:00:00" table:style-name="ce11">
            <text:p>08/11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88" table:style-name="ce9">
            <text:p>3488</text:p>
          </table:table-cell>
          <table:table-cell office:value-type="string" table:style-name="ce9">
            <text:p>Tânia Ribeiro</text:p>
          </table:table-cell>
          <table:table-cell office:value-type="string" table:style-name="ce9">
            <text:p>Standard</text:p>
          </table:table-cell>
          <table:table-cell office:value-type="date" office:date-value="2024-11-09T00:00:00" table:style-name="ce11">
            <text:p>09/11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89" table:style-name="ce9">
            <text:p>3489</text:p>
          </table:table-cell>
          <table:table-cell office:value-type="string" table:style-name="ce9">
            <text:p>Ugo Dias</text:p>
          </table:table-cell>
          <table:table-cell office:value-type="string" table:style-name="ce9">
            <text:p>Core</text:p>
          </table:table-cell>
          <table:table-cell office:value-type="date" office:date-value="2024-11-10T00:00:00" table:style-name="ce11">
            <text:p>10/11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490" table:style-name="ce9">
            <text:p>3490</text:p>
          </table:table-cell>
          <table:table-cell office:value-type="string" table:style-name="ce9">
            <text:p>Valéria Lima</text:p>
          </table:table-cell>
          <table:table-cell office:value-type="string" table:style-name="ce9">
            <text:p>Ultimate</text:p>
          </table:table-cell>
          <table:table-cell office:value-type="date" office:date-value="2024-11-11T00:00:00" table:style-name="ce11">
            <text:p>11/11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50" table:style-name="ce12">
            <text:p><text:s/>R$ 5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91" table:style-name="ce9">
            <text:p>3491</text:p>
          </table:table-cell>
          <table:table-cell office:value-type="string" table:style-name="ce9">
            <text:p>William Fernandes</text:p>
          </table:table-cell>
          <table:table-cell office:value-type="string" table:style-name="ce9">
            <text:p>Standard</text:p>
          </table:table-cell>
          <table:table-cell office:value-type="date" office:date-value="2024-11-12T00:00:00" table:style-name="ce11">
            <text:p>12/11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25" table:style-name="ce12">
            <text:p><text:s/>R$ 2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92" table:style-name="ce9">
            <text:p>3492</text:p>
          </table:table-cell>
          <table:table-cell office:value-type="string" table:style-name="ce9">
            <text:p>Xuxa Mendes</text:p>
          </table:table-cell>
          <table:table-cell office:value-type="string" table:style-name="ce9">
            <text:p>Core</text:p>
          </table:table-cell>
          <table:table-cell office:value-type="date" office:date-value="2024-11-13T00:00:00" table:style-name="ce11">
            <text:p>13/11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493" table:style-name="ce9">
            <text:p>3493</text:p>
          </table:table-cell>
          <table:table-cell office:value-type="string" table:style-name="ce9">
            <text:p>Ygor Farias</text:p>
          </table:table-cell>
          <table:table-cell office:value-type="string" table:style-name="ce9">
            <text:p>Ultimate</text:p>
          </table:table-cell>
          <table:table-cell office:value-type="date" office:date-value="2024-11-14T00:00:00" table:style-name="ce11">
            <text:p>14/11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94" table:style-name="ce9">
            <text:p>3494</text:p>
          </table:table-cell>
          <table:table-cell office:value-type="string" table:style-name="ce9">
            <text:p>Zilda Barros</text:p>
          </table:table-cell>
          <table:table-cell office:value-type="string" table:style-name="ce9">
            <text:p>Standard</text:p>
          </table:table-cell>
          <table:table-cell office:value-type="date" office:date-value="2024-11-15T00:00:00" table:style-name="ce11">
            <text:p>15/11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2" table:style-name="ce12">
            <text:p><text:s/>R$ 12,00<text:s/></text:p>
          </table:table-cell>
          <table:table-cell office:value-type="currency" office:value="18" table:style-name="ce12">
            <text:p><text:s/>R$ 1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95" table:style-name="ce9">
            <text:p>3495</text:p>
          </table:table-cell>
          <table:table-cell office:value-type="string" table:style-name="ce9">
            <text:p>Amanda Santos</text:p>
          </table:table-cell>
          <table:table-cell office:value-type="string" table:style-name="ce9">
            <text:p>Core</text:p>
          </table:table-cell>
          <table:table-cell office:value-type="date" office:date-value="2024-11-16T00:00:00" table:style-name="ce11">
            <text:p>16/11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2" table:style-name="ce12">
            <text:p><text:s/>R$ 2,00<text:s/></text:p>
          </table:table-cell>
          <table:table-cell office:value-type="currency" office:value="3" table:style-name="ce12">
            <text:p><text:s/>R$ 3,00<text:s/></text:p>
          </table:table-cell>
          <table:table-cell table:number-columns-repeated="16371"/>
        </table:table-row>
        <table:table-row table:style-name="ro5">
          <table:table-cell office:value-type="float" office:value="3496" table:style-name="ce9">
            <text:p>3496</text:p>
          </table:table-cell>
          <table:table-cell office:value-type="string" table:style-name="ce9">
            <text:p>Bruno Costa</text:p>
          </table:table-cell>
          <table:table-cell office:value-type="string" table:style-name="ce9">
            <text:p>Ultimate</text:p>
          </table:table-cell>
          <table:table-cell office:value-type="date" office:date-value="2024-11-17T00:00:00" table:style-name="ce11">
            <text:p>17/11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60" table:style-name="ce12">
            <text:p><text:s/>R$ 6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97" table:style-name="ce9">
            <text:p>3497</text:p>
          </table:table-cell>
          <table:table-cell office:value-type="string" table:style-name="ce9">
            <text:p>Carla Rodrigues</text:p>
          </table:table-cell>
          <table:table-cell office:value-type="string" table:style-name="ce9">
            <text:p>Standard</text:p>
          </table:table-cell>
          <table:table-cell office:value-type="date" office:date-value="2024-11-18T00:00:00" table:style-name="ce11">
            <text:p>18/11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498" table:style-name="ce9">
            <text:p>3498</text:p>
          </table:table-cell>
          <table:table-cell office:value-type="string" table:style-name="ce9">
            <text:p>Diogo Pereira</text:p>
          </table:table-cell>
          <table:table-cell office:value-type="string" table:style-name="ce9">
            <text:p>Core</text:p>
          </table:table-cell>
          <table:table-cell office:value-type="date" office:date-value="2024-11-19T00:00:00" table:style-name="ce11">
            <text:p>19/11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499" table:style-name="ce9">
            <text:p>3499</text:p>
          </table:table-cell>
          <table:table-cell office:value-type="string" table:style-name="ce9">
            <text:p>Elisa Correia</text:p>
          </table:table-cell>
          <table:table-cell office:value-type="string" table:style-name="ce9">
            <text:p>Ultimate</text:p>
          </table:table-cell>
          <table:table-cell office:value-type="date" office:date-value="2024-11-20T00:00:00" table:style-name="ce11">
            <text:p>20/11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500" table:style-name="ce9">
            <text:p>3500</text:p>
          </table:table-cell>
          <table:table-cell office:value-type="string" table:style-name="ce9">
            <text:p>Fábio Lourenço</text:p>
          </table:table-cell>
          <table:table-cell office:value-type="string" table:style-name="ce9">
            <text:p>Standard</text:p>
          </table:table-cell>
          <table:table-cell office:value-type="date" office:date-value="2024-11-21T00:00:00" table:style-name="ce11">
            <text:p>21/11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501" table:style-name="ce9">
            <text:p>3501</text:p>
          </table:table-cell>
          <table:table-cell office:value-type="string" table:style-name="ce9">
            <text:p>Gabriela Neves</text:p>
          </table:table-cell>
          <table:table-cell office:value-type="string" table:style-name="ce9">
            <text:p>Core</text:p>
          </table:table-cell>
          <table:table-cell office:value-type="date" office:date-value="2024-11-22T00:00:00" table:style-name="ce11">
            <text:p>22/11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502" table:style-name="ce9">
            <text:p>3502</text:p>
          </table:table-cell>
          <table:table-cell office:value-type="string" table:style-name="ce9">
            <text:p>Henrique Gonçalves</text:p>
          </table:table-cell>
          <table:table-cell office:value-type="string" table:style-name="ce9">
            <text:p>Ultimate</text:p>
          </table:table-cell>
          <table:table-cell office:value-type="date" office:date-value="2024-11-23T00:00:00" table:style-name="ce11">
            <text:p>23/11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503" table:style-name="ce9">
            <text:p>3503</text:p>
          </table:table-cell>
          <table:table-cell office:value-type="string" table:style-name="ce9">
            <text:p>Íris Santos</text:p>
          </table:table-cell>
          <table:table-cell office:value-type="string" table:style-name="ce9">
            <text:p>Standard</text:p>
          </table:table-cell>
          <table:table-cell office:value-type="date" office:date-value="2024-11-24T00:00:00" table:style-name="ce11">
            <text:p>24/11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504" table:style-name="ce9">
            <text:p>3504</text:p>
          </table:table-cell>
          <table:table-cell office:value-type="string" table:style-name="ce9">
            <text:p>João Marcelo Alves</text:p>
          </table:table-cell>
          <table:table-cell office:value-type="string" table:style-name="ce9">
            <text:p>Core</text:p>
          </table:table-cell>
          <table:table-cell office:value-type="date" office:date-value="2024-11-25T00:00:00" table:style-name="ce11">
            <text:p>25/11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505" table:style-name="ce9">
            <text:p>3505</text:p>
          </table:table-cell>
          <table:table-cell office:value-type="string" table:style-name="ce9">
            <text:p>Klara Fonseca</text:p>
          </table:table-cell>
          <table:table-cell office:value-type="string" table:style-name="ce9">
            <text:p>Ultimate</text:p>
          </table:table-cell>
          <table:table-cell office:value-type="date" office:date-value="2024-11-26T00:00:00" table:style-name="ce11">
            <text:p>26/11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506" table:style-name="ce9">
            <text:p>3506</text:p>
          </table:table-cell>
          <table:table-cell office:value-type="string" table:style-name="ce9">
            <text:p>Lucas Mendonça</text:p>
          </table:table-cell>
          <table:table-cell office:value-type="string" table:style-name="ce9">
            <text:p>Standard</text:p>
          </table:table-cell>
          <table:table-cell office:value-type="date" office:date-value="2024-11-27T00:00:00" table:style-name="ce11">
            <text:p>27/11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507" table:style-name="ce9">
            <text:p>3507</text:p>
          </table:table-cell>
          <table:table-cell office:value-type="string" table:style-name="ce9">
            <text:p>Marcela Torres</text:p>
          </table:table-cell>
          <table:table-cell office:value-type="string" table:style-name="ce9">
            <text:p>Core</text:p>
          </table:table-cell>
          <table:table-cell office:value-type="date" office:date-value="2024-11-28T00:00:00" table:style-name="ce11">
            <text:p>28/11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508" table:style-name="ce9">
            <text:p>3508</text:p>
          </table:table-cell>
          <table:table-cell office:value-type="string" table:style-name="ce9">
            <text:p>Natália Castro</text:p>
          </table:table-cell>
          <table:table-cell office:value-type="string" table:style-name="ce9">
            <text:p>Ultimate</text:p>
          </table:table-cell>
          <table:table-cell office:value-type="date" office:date-value="2024-11-29T00:00:00" table:style-name="ce11">
            <text:p>29/11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509" table:style-name="ce9">
            <text:p>3509</text:p>
          </table:table-cell>
          <table:table-cell office:value-type="string" table:style-name="ce9">
            <text:p>Oscar Martins</text:p>
          </table:table-cell>
          <table:table-cell office:value-type="string" table:style-name="ce9">
            <text:p>Standard</text:p>
          </table:table-cell>
          <table:table-cell office:value-type="date" office:date-value="2024-11-30T00:00:00" table:style-name="ce11">
            <text:p>30/11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510" table:style-name="ce9">
            <text:p>3510</text:p>
          </table:table-cell>
          <table:table-cell office:value-type="string" table:style-name="ce9">
            <text:p>Patrícia Oliveira</text:p>
          </table:table-cell>
          <table:table-cell office:value-type="string" table:style-name="ce9">
            <text:p>Core</text:p>
          </table:table-cell>
          <table:table-cell office:value-type="date" office:date-value="2024-12-01T00:00:00" table:style-name="ce11">
            <text:p>01/12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511" table:style-name="ce9">
            <text:p>3511</text:p>
          </table:table-cell>
          <table:table-cell office:value-type="string" table:style-name="ce9">
            <text:p>Quentin Nogueira</text:p>
          </table:table-cell>
          <table:table-cell office:value-type="string" table:style-name="ce9">
            <text:p>Ultimate</text:p>
          </table:table-cell>
          <table:table-cell office:value-type="date" office:date-value="2024-12-02T00:00:00" table:style-name="ce11">
            <text:p>02/12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50" table:style-name="ce12">
            <text:p><text:s/>R$ 5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512" table:style-name="ce9">
            <text:p>3512</text:p>
          </table:table-cell>
          <table:table-cell office:value-type="string" table:style-name="ce9">
            <text:p>Raquel Silva</text:p>
          </table:table-cell>
          <table:table-cell office:value-type="string" table:style-name="ce9">
            <text:p>Standard</text:p>
          </table:table-cell>
          <table:table-cell office:value-type="date" office:date-value="2024-12-03T00:00:00" table:style-name="ce11">
            <text:p>03/12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513" table:style-name="ce9">
            <text:p>3513</text:p>
          </table:table-cell>
          <table:table-cell office:value-type="string" table:style-name="ce9">
            <text:p>Sandro Gomes</text:p>
          </table:table-cell>
          <table:table-cell office:value-type="string" table:style-name="ce9">
            <text:p>Core</text:p>
          </table:table-cell>
          <table:table-cell office:value-type="date" office:date-value="2024-12-04T00:00:00" table:style-name="ce11">
            <text:p>04/12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style-name="ro5">
          <table:table-cell office:value-type="float" office:value="3514" table:style-name="ce9">
            <text:p>3514</text:p>
          </table:table-cell>
          <table:table-cell office:value-type="string" table:style-name="ce9">
            <text:p>Tânia Machado</text:p>
          </table:table-cell>
          <table:table-cell office:value-type="string" table:style-name="ce9">
            <text:p>Ultimate</text:p>
          </table:table-cell>
          <table:table-cell office:value-type="date" office:date-value="2024-12-05T00:00:00" table:style-name="ce11">
            <text:p>05/12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7" table:style-name="ce12">
            <text:p><text:s/>R$ 7,00<text:s/></text:p>
          </table:table-cell>
          <table:table-cell office:value-type="currency" office:value="58" table:style-name="ce12">
            <text:p><text:s/>R$ 5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515" table:style-name="ce9">
            <text:p>3515</text:p>
          </table:table-cell>
          <table:table-cell office:value-type="string" table:style-name="ce9">
            <text:p>Ursula Silva</text:p>
          </table:table-cell>
          <table:table-cell office:value-type="string" table:style-name="ce9">
            <text:p>Standard</text:p>
          </table:table-cell>
          <table:table-cell office:value-type="date" office:date-value="2024-12-06T00:00:00" table:style-name="ce11">
            <text:p>06/12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516" table:style-name="ce9">
            <text:p>3516</text:p>
          </table:table-cell>
          <table:table-cell office:value-type="string" table:style-name="ce9">
            <text:p>Vanessa Moraes</text:p>
          </table:table-cell>
          <table:table-cell office:value-type="string" table:style-name="ce9">
            <text:p>Core</text:p>
          </table:table-cell>
          <table:table-cell office:value-type="date" office:date-value="2024-12-07T00:00:00" table:style-name="ce11">
            <text:p>07/12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517" table:style-name="ce9">
            <text:p>3517</text:p>
          </table:table-cell>
          <table:table-cell office:value-type="string" table:style-name="ce9">
            <text:p>William Carvalho</text:p>
          </table:table-cell>
          <table:table-cell office:value-type="string" table:style-name="ce9">
            <text:p>Ultimate</text:p>
          </table:table-cell>
          <table:table-cell office:value-type="date" office:date-value="2024-12-08T00:00:00" table:style-name="ce11">
            <text:p>08/12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45" table:style-name="ce12">
            <text:p><text:s/>R$ 4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518" table:style-name="ce9">
            <text:p>3518</text:p>
          </table:table-cell>
          <table:table-cell office:value-type="string" table:style-name="ce9">
            <text:p>Xavier Reis</text:p>
          </table:table-cell>
          <table:table-cell office:value-type="string" table:style-name="ce9">
            <text:p>Standard</text:p>
          </table:table-cell>
          <table:table-cell office:value-type="date" office:date-value="2024-12-09T00:00:00" table:style-name="ce11">
            <text:p>09/12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2" table:style-name="ce12">
            <text:p><text:s/>R$ 12,00<text:s/></text:p>
          </table:table-cell>
          <table:table-cell office:value-type="currency" office:value="18" table:style-name="ce12">
            <text:p><text:s/>R$ 18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519" table:style-name="ce9">
            <text:p>3519</text:p>
          </table:table-cell>
          <table:table-cell office:value-type="string" table:style-name="ce9">
            <text:p>Yasmin Rocha</text:p>
          </table:table-cell>
          <table:table-cell office:value-type="string" table:style-name="ce9">
            <text:p>Core</text:p>
          </table:table-cell>
          <table:table-cell office:value-type="date" office:date-value="2024-12-10T00:00:00" table:style-name="ce11">
            <text:p>10/12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2" table:style-name="ce12">
            <text:p><text:s/>R$ 2,00<text:s/></text:p>
          </table:table-cell>
          <table:table-cell office:value-type="currency" office:value="3" table:style-name="ce12">
            <text:p><text:s/>R$ 3,00<text:s/></text:p>
          </table:table-cell>
          <table:table-cell table:number-columns-repeated="16371"/>
        </table:table-row>
        <table:table-row table:style-name="ro5">
          <table:table-cell office:value-type="float" office:value="3520" table:style-name="ce9">
            <text:p>3520</text:p>
          </table:table-cell>
          <table:table-cell office:value-type="string" table:style-name="ce9">
            <text:p>Zacarias Duarte</text:p>
          </table:table-cell>
          <table:table-cell office:value-type="string" table:style-name="ce9">
            <text:p>Ultimate</text:p>
          </table:table-cell>
          <table:table-cell office:value-type="date" office:date-value="2024-12-11T00:00:00" table:style-name="ce11">
            <text:p>11/12/2024</text:p>
          </table:table-cell>
          <table:table-cell office:value-type="string" table:style-name="ce9">
            <text:p>Yes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5" table:style-name="ce12">
            <text:p><text:s/>R$ 5,00<text:s/></text:p>
          </table:table-cell>
          <table:table-cell office:value-type="currency" office:value="60" table:style-name="ce12">
            <text:p><text:s/>R$ 6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521" table:style-name="ce9">
            <text:p>3521</text:p>
          </table:table-cell>
          <table:table-cell office:value-type="string" table:style-name="ce9">
            <text:p>Amanda Freitas</text:p>
          </table:table-cell>
          <table:table-cell office:value-type="string" table:style-name="ce9">
            <text:p>Standard</text:p>
          </table:table-cell>
          <table:table-cell office:value-type="date" office:date-value="2024-12-12T00:00:00" table:style-name="ce11">
            <text:p>12/12/2024</text:p>
          </table:table-cell>
          <table:table-cell office:value-type="string" table:style-name="ce9">
            <text:p>No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0" table:style-name="ce12">
            <text:p><text:s/>R$ 10,00<text:s/></text:p>
          </table:table-cell>
          <table:table-cell office:value-type="currency" office:value="20" table:style-name="ce12">
            <text:p><text:s/>R$ 20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522" table:style-name="ce9">
            <text:p>3522</text:p>
          </table:table-cell>
          <table:table-cell office:value-type="string" table:style-name="ce9">
            <text:p>Bruno Almeida</text:p>
          </table:table-cell>
          <table:table-cell office:value-type="string" table:style-name="ce9">
            <text:p>Core</text:p>
          </table:table-cell>
          <table:table-cell office:value-type="date" office:date-value="2024-12-13T00:00:00" table:style-name="ce11">
            <text:p>13/12/2024</text:p>
          </table:table-cell>
          <table:table-cell office:value-type="string" table:style-name="ce9">
            <text:p>Yes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Quarter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5" table:style-name="ce12">
            <text:p><text:s/>R$ 5,00<text:s/></text:p>
          </table:table-cell>
          <table:table-cell table:number-columns-repeated="16371"/>
        </table:table-row>
        <table:table-row table:style-name="ro5">
          <table:table-cell office:value-type="float" office:value="3523" table:style-name="ce9">
            <text:p>3523</text:p>
          </table:table-cell>
          <table:table-cell office:value-type="string" table:style-name="ce9">
            <text:p>Carla Siqueira</text:p>
          </table:table-cell>
          <table:table-cell office:value-type="string" table:style-name="ce9">
            <text:p>Ultimate</text:p>
          </table:table-cell>
          <table:table-cell office:value-type="date" office:date-value="2024-12-14T00:00:00" table:style-name="ce11">
            <text:p>14/12/2024</text:p>
          </table:table-cell>
          <table:table-cell office:value-type="string" table:style-name="ce9">
            <text:p>No</text:p>
          </table:table-cell>
          <table:table-cell office:value-type="currency" office:value="15" table:style-name="ce12">
            <text:p><text:s/>R$ 1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Yes</text:p>
          </table:table-cell>
          <table:table-cell office:value-type="currency" office:value="30" table:style-name="ce12">
            <text:p><text:s/>R$ 30,00<text:s/>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3" table:style-name="ce12">
            <text:p><text:s/>R$ 3,00<text:s/></text:p>
          </table:table-cell>
          <table:table-cell office:value-type="currency" office:value="62" table:style-name="ce12">
            <text:p><text:s/>R$ 62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524" table:style-name="ce9">
            <text:p>3524</text:p>
          </table:table-cell>
          <table:table-cell office:value-type="string" table:style-name="ce9">
            <text:p>Diogo Ramos</text:p>
          </table:table-cell>
          <table:table-cell office:value-type="string" table:style-name="ce9">
            <text:p>Standard</text:p>
          </table:table-cell>
          <table:table-cell office:value-type="date" office:date-value="2024-12-15T00:00:00" table:style-name="ce11">
            <text:p>15/12/2024</text:p>
          </table:table-cell>
          <table:table-cell office:value-type="string" table:style-name="ce9">
            <text:p>Yes</text:p>
          </table:table-cell>
          <table:table-cell office:value-type="currency" office:value="10" table:style-name="ce12">
            <text:p><text:s/>R$ 10,00<text:s/></text:p>
          </table:table-cell>
          <table:table-cell office:value-type="string" table:style-name="ce9">
            <text:p>Annual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Yes</text:p>
          </table:table-cell>
          <table:table-cell office:value-type="currency" office:value="20" table:style-name="ce12">
            <text:p><text:s/>R$ 20,00<text:s/></text:p>
          </table:table-cell>
          <table:table-cell office:value-type="currency" office:value="15" table:style-name="ce12">
            <text:p><text:s/>R$ 15,00<text:s/></text:p>
          </table:table-cell>
          <table:table-cell office:value-type="currency" office:value="15" table:style-name="ce12">
            <text:p><text:s/>R$ 15,00<text:s/></text:p>
          </table:table-cell>
          <table:table-cell table:number-columns-repeated="16371"/>
        </table:table-row>
        <table:table-row table:style-name="ro5" table:visibility="filter">
          <table:table-cell office:value-type="float" office:value="3525" table:style-name="ce9">
            <text:p>3525</text:p>
          </table:table-cell>
          <table:table-cell office:value-type="string" table:style-name="ce9">
            <text:p>Elisa Magalhães</text:p>
          </table:table-cell>
          <table:table-cell office:value-type="string" table:style-name="ce9">
            <text:p>Core</text:p>
          </table:table-cell>
          <table:table-cell office:value-type="date" office:date-value="2024-12-16T00:00:00" table:style-name="ce11">
            <text:p>16/12/2024</text:p>
          </table:table-cell>
          <table:table-cell office:value-type="string" table:style-name="ce9">
            <text:p>No</text:p>
          </table:table-cell>
          <table:table-cell office:value-type="currency" office:value="5" table:style-name="ce12">
            <text:p><text:s/>R$ 5,00<text:s/></text:p>
          </table:table-cell>
          <table:table-cell office:value-type="string" table:style-name="ce9">
            <text:p>Monthly</text:p>
          </table:table-cell>
          <table:table-cell office:value-type="string" table:style-name="ce9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No</text:p>
          </table:table-cell>
          <table:table-cell office:value-type="currency" office:value="0" table:style-name="ce12">
            <text:p><text:s/>R$ -<text:s text:c="3"/></text:p>
          </table:table-cell>
          <table:table-cell office:value-type="currency" office:value="1" table:style-name="ce12">
            <text:p><text:s/>R$ 1,00<text:s/></text:p>
          </table:table-cell>
          <table:table-cell office:value-type="currency" office:value="4" table:style-name="ce12">
            <text:p><text:s/>R$ 4,00<text:s/></text:p>
          </table:table-cell>
          <table:table-cell table:number-columns-repeated="16371"/>
        </table:table-row>
        <table:table-row table:number-rows-repeated="1048280" table:style-name="ro1">
          <table:table-cell table:number-columns-repeated="16384"/>
        </table:table-row>
      </table:table>
      <table:table table:name="C̳álculos" table:style-name="ta1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0" table:number-columns-repeated="2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0" table:default-cell-style-name="ce1"/>
        <table:table-column table:style-name="co23" table:number-columns-repeated="2" table:default-cell-style-name="ce1"/>
        <table:table-column table:style-name="co1" table:number-columns-repeated="4" table:default-cell-style-name="ce1"/>
        <table:table-column table:style-name="co8" table:default-cell-style-name="ce1"/>
        <table:table-column table:style-name="co1" table:number-columns-repeated="1636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3">
            <text:p>Pergunta de Negocio 1 - Qual o faturamento Total de venda de cada tipo de inscrição (Anual, trimestral e mensal), contando com assinaturas extras (EA, Minecraft)</text:p>
          </table:table-cell>
          <table:table-cell table:number-columns-repeated="6" table:style-name="ce13"/>
          <table:table-cell table:number-columns-repeated="16376" table:style-name="ce1"/>
        </table:table-row>
        <table:table-row table:style-name="ro1">
          <table:table-cell/>
          <table:table-cell table:style-name="ce13"/>
          <table:table-cell table:number-columns-repeated="16382" table:style-name="ce1"/>
        </table:table-row>
        <table:table-row table:style-name="ro1">
          <table:table-cell/>
          <table:table-cell office:value-type="string" table:style-name="ce14">
            <text:p>Pergunta de Negocio 2 - Qual o faturamento<text:s/><text:span text:style-name="T2">Total de venda<text:s/></text:span>de cada tipo de inscrição (Anual, mensa, trimestral) considerando os assinantes com auto renovação atica e não ativa.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0" table:style-name="ce1"/>
          <table:table-cell table:style-name="ce1">
            <draw:custom-shape svg:x="0in" svg:y="0in" svg:width="0.33333in" svg:height="0.33333in" draw:z-index="1" draw:id="id13" draw:style-name="a18" draw:name="AutoShape 1">
              <svg:title/>
              <svg:desc>Nintendo Switch Online bate marca de 36 milhões de assinantes - Nintendo  Blast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style-name="ce1">
            <draw:custom-shape svg:x="0in" svg:y="0in" svg:width="0.33333in" svg:height="0.33333in" draw:z-index="2" draw:id="id14" draw:style-name="a19" draw:name="AutoShape 2">
              <svg:title/>
              <svg:desc>Nintendo Switch Online bate marca de 36 milhões de assinantes - Nintendo  Blast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3">
            <text:p>Pergunta de Negocio 3 - total de vendas de aassinaturas do EA season Pas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6">
            <text:p>Subscription Type</text:p>
          </table:table-cell>
          <table:table-cell office:value-type="string" table:style-name="ce1">
            <text:p>Annual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1" table:style-name="ce1"/>
          <table:table-cell office:value-type="string" table:style-name="ce1">
            <text:p>='C̳álculos'!E31]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6">
            <text:p>Auto Renewal</text:p>
          </table:table-cell>
          <table:table-cell office:value-type="string" table:style-name="ce1">
            <text:p>Soma de Total 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No</text:p>
          </table:table-cell>
          <table:table-cell office:value-type="currency" office:value="217" table:style-name="ce15">
            <text:p><text:s/>R$ 217,00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Yes</text:p>
          </table:table-cell>
          <table:table-cell office:value-type="currency" office:value="1537" table:style-name="ce15">
            <text:p><text:s/>R$ 1.537,00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Total Geral</text:p>
          </table:table-cell>
          <table:table-cell office:value-type="currency" office:value="1754" table:style-name="ce15">
            <text:p><text:s/>R$ 1.754,00<text:s/></text:p>
          </table:table-cell>
          <table:table-cell table:style-name="ce1"/>
          <table:table-cell table:style-name="ce21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6">
            <text:p>Subscription Type</text:p>
          </table:table-cell>
          <table:table-cell office:value-type="string" table:style-name="ce1">
            <text:p>Annua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6">
            <text:p>Plan</text:p>
          </table:table-cell>
          <table:table-cell office:value-type="string" table:style-name="ce1">
            <text:p>Soma de EA Play Season PassPric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ore</text:p>
          </table:table-cell>
          <table:table-cell office:value-type="float" office:value="0" table:style-name="ce20">
            <text:p>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Standard</text:p>
          </table:table-cell>
          <table:table-cell office:value-type="float" office:value="0" table:style-name="ce20">
            <text:p>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Ultimate</text:p>
          </table:table-cell>
          <table:table-cell office:value-type="float" office:value="600" table:style-name="ce20">
            <text:p>60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Total Geral</text:p>
          </table:table-cell>
          <table:table-cell office:value-type="float" office:value="600" table:style-name="ce20">
            <text:p>600</text:p>
          </table:table-cell>
          <table:table-cell table:style-name="ce1"/>
          <table:table-cell office:value-type="float" office:value="600" table:formula="of:=[.C23]" table:style-name="ce1">
            <text:p>6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6">
            <text:p>Subscription Type</text:p>
          </table:table-cell>
          <table:table-cell office:value-type="string" table:style-name="ce1">
            <text:p>Annua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6">
            <text:p>Plan</text:p>
          </table:table-cell>
          <table:table-cell office:value-type="string" table:style-name="ce1">
            <text:p>Soma de Minecraft Season Pass Pric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ore</text:p>
          </table:table-cell>
          <table:table-cell office:value-type="currency" office:value="0" table:style-name="ce15">
            <text:p><text:s/>R$ -<text:s text:c="3"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Standard</text:p>
          </table:table-cell>
          <table:table-cell office:value-type="currency" office:value="540" table:style-name="ce15">
            <text:p><text:s/>R$ 540,00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Ultimate</text:p>
          </table:table-cell>
          <table:table-cell office:value-type="currency" office:value="400" table:style-name="ce15">
            <text:p><text:s/>R$ 400,00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Total Geral</text:p>
          </table:table-cell>
          <table:table-cell office:value-type="currency" office:value="940" table:style-name="ce15">
            <text:p><text:s/>R$ 940,00<text:s/></text:p>
          </table:table-cell>
          <table:table-cell table:style-name="ce1"/>
          <table:table-cell office:value-type="currency" office:value="940" table:formula="of:=[.C31]" table:style-name="ce15">
            <text:p><text:s/>R$ 940,00<text:s/>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D̳ashboard" table:style-name="ta2">
        <table:table-column table:style-name="co24" table:default-cell-style-name="ce17"/>
        <table:table-column table:style-name="co25" table:default-cell-style-name="ce8"/>
        <table:table-column table:style-name="co19" table:default-cell-style-name="ce8"/>
        <table:table-column table:style-name="co1" table:number-columns-repeated="8" table:default-cell-style-name="ce8"/>
        <table:table-column table:style-name="co26" table:default-cell-style-name="ce8"/>
        <table:table-column table:style-name="co1" table:number-columns-repeated="7" table:default-cell-style-name="ce8"/>
        <table:table-column table:style-name="co27" table:default-cell-style-name="ce8"/>
        <table:table-column table:style-name="co28" table:default-cell-style-name="ce8"/>
        <table:table-column table:style-name="co1" table:number-columns-repeated="4" table:default-cell-style-name="ce8"/>
        <table:table-column table:style-name="co29" table:default-cell-style-name="ce8"/>
        <table:table-column table:style-name="co1" table:number-columns-repeated="41" table:default-cell-style-name="ce8"/>
        <table:table-column table:style-name="co1" table:number-columns-repeated="90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6225" table:default-cell-style-name="ce1"/>
        <table:table-row table:style-name="ro6">
          <table:table-cell/>
          <table:table-cell table:number-columns-repeated="26" table:style-name="ce18"/>
          <table:table-cell table:style-name="ce18">
            <draw:custom-shape svg:x="0.15625in" svg:y="0in" svg:width="1.11458in" svg:height="1.0625in" draw:z-index="7" draw:id="id20" draw:style-name="a28" draw:name="Oval 7">
              <svg:title/>
              <svg:desc/>
              <text:p text:style-name="a26" text:class-names="" text:cond-style-name=""><text:span text:style-name="a2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 table:number-columns-repeated="20" table:style-name="ce18"/>
          <table:table-cell table:number-columns-repeated="16336"/>
        </table:table-row>
        <table:table-row table:style-name="ro7">
          <table:table-cell table:style-name="ce17">
            <draw:frame draw:z-index="1" draw:id="id15" draw:style-name="a20" draw:name="Imagem 1" svg:x="0.48958in" svg:y="0in" svg:width="2.07292in" svg:height="0.62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style-name="ce19"/>
          <table:table-cell office:value-type="string" table:style-name="ce48">
            <text:p>XBOX GAME PASS SUBSCRIPTION SALES DASHBOARD</text:p>
          </table:table-cell>
          <table:table-cell table:number-columns-repeated="17" table:style-name="ce19"/>
          <table:table-cell office:value-type="string" table:style-name="ce49">
            <text:p><text:span text:style-name="T3">Welcome to your dashboard<text:s/></text:span><text:span text:style-name="T4">Julio!</text:span></text:p>
          </table:table-cell>
          <table:table-cell table:number-columns-repeated="27" table:style-name="ce19"/>
          <table:table-cell table:number-columns-repeated="16336"/>
        </table:table-row>
        <table:table-row table:style-name="ro8">
          <table:table-cell/>
          <table:table-cell table:number-columns-repeated="66" table:style-name="ce8"/>
          <table:table-cell table:number-columns-repeated="16317"/>
        </table:table-row>
        <table:table-row table:style-name="ro9">
          <table:table-cell/>
          <table:table-cell table:number-columns-repeated="66" table:style-name="ce8"/>
          <table:table-cell table:number-columns-repeated="16317"/>
        </table:table-row>
        <table:table-row table:style-name="ro10">
          <table:table-cell/>
          <table:table-cell table:style-name="ce8"/>
          <table:table-cell office:value-type="string" table:style-name="ce50">
            <text:p>Reporting period: 01/01/2026. Update date: 01/21/2026.</text:p>
          </table:table-cell>
          <table:table-cell table:number-columns-repeated="64" table:style-name="ce8"/>
          <table:table-cell table:number-columns-repeated="16317"/>
        </table:table-row>
        <table:table-row table:style-name="ro11">
          <table:table-cell table:style-name="ce17"/>
          <table:table-cell table:number-columns-repeated="66" table:style-name="ce8"/>
          <table:table-cell table:number-columns-repeated="16317"/>
        </table:table-row>
        <table:table-row table:style-name="ro12">
          <table:table-cell/>
          <table:table-cell table:style-name="ce8"/>
          <table:table-cell office:value-type="string" table:number-columns-spanned="13" table:number-rows-spanned="3" table:style-name="ce54">
            <text:p>TOTAL SUBSCRIPTIONS EA SEASON PASS</text:p>
            <draw:frame draw:z-index="4" draw:id="id17" draw:style-name="a22" draw:name="Imagem 6" svg:x="0.8125in" svg:y="0.07292in" svg:width="3.02083in" svg:height="3.0312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covered-table-cell table:number-columns-repeated="12"/>
          <table:table-cell table:style-name="ce8"/>
          <table:table-cell office:value-type="string" table:number-columns-spanned="13" table:number-rows-spanned="3" table:style-name="ce54">
            <text:p>TOTAL SUBSCRIPTIONS MINECRAFT SEASON PASS</text:p>
          </table:table-cell>
          <table:covered-table-cell table:number-columns-repeated="12"/>
          <table:table-cell table:number-columns-repeated="38" table:style-name="ce8"/>
          <table:table-cell table:number-columns-repeated="16317"/>
        </table:table-row>
        <table:table-row table:number-rows-repeated="2" table:style-name="ro13">
          <table:table-cell/>
          <table:table-cell table:style-name="ce8"/>
          <table:covered-table-cell/>
          <table:covered-table-cell table:number-columns-repeated="12"/>
          <table:table-cell table:style-name="ce8"/>
          <table:covered-table-cell/>
          <table:covered-table-cell table:number-columns-repeated="12"/>
          <table:table-cell table:number-columns-repeated="38" table:style-name="ce8"/>
          <table:table-cell table:number-columns-repeated="16317"/>
        </table:table-row>
        <table:table-row table:style-name="ro13">
          <table:table-cell/>
          <table:table-cell table:style-name="ce8"/>
          <table:table-cell table:number-columns-spanned="6" table:number-rows-spanned="7" table:style-name="ce53"/>
          <table:covered-table-cell table:number-columns-repeated="5"/>
          <table:table-cell office:value-type="currency" office:value="600" table:formula="of:=[C̳álculos.E23]" table:number-columns-spanned="7" table:number-rows-spanned="7" table:style-name="ce52">
            <text:p>R$ 600,00</text:p>
          </table:table-cell>
          <table:covered-table-cell table:number-columns-repeated="6"/>
          <table:table-cell table:style-name="ce8"/>
          <table:table-cell table:number-columns-spanned="6" table:number-rows-spanned="7" table:style-name="ce53"/>
          <table:covered-table-cell>
            <draw:frame draw:z-index="6" draw:id="id19" draw:style-name="a24" draw:name="Imagem 2" svg:x="0.30208in" svg:y="0.16667in" svg:width="2.48958in" svg:height="1.38542in" style:rel-width="scale" style:rel-height="scale">
              <draw:image xlink:href="" xlink:type="simple" xlink:show="embed" xlink:actuate="onLoad"/>
              <svg:title/>
              <svg:desc/>
            </draw:frame>
          </table:covered-table-cell>
          <table:covered-table-cell>
            <draw:frame draw:z-index="5" draw:id="id18" draw:style-name="a23" draw:transform="translate(-0.51042in -0.51042in) rotate(-0.09704) translate(0.80208in 0.57292in)" draw:name="Imagem 3" svg:width="1.02083in" svg:height="1.02083in" style:rel-width="scale" style:rel-height="scale">
              <draw:image xlink:href="" xlink:type="simple" xlink:show="embed" xlink:actuate="onLoad"/>
              <svg:title/>
              <svg:desc/>
            </draw:frame>
          </table:covered-table-cell>
          <table:covered-table-cell table:number-columns-repeated="3"/>
          <table:table-cell office:value-type="currency" office:value="940" table:formula="of:=[C̳álculos.E31]" table:number-columns-spanned="7" table:number-rows-spanned="7" table:style-name="ce52">
            <text:p>R$ 940,00</text:p>
          </table:table-cell>
          <table:covered-table-cell table:number-columns-repeated="6"/>
          <table:table-cell table:number-columns-repeated="38" table:style-name="ce8"/>
          <table:table-cell table:number-columns-repeated="16317"/>
        </table:table-row>
        <table:table-row table:number-rows-repeated="6" table:style-name="ro13">
          <table:table-cell/>
          <table:table-cell table:style-name="ce8"/>
          <table:covered-table-cell/>
          <table:covered-table-cell table:number-columns-repeated="5"/>
          <table:covered-table-cell/>
          <table:covered-table-cell table:number-columns-repeated="6"/>
          <table:table-cell table:style-name="ce8"/>
          <table:covered-table-cell/>
          <table:covered-table-cell table:number-columns-repeated="5"/>
          <table:covered-table-cell/>
          <table:covered-table-cell table:number-columns-repeated="6"/>
          <table:table-cell table:number-columns-repeated="38" table:style-name="ce8"/>
          <table:table-cell table:number-columns-repeated="1631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27" table:number-rows-spanned="4" table:style-name="ce51">
            <text:p>TOTAL SUBSCRIPTIONS XBOX GAME PASS</text:p>
          </table:table-cell>
          <table:covered-table-cell table:number-columns-repeated="26"/>
          <table:table-cell table:number-columns-repeated="16355"/>
        </table:table-row>
        <table:table-row table:number-rows-repeated="2" table:style-name="ro1">
          <table:table-cell table:number-columns-repeated="2"/>
          <table:covered-table-cell/>
          <table:covered-table-cell table:number-columns-repeated="26"/>
          <table:table-cell table:number-columns-repeated="16355"/>
        </table:table-row>
        <table:table-row table:style-name="ro1">
          <table:table-cell/>
          <table:table-cell table:style-name="ce8">
            <draw:frame draw:z-index="2" draw:id="id16" draw:style-name="a21" draw:name="Gráfico 4" svg:x="0.48958in" svg:y="0.16667in" svg:width="18.78125in" svg:height="4.68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covered-table-cell/>
          <table:covered-table-cell table:number-columns-repeated="26"/>
          <table:table-cell table:number-columns-repeated="16355"/>
        </table:table-row>
        <table:table-row table:number-rows-repeated="56" table:style-name="ro1">
          <table:table-cell table:number-columns-repeated="16384"/>
        </table:table-row>
        <table:table-row table:style-name="ro1">
          <table:table-cell table:number-columns-repeated="157"/>
          <table:table-cell office:value-type="string" table:style-name="ce16">
            <text:p>Subscription Type</text:p>
          </table:table-cell>
          <table:table-cell office:value-type="string" table:style-name="ce1">
            <text:p>Annual</text:p>
          </table:table-cell>
          <table:table-cell table:number-columns-repeated="1622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7"/>
          <table:table-cell office:value-type="string" table:style-name="ce16">
            <text:p>Auto Renewal</text:p>
          </table:table-cell>
          <table:table-cell office:value-type="string" table:style-name="ce1">
            <text:p>Soma de Total Value</text:p>
          </table:table-cell>
          <table:table-cell table:number-columns-repeated="16225"/>
        </table:table-row>
        <table:table-row table:style-name="ro1">
          <table:table-cell table:number-columns-repeated="157"/>
          <table:table-cell office:value-type="string" table:style-name="ce1">
            <text:p>No</text:p>
          </table:table-cell>
          <table:table-cell office:value-type="currency" office:value="217" table:style-name="ce15">
            <text:p><text:s/>R$ 217,00<text:s/></text:p>
          </table:table-cell>
          <table:table-cell table:number-columns-repeated="16225"/>
        </table:table-row>
        <table:table-row table:style-name="ro1">
          <table:table-cell table:number-columns-repeated="157"/>
          <table:table-cell office:value-type="string" table:style-name="ce1">
            <text:p>Yes</text:p>
          </table:table-cell>
          <table:table-cell office:value-type="currency" office:value="1537" table:style-name="ce15">
            <text:p><text:s/>R$ 1.537,00<text:s/></text:p>
          </table:table-cell>
          <table:table-cell table:number-columns-repeated="16225"/>
        </table:table-row>
        <table:table-row table:style-name="ro1">
          <table:table-cell table:number-columns-repeated="157"/>
          <table:table-cell office:value-type="string" table:style-name="ce1">
            <text:p>Total Geral</text:p>
          </table:table-cell>
          <table:table-cell office:value-type="currency" office:value="1754" table:style-name="ce15">
            <text:p><text:s/>R$ 1.754,00<text:s/></text:p>
          </table:table-cell>
          <table:table-cell table:number-columns-repeated="16225"/>
        </table:table-row>
        <table:table-row table:number-rows-repeated="1048490" table:style-name="ro1">
          <table:table-cell table:number-columns-repeated="16384"/>
        </table:table-row>
      </table:table>
      <table:named-expressions>
        <table:named-expression table:name="SegmentaçãodeDados_Subscription_Type" table:expression="of:=&quot;&quot;" table:base-cell-address="A̳ssets.$A$1"/>
      </table:named-expressions>
      <table:database-ranges>
        <table:database-range table:target-range-address="B̳ases.A1:B̳ases.M296" table:name="Tabela1" table:display-filter-buttons="true">
          <table:filter>
            <table:filter-condition table:field-number="7" table:value="Yes" table:operator="="/>
          </table:filter>
        </table:database-range>
      </table:database-ranges>
      <table:data-pilot-tables>
        <table:data-pilot-table table:name="Tabela dinâmica1" table:target-range-address="C̳álculos.B9:C̳álculos.C14" table:show-filter-button="false" table:buttons="C̳álculos.B9 C̳álculos.B11">
          <table:source-cell-range table:cell-range-address="B̳ases.A1:B̳ases.M296"/>
          <table:data-pilot-field table:source-field-name="Subscription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Monthly" table:display="false" table:show-details="true"/>
                <table:data-pilot-member table:name="Quarterly" table:display="false" table:show-details="tru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uto Renewal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otal Valu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ubscriber 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la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tart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ubscription 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A Play Season Pa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A Play Season Pass&#10;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inecraft Season Pa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inecraft Season Pass 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upon Valu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Tabela dinâmica3" table:target-range-address="C̳álculos.B25:C̳álculos.C31" table:show-filter-button="false" table:buttons="C̳álculos.B25 C̳álculos.B27">
          <table:source-cell-range table:cell-range-address="B̳ases.A1:B̳ases.M296"/>
          <table:data-pilot-field table:source-field-name="Subscription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Monthly" table:display="false" table:show-details="true"/>
                <table:data-pilot-member table:name="Quarterly" table:display="false" table:show-details="tru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la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inecraft Season Pass Pric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ubscriber 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tart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uto Renewa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ubscription 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A Play Season Pa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A Play Season Pass&#10;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inecraft Season Pa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upon Valu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otal Valu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tbl_EA" table:target-range-address="C̳álculos.B17:C̳álculos.C23" table:show-filter-button="false" table:buttons="C̳álculos.B17 C̳álculos.B19">
          <table:source-cell-range table:cell-range-address="B̳ases.A1:B̳ases.M296"/>
          <table:data-pilot-field table:source-field-name="Subscription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Monthly" table:display="false" table:show-details="true"/>
                <table:data-pilot-member table:name="Quarterly" table:display="false" table:show-details="tru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la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A Play Season Pass&#10;Pric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ubscriber 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tart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uto Renewa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ubscription 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A Play Season Pa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inecraft Season Pa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inecraft Season Pass 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upon Valu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otal Valu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tbl_dados" table:target-range-address="D̳ashboard.FB81:D̳ashboard.FC86" table:show-filter-button="false" table:buttons="D̳ashboard.FB81 D̳ashboard.FB83">
          <table:source-cell-range table:cell-range-address="B̳ases.A1:B̳ases.M296"/>
          <table:data-pilot-field table:source-field-name="Subscription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Monthly" table:display="false" table:show-details="true"/>
                <table:data-pilot-member table:name="Quarterly" table:display="false" table:show-details="tru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uto Renewal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otal Valu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ubscriber 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la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tart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ubscription 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A Play Season Pa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A Play Season Pass&#10;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inecraft Season Pa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inecraft Season Pass 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upon Valu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4P0">
      <number:text> </number:text>
      <number:currency-symbol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-</number:text>
      <number:currency-symbol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2">
      <number:text> </number:text>
      <number:currency-symbol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">
      <number:currency-symbol>R$</number:currency-symbol>
      <number:text> </number:text>
      <number:number number:decimal-places="2" number:min-decimal-places="2" number:min-integer-digits="1" number:grouping="true"/>
    </number:currency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Hello</meta:initial-creator>
    <dc:creator/>
    <meta:creation-date>2024-12-19T13:13:10Z</meta:creation-date>
    <dc:date>2026-01-22T02:06:42Z</dc:date>
    <meta:user-defined meta:name="ContentTypeId">0x01010001E48B58A68BE64E9120D347E3E06B3A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4P0">
      <number:text> </number:text>
      <number:currency-symbol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-</number:text>
      <number:currency-symbol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2">
      <number:text> </number:text>
      <number:currency-symbol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92d05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4">
      <style:chart-properties chart:gap-width="182" chart:overlap="0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27531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7.5pt" svg:width="1352.25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3"/>
          </chart:axis>
          <chart:axis chart:dimension="y" chart:name="primary-y" chart:style-name="Axs1"/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No</text:p>
            </table:table-cell>
            <table:table-cell office:value-type="float" office:value="217"/>
          </table:table-row>
          <table:table-row>
            <table:table-cell office:value-type="string">
              <text:p>Yes</text:p>
            </table:table-cell>
            <table:table-cell office:value-type="float" office:value="153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